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o0" style:family="table-column">
      <style:table-column-properties fo:break-before="auto" style:column-width="77px"/>
    </style:style>
    <style:style style:name="co1" style:family="table-column">
      <style:table-column-properties fo:break-before="auto" style:column-width="257px"/>
    </style:style>
    <style:style style:name="co2" style:family="table-column">
      <style:table-column-properties fo:break-before="auto" style:column-width="137px"/>
    </style:style>
    <style:style style:name="co3" style:family="table-column">
      <style:table-column-properties fo:break-before="auto" style:column-width="65px"/>
    </style:style>
    <style:style style:name="co4" style:family="table-column">
      <style:table-column-properties fo:break-before="auto" style:column-width="89px"/>
    </style:style>
    <style:style style:name="co5" style:family="table-column">
      <style:table-column-properties fo:break-before="auto" style:column-width="101px"/>
    </style:style>
    <style:style style:name="co6" style:family="table-column">
      <style:table-column-properties fo:break-before="auto" style:column-width="77px"/>
    </style:style>
    <style:style style:name="co7" style:family="table-column">
      <style:table-column-properties fo:break-before="auto" style:column-width="101px"/>
    </style:style>
    <style:style style:name="co8" style:family="table-column">
      <style:table-column-properties fo:break-before="auto" style:column-width="77px"/>
    </style:style>
    <style:style style:name="co9" style:family="table-column">
      <style:table-column-properties fo:break-before="auto" style:column-width="89px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Pruned" table:style-name="ta1">
        <table:table-column table:style-name="co0"/>
        <table:table-column table:style-name="co1"/>
        <table:table-column table:style-name="co2"/>
        <table:table-column table:style-name="co3"/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row>
          <table:table-cell office:value-type="string">
            <text:p>Universe ID</text:p>
          </table:table-cell>
          <table:table-cell office:value-type="string">
            <text:p>Name</text:p>
          </table:table-cell>
          <table:table-cell office:value-type="string">
            <text:p>Developer</text:p>
          </table:table-cell>
          <table:table-cell office:value-type="string">
            <text:p>Age (days)</text:p>
          </table:table-cell>
          <table:table-cell office:value-type="string">
            <text:p>Players (now)</text:p>
          </table:table-cell>
          <table:table-cell office:value-type="string">
            <text:p>Visits</text:p>
          </table:table-cell>
          <table:table-cell office:value-type="string">
            <text:p>Paid Access</text:p>
          </table:table-cell>
          <table:table-cell office:value-type="string">
            <text:p>Paid Access Price</text:p>
          </table:table-cell>
          <table:table-cell office:value-type="string">
            <text:p>Game Passes</text:p>
          </table:table-cell>
          <table:table-cell office:value-type="string">
            <text:p>Avg Pass Price</text:p>
          </table:table-cell>
        </table:table-row>
        <table:table-row>
          <table:table-cell office:value-type="float" office:value="1686885941">
            <text:p>1686885941</text:p>
          </table:table-cell>
          <table:table-cell office:value-type="string">
            <text:p>Brookhaven 🏡RP</text:p>
          </table:table-cell>
          <table:table-cell office:value-type="string">
            <text:p>Brookhaven by Voldex</text:p>
          </table:table-cell>
          <table:table-cell office:value-type="float" office:value="2085">
            <text:p>2085</text:p>
          </table:table-cell>
          <table:table-cell office:value-type="float" office:value="898789">
            <text:p>898789</text:p>
          </table:table-cell>
          <table:table-cell office:value-type="float" office:value="76884454214">
            <text:p>76884454214</text:p>
          </table:table-cell>
          <table:table-cell/>
          <table:table-cell/>
          <table:table-cell office:value-type="float" office:value="16">
            <text:p>16</text:p>
          </table:table-cell>
          <table:table-cell office:value-type="float" office:value="357">
            <text:p>357</text:p>
          </table:table-cell>
        </table:table-row>
        <table:table-row>
          <table:table-cell office:value-type="float" office:value="6701277882">
            <text:p>6701277882</text:p>
          </table:table-cell>
          <table:table-cell office:value-type="string">
            <text:p>[💎UPD] Fish It! 🐟</text:p>
          </table:table-cell>
          <table:table-cell office:value-type="string">
            <text:p>Fish Atelier</text:p>
          </table:table-cell>
          <table:table-cell office:value-type="float" office:value="441">
            <text:p>441</text:p>
          </table:table-cell>
          <table:table-cell office:value-type="float" office:value="871674">
            <text:p>871674</text:p>
          </table:table-cell>
          <table:table-cell office:value-type="float" office:value="3008513805">
            <text:p>3008513805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379">
            <text:p>379</text:p>
          </table:table-cell>
        </table:table-row>
        <table:table-row>
          <table:table-cell office:value-type="float" office:value="7326934954">
            <text:p>7326934954</text:p>
          </table:table-cell>
          <table:table-cell office:value-type="string">
            <text:p>99 Nights in the Forest 🔦</text:p>
          </table:table-cell>
          <table:table-cell office:value-type="string">
            <text:p>Grandma's Favourite Games</text:p>
          </table:table-cell>
          <table:table-cell office:value-type="float" office:value="307">
            <text:p>307</text:p>
          </table:table-cell>
          <table:table-cell office:value-type="float" office:value="712299">
            <text:p>712299</text:p>
          </table:table-cell>
          <table:table-cell office:value-type="float" office:value="21833924163">
            <text:p>2183392416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994732206">
            <text:p>994732206</text:p>
          </table:table-cell>
          <table:table-cell office:value-type="string">
            <text:p>[🌐] Blox Fruits</text:p>
          </table:table-cell>
          <table:table-cell office:value-type="string">
            <text:p>Gamer Robot Inc</text:p>
          </table:table-cell>
          <table:table-cell office:value-type="float" office:value="2546">
            <text:p>2546</text:p>
          </table:table-cell>
          <table:table-cell office:value-type="float" office:value="435042">
            <text:p>435042</text:p>
          </table:table-cell>
          <table:table-cell office:value-type="float" office:value="57528397986">
            <text:p>57528397986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917">
            <text:p>917</text:p>
          </table:table-cell>
        </table:table-row>
        <table:table-row>
          <table:table-cell office:value-type="float" office:value="7709344486">
            <text:p>7709344486</text:p>
          </table:table-cell>
          <table:table-cell office:value-type="string">
            <text:p>[👹] Steal a Brainrot</text:p>
          </table:table-cell>
          <table:table-cell office:value-type="string">
            <text:p>BRAZILIAN SPYDER</text:p>
          </table:table-cell>
          <table:table-cell office:value-type="float" office:value="234">
            <text:p>234</text:p>
          </table:table-cell>
          <table:table-cell office:value-type="float" office:value="358003">
            <text:p>358003</text:p>
          </table:table-cell>
          <table:table-cell office:value-type="float" office:value="52904443821">
            <text:p>52904443821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2766">
            <text:p>2766</text:p>
          </table:table-cell>
        </table:table-row>
        <table:table-row>
          <table:table-cell office:value-type="float" office:value="383310974">
            <text:p>383310974</text:p>
          </table:table-cell>
          <table:table-cell office:value-type="string">
            <text:p>[🐶] Adopt Me!</text:p>
          </table:table-cell>
          <table:table-cell office:value-type="string">
            <text:p>Uplift Games</text:p>
          </table:table-cell>
          <table:table-cell office:value-type="float" office:value="3097">
            <text:p>3097</text:p>
          </table:table-cell>
          <table:table-cell office:value-type="float" office:value="298805">
            <text:p>298805</text:p>
          </table:table-cell>
          <table:table-cell office:value-type="float" office:value="41685337317">
            <text:p>41685337317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574">
            <text:p>574</text:p>
          </table:table-cell>
        </table:table-row>
        <table:table-row>
          <table:table-cell office:value-type="float" office:value="6035872082">
            <text:p>6035872082</text:p>
          </table:table-cell>
          <table:table-cell office:value-type="string">
            <text:p>RIVALS</text:p>
          </table:table-cell>
          <table:table-cell office:value-type="string">
            <text:p>Nosniy Games</text:p>
          </table:table-cell>
          <table:table-cell office:value-type="float" office:value="589">
            <text:p>589</text:p>
          </table:table-cell>
          <table:table-cell office:value-type="float" office:value="229816">
            <text:p>229816</text:p>
          </table:table-cell>
          <table:table-cell office:value-type="float" office:value="10223988034">
            <text:p>10223988034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812">
            <text:p>812</text:p>
          </table:table-cell>
        </table:table-row>
        <table:table-row>
          <table:table-cell office:value-type="float" office:value="7671049560">
            <text:p>7671049560</text:p>
          </table:table-cell>
          <table:table-cell office:value-type="string">
            <text:p>The Forge [XMAS]</text:p>
          </table:table-cell>
          <table:table-cell office:value-type="string">
            <text:p>The Forge Community</text:p>
          </table:table-cell>
          <table:table-cell office:value-type="float" office:value="240">
            <text:p>240</text:p>
          </table:table-cell>
          <table:table-cell office:value-type="float" office:value="220345">
            <text:p>220345</text:p>
          </table:table-cell>
          <table:table-cell office:value-type="float" office:value="821290512">
            <text:p>821290512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379">
            <text:p>379</text:p>
          </table:table-cell>
        </table:table-row>
        <table:table-row>
          <table:table-cell office:value-type="float" office:value="601130232">
            <text:p>601130232</text:p>
          </table:table-cell>
          <table:table-cell office:value-type="string">
            <text:p>🎁 Bee Swarm Simulator</text:p>
          </table:table-cell>
          <table:table-cell office:value-type="string">
            <text:p>Onett</text:p>
          </table:table-cell>
          <table:table-cell office:value-type="float" office:value="2847">
            <text:p>2847</text:p>
          </table:table-cell>
          <table:table-cell office:value-type="float" office:value="202158">
            <text:p>202158</text:p>
          </table:table-cell>
          <table:table-cell office:value-type="float" office:value="3723690666">
            <text:p>3723690666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3808081382">
            <text:p>3808081382</text:p>
          </table:table-cell>
          <table:table-cell office:value-type="string">
            <text:p>The Strongest Battlegrounds</text:p>
          </table:table-cell>
          <table:table-cell office:value-type="string">
            <text:p>Yielding Arts</text:p>
          </table:table-cell>
          <table:table-cell office:value-type="float" office:value="1252">
            <text:p>1252</text:p>
          </table:table-cell>
          <table:table-cell office:value-type="float" office:value="142623">
            <text:p>142623</text:p>
          </table:table-cell>
          <table:table-cell office:value-type="float" office:value="16062194345">
            <text:p>16062194345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28">
            <text:p>228</text:p>
          </table:table-cell>
        </table:table-row>
        <table:table-row>
          <table:table-cell office:value-type="float" office:value="8539298853">
            <text:p>8539298853</text:p>
          </table:table-cell>
          <table:table-cell office:value-type="string">
            <text:p>Scary Shawarma Kiosk: the ANOMALY [horror]</text:p>
          </table:table-cell>
          <table:table-cell office:value-type="string">
            <text:p>kharbor_ykt</text:p>
          </table:table-cell>
          <table:table-cell office:value-type="float" office:value="133">
            <text:p>133</text:p>
          </table:table-cell>
          <table:table-cell office:value-type="float" office:value="139979">
            <text:p>139979</text:p>
          </table:table-cell>
          <table:table-cell office:value-type="float" office:value="391172024">
            <text:p>391172024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6331902150">
            <text:p>6331902150</text:p>
          </table:table-cell>
          <table:table-cell office:value-type="string">
            <text:p>[🎆] Forsaken</text:p>
          </table:table-cell>
          <table:table-cell office:value-type="string">
            <text:p>Forsaken Dev Team</text:p>
          </table:table-cell>
          <table:table-cell office:value-type="float" office:value="526">
            <text:p>526</text:p>
          </table:table-cell>
          <table:table-cell office:value-type="float" office:value="126385">
            <text:p>126385</text:p>
          </table:table-cell>
          <table:table-cell office:value-type="float" office:value="3967512018">
            <text:p>3967512018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5569032992">
            <text:p>5569032992</text:p>
          </table:table-cell>
          <table:table-cell office:value-type="string">
            <text:p>🎄 Dandy's World [ALPHA]</text:p>
          </table:table-cell>
          <table:table-cell office:value-type="string">
            <text:p>BlushCrunch Studio</text:p>
          </table:table-cell>
          <table:table-cell office:value-type="float" office:value="710">
            <text:p>710</text:p>
          </table:table-cell>
          <table:table-cell office:value-type="float" office:value="123824">
            <text:p>123824</text:p>
          </table:table-cell>
          <table:table-cell office:value-type="float" office:value="5574238750">
            <text:p>5574238750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</table:table-row>
        <table:table-row>
          <table:table-cell office:value-type="float" office:value="5203828273">
            <text:p>5203828273</text:p>
          </table:table-cell>
          <table:table-cell office:value-type="string">
            <text:p><text:s/>[🎉NEW YEAR] Dress To Impress✨</text:p>
          </table:table-cell>
          <table:table-cell office:value-type="string">
            <text:p>Dress To Impress Group</text:p>
          </table:table-cell>
          <table:table-cell office:value-type="float" office:value="810">
            <text:p>810</text:p>
          </table:table-cell>
          <table:table-cell office:value-type="float" office:value="105992">
            <text:p>105992</text:p>
          </table:table-cell>
          <table:table-cell office:value-type="float" office:value="9136534488">
            <text:p>9136534488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305">
            <text:p>305</text:p>
          </table:table-cell>
        </table:table-row>
        <table:table-row>
          <table:table-cell office:value-type="float" office:value="6931042565">
            <text:p>6931042565</text:p>
          </table:table-cell>
          <table:table-cell office:value-type="string">
            <text:p>[UPD] Volleyball Legends</text:p>
          </table:table-cell>
          <table:table-cell office:value-type="string">
            <text:p>Volleyball Game Group</text:p>
          </table:table-cell>
          <table:table-cell office:value-type="float" office:value="384">
            <text:p>384</text:p>
          </table:table-cell>
          <table:table-cell office:value-type="float" office:value="103643">
            <text:p>103643</text:p>
          </table:table-cell>
          <table:table-cell office:value-type="float" office:value="2525064146">
            <text:p>2525064146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374">
            <text:p>374</text:p>
          </table:table-cell>
        </table:table-row>
        <table:table-row>
          <table:table-cell office:value-type="float" office:value="3240075297">
            <text:p>3240075297</text:p>
          </table:table-cell>
          <table:table-cell office:value-type="string">
            <text:p>Berry Avenue 🏠 RP</text:p>
          </table:table-cell>
          <table:table-cell office:value-type="string">
            <text:p>Amberry Games</text:p>
          </table:table-cell>
          <table:table-cell office:value-type="float" office:value="1458">
            <text:p>1458</text:p>
          </table:table-cell>
          <table:table-cell office:value-type="float" office:value="103328">
            <text:p>103328</text:p>
          </table:table-cell>
          <table:table-cell office:value-type="float" office:value="7516146056">
            <text:p>7516146056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24">
            <text:p>424</text:p>
          </table:table-cell>
        </table:table-row>
        <table:table-row>
          <table:table-cell office:value-type="float" office:value="3508322461">
            <text:p>3508322461</text:p>
          </table:table-cell>
          <table:table-cell office:value-type="string">
            <text:p>[🎅 -20%] Jujutsu Shenanigans</text:p>
          </table:table-cell>
          <table:table-cell office:value-type="string">
            <text:p>Tze's Shenanigans</text:p>
          </table:table-cell>
          <table:table-cell office:value-type="float" office:value="1359">
            <text:p>1359</text:p>
          </table:table-cell>
          <table:table-cell office:value-type="float" office:value="91411">
            <text:p>91411</text:p>
          </table:table-cell>
          <table:table-cell office:value-type="float" office:value="2791398326">
            <text:p>2791398326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27">
            <text:p>127</text:p>
          </table:table-cell>
        </table:table-row>
        <table:table-row>
          <table:table-cell office:value-type="float" office:value="5750914919">
            <text:p>5750914919</text:p>
          </table:table-cell>
          <table:table-cell office:value-type="string">
            <text:p>Fisch ❄️</text:p>
          </table:table-cell>
          <table:table-cell office:value-type="string">
            <text:p>Fisching</text:p>
          </table:table-cell>
          <table:table-cell office:value-type="float" office:value="663">
            <text:p>663</text:p>
          </table:table-cell>
          <table:table-cell office:value-type="float" office:value="77971">
            <text:p>77971</text:p>
          </table:table-cell>
          <table:table-cell office:value-type="float" office:value="4063592748">
            <text:p>4063592748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249">
            <text:p>249</text:p>
          </table:table-cell>
        </table:table-row>
        <table:table-row>
          <table:table-cell office:value-type="float" office:value="4839802560">
            <text:p>4839802560</text:p>
          </table:table-cell>
          <table:table-cell office:value-type="string">
            <text:p>LifeTogether 🏠 RP [🎄 UPDATE]</text:p>
          </table:table-cell>
          <table:table-cell office:value-type="string">
            <text:p>Cinnamon Software</text:p>
          </table:table-cell>
          <table:table-cell office:value-type="float" office:value="915">
            <text:p>915</text:p>
          </table:table-cell>
          <table:table-cell office:value-type="float" office:value="74120">
            <text:p>74120</text:p>
          </table:table-cell>
          <table:table-cell office:value-type="float" office:value="2874149309">
            <text:p>2874149309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436755782">
            <text:p>7436755782</text:p>
          </table:table-cell>
          <table:table-cell office:value-type="string">
            <text:p>[🍿] Grow a Garden 🌶️</text:p>
          </table:table-cell>
          <table:table-cell office:value-type="string">
            <text:p>The Garden Game</text:p>
          </table:table-cell>
          <table:table-cell office:value-type="float" office:value="285">
            <text:p>285</text:p>
          </table:table-cell>
          <table:table-cell office:value-type="float" office:value="73099">
            <text:p>73099</text:p>
          </table:table-cell>
          <table:table-cell office:value-type="float" office:value="34378853043">
            <text:p>3437885304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5361032378">
            <text:p>5361032378</text:p>
          </table:table-cell>
          <table:table-cell office:value-type="string">
            <text:p>Sol's RNG [Christmas🎁]</text:p>
          </table:table-cell>
          <table:table-cell office:value-type="string">
            <text:p>Sol's Studio</text:p>
          </table:table-cell>
          <table:table-cell office:value-type="float" office:value="764">
            <text:p>764</text:p>
          </table:table-cell>
          <table:table-cell office:value-type="float" office:value="52262">
            <text:p>52262</text:p>
          </table:table-cell>
          <table:table-cell office:value-type="float" office:value="1551719742">
            <text:p>1551719742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</table:table-row>
        <table:table-row>
          <table:table-cell office:value-type="float" office:value="9266873836">
            <text:p>9266873836</text:p>
          </table:table-cell>
          <table:table-cell office:value-type="string">
            <text:p>[🎁] Anime Fighting Simulator: Endless</text:p>
          </table:table-cell>
          <table:table-cell office:value-type="string">
            <text:p>AFS: Endless</text:p>
          </table:table-cell>
          <table:table-cell office:value-type="float" office:value="37">
            <text:p>37</text:p>
          </table:table-cell>
          <table:table-cell office:value-type="float" office:value="51528">
            <text:p>51528</text:p>
          </table:table-cell>
          <table:table-cell office:value-type="float" office:value="24905997">
            <text:p>24905997</text:p>
          </table:table-cell>
          <table:table-cell/>
          <table:table-cell/>
          <table:table-cell office:value-type="float" office:value="16">
            <text:p>16</text:p>
          </table:table-cell>
          <table:table-cell office:value-type="float" office:value="184">
            <text:p>184</text:p>
          </table:table-cell>
        </table:table-row>
        <table:table-row>
          <table:table-cell office:value-type="float" office:value="8316902627">
            <text:p>8316902627</text:p>
          </table:table-cell>
          <table:table-cell office:value-type="string">
            <text:p>[💪] Plants Vs Brainrots 🌻</text:p>
          </table:table-cell>
          <table:table-cell office:value-type="string">
            <text:p>Yo Gurt Studio</text:p>
          </table:table-cell>
          <table:table-cell office:value-type="float" office:value="157">
            <text:p>157</text:p>
          </table:table-cell>
          <table:table-cell office:value-type="float" office:value="45157">
            <text:p>45157</text:p>
          </table:table-cell>
          <table:table-cell office:value-type="float" office:value="4427632267">
            <text:p>4427632267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8834587397">
            <text:p>8834587397</text:p>
          </table:table-cell>
          <table:table-cell office:value-type="string">
            <text:p>Find the Brainrot [323]</text:p>
          </table:table-cell>
          <table:table-cell office:value-type="string">
            <text:p>Find The Games World</text:p>
          </table:table-cell>
          <table:table-cell office:value-type="float" office:value="97">
            <text:p>97</text:p>
          </table:table-cell>
          <table:table-cell office:value-type="float" office:value="43753">
            <text:p>43753</text:p>
          </table:table-cell>
          <table:table-cell office:value-type="float" office:value="444714339">
            <text:p>444714339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843">
            <text:p>843</text:p>
          </table:table-cell>
        </table:table-row>
        <table:table-row>
          <table:table-cell office:value-type="float" office:value="5995470825">
            <text:p>5995470825</text:p>
          </table:table-cell>
          <table:table-cell office:value-type="string">
            <text:p>[🔥]<text:s text:c="2"/>Hypershot</text:p>
          </table:table-cell>
          <table:table-cell office:value-type="string">
            <text:p>Frosted Studio</text:p>
          </table:table-cell>
          <table:table-cell office:value-type="float" office:value="598">
            <text:p>598</text:p>
          </table:table-cell>
          <table:table-cell office:value-type="float" office:value="42933">
            <text:p>42933</text:p>
          </table:table-cell>
          <table:table-cell office:value-type="float" office:value="520216060">
            <text:p>520216060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97">
            <text:p>397</text:p>
          </table:table-cell>
        </table:table-row>
        <table:table-row>
          <table:table-cell office:value-type="float" office:value="3647333358">
            <text:p>3647333358</text:p>
          </table:table-cell>
          <table:table-cell office:value-type="string">
            <text:p>🎄Evade🎄</text:p>
          </table:table-cell>
          <table:table-cell office:value-type="string">
            <text:p>Hexagon Development Community</text:p>
          </table:table-cell>
          <table:table-cell office:value-type="float" office:value="1305">
            <text:p>1305</text:p>
          </table:table-cell>
          <table:table-cell office:value-type="float" office:value="42568">
            <text:p>42568</text:p>
          </table:table-cell>
          <table:table-cell office:value-type="float" office:value="7916137357">
            <text:p>7916137357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496">
            <text:p>496</text:p>
          </table:table-cell>
        </table:table-row>
        <table:table-row>
          <table:table-cell office:value-type="float" office:value="9330730057">
            <text:p>9330730057</text:p>
          </table:table-cell>
          <table:table-cell office:value-type="string">
            <text:p>💣 Bomb Chip</text:p>
          </table:table-cell>
          <table:table-cell office:value-type="string">
            <text:p>Atys Games</text:p>
          </table:table-cell>
          <table:table-cell office:value-type="float" office:value="26">
            <text:p>26</text:p>
          </table:table-cell>
          <table:table-cell office:value-type="float" office:value="40189">
            <text:p>40189</text:p>
          </table:table-cell>
          <table:table-cell office:value-type="float" office:value="78924734">
            <text:p>78924734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2619619496">
            <text:p>2619619496</text:p>
          </table:table-cell>
          <table:table-cell office:value-type="string">
            <text:p>BedWars [🔥2XP WEEKEND]</text:p>
          </table:table-cell>
          <table:table-cell office:value-type="string">
            <text:p>Easy.gg</text:p>
          </table:table-cell>
          <table:table-cell office:value-type="float" office:value="1684">
            <text:p>1684</text:p>
          </table:table-cell>
          <table:table-cell office:value-type="float" office:value="39308">
            <text:p>39308</text:p>
          </table:table-cell>
          <table:table-cell office:value-type="float" office:value="10919782727">
            <text:p>10919782727</text:p>
          </table:table-cell>
          <table:table-cell/>
          <table:table-cell/>
          <table:table-cell office:value-type="float" office:value="50">
            <text:p>50</text:p>
          </table:table-cell>
          <table:table-cell office:value-type="float" office:value="415">
            <text:p>415</text:p>
          </table:table-cell>
        </table:table-row>
        <table:table-row>
          <table:table-cell office:value-type="float" office:value="3317771874">
            <text:p>3317771874</text:p>
          </table:table-cell>
          <table:table-cell office:value-type="string">
            <text:p>🎅 Pet Simulator 99! 🎄</text:p>
          </table:table-cell>
          <table:table-cell office:value-type="string">
            <text:p>BIG Games Pets</text:p>
          </table:table-cell>
          <table:table-cell office:value-type="float" office:value="1430">
            <text:p>1430</text:p>
          </table:table-cell>
          <table:table-cell office:value-type="float" office:value="38586">
            <text:p>38586</text:p>
          </table:table-cell>
          <table:table-cell office:value-type="float" office:value="2317497597">
            <text:p>2317497597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1113">
            <text:p>1113</text:p>
          </table:table-cell>
        </table:table-row>
        <table:table-row>
          <table:table-cell office:value-type="float" office:value="2668101271">
            <text:p>2668101271</text:p>
          </table:table-cell>
          <table:table-cell office:value-type="string">
            <text:p>Fling Things and People</text:p>
          </table:table-cell>
          <table:table-cell office:value-type="string">
            <text:p>Horomori</text:p>
          </table:table-cell>
          <table:table-cell office:value-type="float" office:value="1664">
            <text:p>1664</text:p>
          </table:table-cell>
          <table:table-cell office:value-type="float" office:value="35450">
            <text:p>35450</text:p>
          </table:table-cell>
          <table:table-cell office:value-type="float" office:value="2517253743">
            <text:p>2517253743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46">
            <text:p>246</text:p>
          </table:table-cell>
        </table:table-row>
        <table:table-row>
          <table:table-cell office:value-type="float" office:value="3317679266">
            <text:p>3317679266</text:p>
          </table:table-cell>
          <table:table-cell office:value-type="string">
            <text:p>[🎄] PLS DONATE 💸</text:p>
          </table:table-cell>
          <table:table-cell office:value-type="string">
            <text:p>haz3mn</text:p>
          </table:table-cell>
          <table:table-cell office:value-type="float" office:value="1430">
            <text:p>1430</text:p>
          </table:table-cell>
          <table:table-cell office:value-type="float" office:value="34145">
            <text:p>34145</text:p>
          </table:table-cell>
          <table:table-cell office:value-type="float" office:value="4624560320">
            <text:p>4624560320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4578">
            <text:p>14578</text:p>
          </table:table-cell>
        </table:table-row>
        <table:table-row>
          <table:table-cell office:value-type="float" office:value="3808223175">
            <text:p>3808223175</text:p>
          </table:table-cell>
          <table:table-cell office:value-type="string">
            <text:p>[🔥✂️] Jujutsu Infinite</text:p>
          </table:table-cell>
          <table:table-cell office:value-type="string">
            <text:p>Awesome Ninja Games</text:p>
          </table:table-cell>
          <table:table-cell office:value-type="float" office:value="1252">
            <text:p>1252</text:p>
          </table:table-cell>
          <table:table-cell office:value-type="float" office:value="32405">
            <text:p>32405</text:p>
          </table:table-cell>
          <table:table-cell office:value-type="float" office:value="521021799">
            <text:p>521021799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899">
            <text:p>899</text:p>
          </table:table-cell>
        </table:table-row>
        <table:table-row>
          <table:table-cell office:value-type="float" office:value="1176784616">
            <text:p>1176784616</text:p>
          </table:table-cell>
          <table:table-cell office:value-type="string">
            <text:p>🎆NEW YEARS🎆<text:s text:c="3"/>Tower Defense Simulator</text:p>
          </table:table-cell>
          <table:table-cell office:value-type="string">
            <text:p>Paradoxum Games</text:p>
          </table:table-cell>
          <table:table-cell office:value-type="float" office:value="2406">
            <text:p>2406</text:p>
          </table:table-cell>
          <table:table-cell office:value-type="float" office:value="32312">
            <text:p>32312</text:p>
          </table:table-cell>
          <table:table-cell office:value-type="float" office:value="4427413347">
            <text:p>4427413347</text:p>
          </table:table-cell>
          <table:table-cell/>
          <table:table-cell/>
          <table:table-cell office:value-type="float" office:value="20">
            <text:p>20</text:p>
          </table:table-cell>
          <table:table-cell office:value-type="float" office:value="1245">
            <text:p>1245</text:p>
          </table:table-cell>
        </table:table-row>
        <table:table-row>
          <table:table-cell office:value-type="float" office:value="9145063979">
            <text:p>9145063979</text:p>
          </table:table-cell>
          <table:table-cell office:value-type="string">
            <text:p>⛏️Dig to Escape</text:p>
          </table:table-cell>
          <table:table-cell office:value-type="string">
            <text:p>Breakout Funs</text:p>
          </table:table-cell>
          <table:table-cell office:value-type="float" office:value="56">
            <text:p>56</text:p>
          </table:table-cell>
          <table:table-cell office:value-type="float" office:value="31302">
            <text:p>31302</text:p>
          </table:table-cell>
          <table:table-cell office:value-type="float" office:value="215996327">
            <text:p>215996327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545">
            <text:p>545</text:p>
          </table:table-cell>
        </table:table-row>
        <table:table-row>
          <table:table-cell office:value-type="float" office:value="88070565">
            <text:p>88070565</text:p>
          </table:table-cell>
          <table:table-cell office:value-type="string">
            <text:p>[🚕] Welcome to Bloxburg</text:p>
          </table:table-cell>
          <table:table-cell office:value-type="string">
            <text:p>Bloxburg Development</text:p>
          </table:table-cell>
          <table:table-cell office:value-type="float" office:value="4080">
            <text:p>4080</text:p>
          </table:table-cell>
          <table:table-cell office:value-type="float" office:value="31267">
            <text:p>31267</text:p>
          </table:table-cell>
          <table:table-cell office:value-type="float" office:value="9752845525">
            <text:p>9752845525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91">
            <text:p>291</text:p>
          </table:table-cell>
        </table:table-row>
        <table:table-row>
          <table:table-cell office:value-type="float" office:value="9277195104">
            <text:p>9277195104</text:p>
          </table:table-cell>
          <table:table-cell office:value-type="string">
            <text:p>[UPD] Blind Shot</text:p>
          </table:table-cell>
          <table:table-cell office:value-type="string">
            <text:p>Blind Shot Group</text:p>
          </table:table-cell>
          <table:table-cell office:value-type="float" office:value="35">
            <text:p>35</text:p>
          </table:table-cell>
          <table:table-cell office:value-type="float" office:value="30273">
            <text:p>30273</text:p>
          </table:table-cell>
          <table:table-cell office:value-type="float" office:value="122344062">
            <text:p>122344062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372226183">
            <text:p>372226183</text:p>
          </table:table-cell>
          <table:table-cell office:value-type="string">
            <text:p>❄️Flee the Facility🎁</text:p>
          </table:table-cell>
          <table:table-cell office:value-type="string">
            <text:p>A.W. Apps</text:p>
          </table:table-cell>
          <table:table-cell office:value-type="float" office:value="3110">
            <text:p>3110</text:p>
          </table:table-cell>
          <table:table-cell office:value-type="float" office:value="29383">
            <text:p>29383</text:p>
          </table:table-cell>
          <table:table-cell office:value-type="float" office:value="5255473766">
            <text:p>5255473766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420">
            <text:p>420</text:p>
          </table:table-cell>
        </table:table-row>
        <table:table-row>
          <table:table-cell office:value-type="float" office:value="5578556129">
            <text:p>5578556129</text:p>
          </table:table-cell>
          <table:table-cell office:value-type="string">
            <text:p>[🏴‍☠️ 10 🏴‍☠️] Anime Vanguards</text:p>
          </table:table-cell>
          <table:table-cell office:value-type="string">
            <text:p>Kitawari</text:p>
          </table:table-cell>
          <table:table-cell office:value-type="float" office:value="708">
            <text:p>708</text:p>
          </table:table-cell>
          <table:table-cell office:value-type="float" office:value="28608">
            <text:p>28608</text:p>
          </table:table-cell>
          <table:table-cell office:value-type="float" office:value="1650661568">
            <text:p>1650661568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587">
            <text:p>587</text:p>
          </table:table-cell>
        </table:table-row>
        <table:table-row>
          <table:table-cell office:value-type="float" office:value="9228045253">
            <text:p>9228045253</text:p>
          </table:table-cell>
          <table:table-cell office:value-type="string">
            <text:p>🌴 Chop Your Tree</text:p>
          </table:table-cell>
          <table:table-cell office:value-type="string">
            <text:p>Simple Bricks Trees</text:p>
          </table:table-cell>
          <table:table-cell office:value-type="float" office:value="43">
            <text:p>43</text:p>
          </table:table-cell>
          <table:table-cell office:value-type="float" office:value="28535">
            <text:p>28535</text:p>
          </table:table-cell>
          <table:table-cell office:value-type="float" office:value="43451864">
            <text:p>43451864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582">
            <text:p>582</text:p>
          </table:table-cell>
        </table:table-row>
        <table:table-row>
          <table:table-cell office:value-type="float" office:value="703124385">
            <text:p>703124385</text:p>
          </table:table-cell>
          <table:table-cell office:value-type="string">
            <text:p>Tower of Hell</text:p>
          </table:table-cell>
          <table:table-cell office:value-type="string">
            <text:p>YXceptional Studios</text:p>
          </table:table-cell>
          <table:table-cell office:value-type="float" office:value="2757">
            <text:p>2757</text:p>
          </table:table-cell>
          <table:table-cell office:value-type="float" office:value="28043">
            <text:p>28043</text:p>
          </table:table-cell>
          <table:table-cell office:value-type="float" office:value="27148175373">
            <text:p>27148175373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</table:table-row>
        <table:table-row>
          <table:table-cell office:value-type="float" office:value="5650396773">
            <text:p>5650396773</text:p>
          </table:table-cell>
          <table:table-cell office:value-type="string">
            <text:p>a dusty trip [🚗QUEST]</text:p>
          </table:table-cell>
          <table:table-cell office:value-type="string">
            <text:p>Jandel's Road Trip</text:p>
          </table:table-cell>
          <table:table-cell office:value-type="float" office:value="689">
            <text:p>689</text:p>
          </table:table-cell>
          <table:table-cell office:value-type="float" office:value="27943">
            <text:p>27943</text:p>
          </table:table-cell>
          <table:table-cell office:value-type="float" office:value="2070720229">
            <text:p>2070720229</text:p>
          </table:table-cell>
          <table:table-cell/>
          <table:table-cell/>
          <table:table-cell office:value-type="float" office:value="33">
            <text:p>33</text:p>
          </table:table-cell>
          <table:table-cell office:value-type="float" office:value="473">
            <text:p>473</text:p>
          </table:table-cell>
        </table:table-row>
        <table:table-row>
          <table:table-cell office:value-type="float" office:value="4777817887">
            <text:p>4777817887</text:p>
          </table:table-cell>
          <table:table-cell office:value-type="string">
            <text:p>Blade Ball</text:p>
          </table:table-cell>
          <table:table-cell office:value-type="string">
            <text:p>Wiggity.</text:p>
          </table:table-cell>
          <table:table-cell office:value-type="float" office:value="933">
            <text:p>933</text:p>
          </table:table-cell>
          <table:table-cell office:value-type="float" office:value="27694">
            <text:p>27694</text:p>
          </table:table-cell>
          <table:table-cell office:value-type="float" office:value="5843108056">
            <text:p>5843108056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78">
            <text:p>178</text:p>
          </table:table-cell>
        </table:table-row>
        <table:table-row>
          <table:table-cell office:value-type="float" office:value="7008097940">
            <text:p>7008097940</text:p>
          </table:table-cell>
          <table:table-cell office:value-type="string">
            <text:p>[💪] Ink Game</text:p>
          </table:table-cell>
          <table:table-cell office:value-type="string">
            <text:p>games i think</text:p>
          </table:table-cell>
          <table:table-cell office:value-type="float" office:value="370">
            <text:p>370</text:p>
          </table:table-cell>
          <table:table-cell office:value-type="float" office:value="27437">
            <text:p>27437</text:p>
          </table:table-cell>
          <table:table-cell office:value-type="float" office:value="2838696396">
            <text:p>2838696396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463">
            <text:p>463</text:p>
          </table:table-cell>
        </table:table-row>
        <table:table-row>
          <table:table-cell office:value-type="float" office:value="8722889197">
            <text:p>8722889197</text:p>
          </table:table-cell>
          <table:table-cell office:value-type="string">
            <text:p>Don’t Steal the Brainrots 🧠</text:p>
          </table:table-cell>
          <table:table-cell office:value-type="string">
            <text:p>lol games..</text:p>
          </table:table-cell>
          <table:table-cell office:value-type="float" office:value="112">
            <text:p>112</text:p>
          </table:table-cell>
          <table:table-cell office:value-type="float" office:value="26969">
            <text:p>26969</text:p>
          </table:table-cell>
          <table:table-cell office:value-type="float" office:value="82953316">
            <text:p>82953316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8779464785">
            <text:p>8779464785</text:p>
          </table:table-cell>
          <table:table-cell office:value-type="string">
            <text:p>[🎉] Tap Simulator</text:p>
          </table:table-cell>
          <table:table-cell office:value-type="string">
            <text:p>Cursor Makers</text:p>
          </table:table-cell>
          <table:table-cell office:value-type="float" office:value="105">
            <text:p>105</text:p>
          </table:table-cell>
          <table:table-cell office:value-type="float" office:value="26963">
            <text:p>26963</text:p>
          </table:table-cell>
          <table:table-cell office:value-type="float" office:value="29421823">
            <text:p>29421823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565">
            <text:p>565</text:p>
          </table:table-cell>
        </table:table-row>
        <table:table-row>
          <table:table-cell office:value-type="float" office:value="2992873140">
            <text:p>2992873140</text:p>
          </table:table-cell>
          <table:table-cell office:value-type="string">
            <text:p>Emergency Hamburg</text:p>
          </table:table-cell>
          <table:table-cell office:value-type="string">
            <text:p>Emergency Hamburg</text:p>
          </table:table-cell>
          <table:table-cell office:value-type="float" office:value="1547">
            <text:p>1547</text:p>
          </table:table-cell>
          <table:table-cell office:value-type="float" office:value="26782">
            <text:p>26782</text:p>
          </table:table-cell>
          <table:table-cell office:value-type="float" office:value="1090235898">
            <text:p>1090235898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69">
            <text:p>369</text:p>
          </table:table-cell>
        </table:table-row>
        <table:table-row>
          <table:table-cell office:value-type="float" office:value="6325068386">
            <text:p>6325068386</text:p>
          </table:table-cell>
          <table:table-cell office:value-type="string">
            <text:p>[🎆] Blue Lock: Rivals</text:p>
          </table:table-cell>
          <table:table-cell office:value-type="string">
            <text:p>Blue Lock Rivals Unofficial Fans</text:p>
          </table:table-cell>
          <table:table-cell office:value-type="float" office:value="528">
            <text:p>528</text:p>
          </table:table-cell>
          <table:table-cell office:value-type="float" office:value="26700">
            <text:p>26700</text:p>
          </table:table-cell>
          <table:table-cell office:value-type="float" office:value="4331352507">
            <text:p>4331352507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227">
            <text:p>227</text:p>
          </table:table-cell>
        </table:table-row>
        <table:table-row>
          <table:table-cell office:value-type="float" office:value="210851291">
            <text:p>210851291</text:p>
          </table:table-cell>
          <table:table-cell office:value-type="string">
            <text:p>Build A Boat For Treasure</text:p>
          </table:table-cell>
          <table:table-cell office:value-type="string">
            <text:p>Chillz Studios</text:p>
          </table:table-cell>
          <table:table-cell office:value-type="float" office:value="3351">
            <text:p>3351</text:p>
          </table:table-cell>
          <table:table-cell office:value-type="float" office:value="25354">
            <text:p>25354</text:p>
          </table:table-cell>
          <table:table-cell office:value-type="float" office:value="4827721325">
            <text:p>4827721325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13">
            <text:p>313</text:p>
          </table:table-cell>
        </table:table-row>
        <table:table-row>
          <table:table-cell office:value-type="float" office:value="7332711118">
            <text:p>7332711118</text:p>
          </table:table-cell>
          <table:table-cell office:value-type="string">
            <text:p>Brainrot Evolution</text:p>
          </table:table-cell>
          <table:table-cell office:value-type="string">
            <text:p>Brainrot Evolution</text:p>
          </table:table-cell>
          <table:table-cell office:value-type="float" office:value="306">
            <text:p>306</text:p>
          </table:table-cell>
          <table:table-cell office:value-type="float" office:value="24709">
            <text:p>24709</text:p>
          </table:table-cell>
          <table:table-cell office:value-type="float" office:value="1605610277">
            <text:p>1605610277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22">
            <text:p>322</text:p>
          </table:table-cell>
        </table:table-row>
        <table:table-row>
          <table:table-cell office:value-type="float" office:value="65241">
            <text:p>65241</text:p>
          </table:table-cell>
          <table:table-cell office:value-type="string">
            <text:p>Natural Disaster Survival</text:p>
          </table:table-cell>
          <table:table-cell office:value-type="string">
            <text:p>Stickmasterluke</text:p>
          </table:table-cell>
          <table:table-cell office:value-type="float" office:value="6491">
            <text:p>6491</text:p>
          </table:table-cell>
          <table:table-cell office:value-type="float" office:value="24560">
            <text:p>24560</text:p>
          </table:table-cell>
          <table:table-cell office:value-type="float" office:value="4020503508">
            <text:p>4020503508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73">
            <text:p>73</text:p>
          </table:table-cell>
        </table:table-row>
        <table:table-row>
          <table:table-cell office:value-type="float" office:value="4348829796">
            <text:p>4348829796</text:p>
          </table:table-cell>
          <table:table-cell office:value-type="string">
            <text:p>Murderers VS Sheriffs DUELS</text:p>
          </table:table-cell>
          <table:table-cell office:value-type="string">
            <text:p>Red21 Games</text:p>
          </table:table-cell>
          <table:table-cell office:value-type="float" office:value="1068">
            <text:p>1068</text:p>
          </table:table-cell>
          <table:table-cell office:value-type="float" office:value="24548">
            <text:p>24548</text:p>
          </table:table-cell>
          <table:table-cell office:value-type="float" office:value="2181869766">
            <text:p>2181869766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1831550657">
            <text:p>1831550657</text:p>
          </table:table-cell>
          <table:table-cell office:value-type="string">
            <text:p>❄️ Creatures of Sonaria 🎁 Survive Kaiju Animals</text:p>
          </table:table-cell>
          <table:table-cell office:value-type="string">
            <text:p>Sonar Studios</text:p>
          </table:table-cell>
          <table:table-cell office:value-type="float" office:value="2020">
            <text:p>2020</text:p>
          </table:table-cell>
          <table:table-cell office:value-type="float" office:value="23252">
            <text:p>23252</text:p>
          </table:table-cell>
          <table:table-cell office:value-type="float" office:value="1714996879">
            <text:p>1714996879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9344307274">
            <text:p>9344307274</text:p>
          </table:table-cell>
          <table:table-cell office:value-type="string">
            <text:p>⛏️ Break a Lucky Block!</text:p>
          </table:table-cell>
          <table:table-cell office:value-type="string">
            <text:p>Slime Time Studios</text:p>
          </table:table-cell>
          <table:table-cell office:value-type="float" office:value="24">
            <text:p>24</text:p>
          </table:table-cell>
          <table:table-cell office:value-type="float" office:value="22999">
            <text:p>22999</text:p>
          </table:table-cell>
          <table:table-cell office:value-type="float" office:value="18270964">
            <text:p>18270964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488190691">
            <text:p>7488190691</text:p>
          </table:table-cell>
          <table:table-cell office:value-type="string">
            <text:p>[☠️0.5☠️] Universal Tower Defense</text:p>
          </table:table-cell>
          <table:table-cell office:value-type="string">
            <text:p>Universal Tower Defense [UTD]</text:p>
          </table:table-cell>
          <table:table-cell office:value-type="float" office:value="275">
            <text:p>275</text:p>
          </table:table-cell>
          <table:table-cell office:value-type="float" office:value="22109">
            <text:p>22109</text:p>
          </table:table-cell>
          <table:table-cell office:value-type="float" office:value="58358680">
            <text:p>58358680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473">
            <text:p>473</text:p>
          </table:table-cell>
        </table:table-row>
        <table:table-row>
          <table:table-cell office:value-type="float" office:value="7660436108">
            <text:p>7660436108</text:p>
          </table:table-cell>
          <table:table-cell office:value-type="string">
            <text:p>[🐉] Anime Crusaders</text:p>
          </table:table-cell>
          <table:table-cell office:value-type="string">
            <text:p>32x</text:p>
          </table:table-cell>
          <table:table-cell office:value-type="float" office:value="242">
            <text:p>242</text:p>
          </table:table-cell>
          <table:table-cell office:value-type="float" office:value="21817">
            <text:p>21817</text:p>
          </table:table-cell>
          <table:table-cell office:value-type="float" office:value="76675007">
            <text:p>76675007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512">
            <text:p>512</text:p>
          </table:table-cell>
        </table:table-row>
        <table:table-row>
          <table:table-cell office:value-type="float" office:value="8791358380">
            <text:p>8791358380</text:p>
          </table:table-cell>
          <table:table-cell office:value-type="string">
            <text:p>Don’t Steal the Bubu 🐻</text:p>
          </table:table-cell>
          <table:table-cell office:value-type="string">
            <text:p>lol games..</text:p>
          </table:table-cell>
          <table:table-cell office:value-type="float" office:value="103">
            <text:p>103</text:p>
          </table:table-cell>
          <table:table-cell office:value-type="float" office:value="21634">
            <text:p>21634</text:p>
          </table:table-cell>
          <table:table-cell office:value-type="float" office:value="183246549">
            <text:p>183246549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184199275">
            <text:p>184199275</text:p>
          </table:table-cell>
          <table:table-cell office:value-type="string">
            <text:p>[🎆UPD] NFL Universe Football</text:p>
          </table:table-cell>
          <table:table-cell office:value-type="string">
            <text:p>NFL Universe Football by Voldex</text:p>
          </table:table-cell>
          <table:table-cell office:value-type="float" office:value="2672">
            <text:p>2672</text:p>
          </table:table-cell>
          <table:table-cell office:value-type="float" office:value="21123">
            <text:p>21123</text:p>
          </table:table-cell>
          <table:table-cell office:value-type="float" office:value="803730494">
            <text:p>803730494</text:p>
          </table:table-cell>
          <table:table-cell/>
          <table:table-cell/>
          <table:table-cell office:value-type="float" office:value="24">
            <text:p>24</text:p>
          </table:table-cell>
          <table:table-cell office:value-type="float" office:value="672">
            <text:p>672</text:p>
          </table:table-cell>
        </table:table-row>
        <table:table-row>
          <table:table-cell office:value-type="float" office:value="245662005">
            <text:p>245662005</text:p>
          </table:table-cell>
          <table:table-cell office:value-type="string">
            <text:p>[🥶 Winter!] Jailbreak</text:p>
          </table:table-cell>
          <table:table-cell office:value-type="string">
            <text:p>Badimo</text:p>
          </table:table-cell>
          <table:table-cell office:value-type="float" office:value="3286">
            <text:p>3286</text:p>
          </table:table-cell>
          <table:table-cell office:value-type="float" office:value="21009">
            <text:p>21009</text:p>
          </table:table-cell>
          <table:table-cell office:value-type="float" office:value="7730189744">
            <text:p>7730189744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450">
            <text:p>450</text:p>
          </table:table-cell>
        </table:table-row>
        <table:table-row>
          <table:table-cell office:value-type="float" office:value="2440500124">
            <text:p>2440500124</text:p>
          </table:table-cell>
          <table:table-cell office:value-type="string">
            <text:p>DOORS [DAILY RUNS📟]</text:p>
          </table:table-cell>
          <table:table-cell office:value-type="string">
            <text:p>LSPLASH</text:p>
          </table:table-cell>
          <table:table-cell office:value-type="float" office:value="1758">
            <text:p>1758</text:p>
          </table:table-cell>
          <table:table-cell office:value-type="float" office:value="20087">
            <text:p>20087</text:p>
          </table:table-cell>
          <table:table-cell office:value-type="float" office:value="7127797113">
            <text:p>7127797113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4540138978">
            <text:p>4540138978</text:p>
          </table:table-cell>
          <table:table-cell office:value-type="string">
            <text:p>Metro Life 🎄 City RP</text:p>
          </table:table-cell>
          <table:table-cell office:value-type="string">
            <text:p>Century Creators</text:p>
          </table:table-cell>
          <table:table-cell office:value-type="float" office:value="1008">
            <text:p>1008</text:p>
          </table:table-cell>
          <table:table-cell office:value-type="float" office:value="20086">
            <text:p>20086</text:p>
          </table:table-cell>
          <table:table-cell office:value-type="float" office:value="1949550727">
            <text:p>1949550727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59">
            <text:p>359</text:p>
          </table:table-cell>
        </table:table-row>
        <table:table-row>
          <table:table-cell office:value-type="float" office:value="8916375040">
            <text:p>8916375040</text:p>
          </table:table-cell>
          <table:table-cell office:value-type="string">
            <text:p>My Fishing Brainrots</text:p>
          </table:table-cell>
          <table:table-cell office:value-type="string">
            <text:p>Fish In The Waters</text:p>
          </table:table-cell>
          <table:table-cell office:value-type="float" office:value="86">
            <text:p>86</text:p>
          </table:table-cell>
          <table:table-cell office:value-type="float" office:value="19922">
            <text:p>19922</text:p>
          </table:table-cell>
          <table:table-cell office:value-type="float" office:value="50737931">
            <text:p>50737931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</table:table-row>
        <table:table-row>
          <table:table-cell office:value-type="float" office:value="1202096104">
            <text:p>1202096104</text:p>
          </table:table-cell>
          <table:table-cell office:value-type="string">
            <text:p>[❄️WINTERFEST] Driving Empire🏎️ Car Racing</text:p>
          </table:table-cell>
          <table:table-cell office:value-type="string">
            <text:p>Driving Empire by Voldex</text:p>
          </table:table-cell>
          <table:table-cell office:value-type="float" office:value="2388">
            <text:p>2388</text:p>
          </table:table-cell>
          <table:table-cell office:value-type="float" office:value="19828">
            <text:p>19828</text:p>
          </table:table-cell>
          <table:table-cell office:value-type="float" office:value="2464384563">
            <text:p>2464384563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73885730">
            <text:p>73885730</text:p>
          </table:table-cell>
          <table:table-cell office:value-type="string">
            <text:p>Prison Life</text:p>
          </table:table-cell>
          <table:table-cell office:value-type="string">
            <text:p>Aesthetical</text:p>
          </table:table-cell>
          <table:table-cell office:value-type="float" office:value="4266">
            <text:p>4266</text:p>
          </table:table-cell>
          <table:table-cell office:value-type="float" office:value="19803">
            <text:p>19803</text:p>
          </table:table-cell>
          <table:table-cell office:value-type="float" office:value="2712714881">
            <text:p>2712714881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</table:table-row>
        <table:table-row>
          <table:table-cell office:value-type="float" office:value="5166944221">
            <text:p>5166944221</text:p>
          </table:table-cell>
          <table:table-cell office:value-type="string">
            <text:p>Death Ball</text:p>
          </table:table-cell>
          <table:table-cell office:value-type="string">
            <text:p>⨯ Small World Games</text:p>
          </table:table-cell>
          <table:table-cell office:value-type="float" office:value="820">
            <text:p>820</text:p>
          </table:table-cell>
          <table:table-cell office:value-type="float" office:value="19772">
            <text:p>19772</text:p>
          </table:table-cell>
          <table:table-cell office:value-type="float" office:value="1388659118">
            <text:p>1388659118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407">
            <text:p>407</text:p>
          </table:table-cell>
        </table:table-row>
        <table:table-row>
          <table:table-cell office:value-type="float" office:value="4568630521">
            <text:p>4568630521</text:p>
          </table:table-cell>
          <table:table-cell office:value-type="string">
            <text:p>[CHRISTMAS🎄] Heroes Battlegrounds</text:p>
          </table:table-cell>
          <table:table-cell office:value-type="string">
            <text:p>more awesome games yo</text:p>
          </table:table-cell>
          <table:table-cell office:value-type="float" office:value="1000">
            <text:p>1000</text:p>
          </table:table-cell>
          <table:table-cell office:value-type="float" office:value="19720">
            <text:p>19720</text:p>
          </table:table-cell>
          <table:table-cell office:value-type="float" office:value="1383373949">
            <text:p>1383373949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304">
            <text:p>304</text:p>
          </table:table-cell>
        </table:table-row>
        <table:table-row>
          <table:table-cell office:value-type="float" office:value="1516533665">
            <text:p>1516533665</text:p>
          </table:table-cell>
          <table:table-cell office:value-type="string">
            <text:p>Piggy [NEW CHAPTER]</text:p>
          </table:table-cell>
          <table:table-cell office:value-type="string">
            <text:p>MiniToon</text:p>
          </table:table-cell>
          <table:table-cell office:value-type="float" office:value="2174">
            <text:p>2174</text:p>
          </table:table-cell>
          <table:table-cell office:value-type="float" office:value="19479">
            <text:p>19479</text:p>
          </table:table-cell>
          <table:table-cell office:value-type="float" office:value="14025739446">
            <text:p>14025739446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131">
            <text:p>131</text:p>
          </table:table-cell>
        </table:table-row>
        <table:table-row>
          <table:table-cell office:value-type="float" office:value="7094518649">
            <text:p>7094518649</text:p>
          </table:table-cell>
          <table:table-cell office:value-type="string">
            <text:p>[💥] Restaurant Tycoon 3</text:p>
          </table:table-cell>
          <table:table-cell office:value-type="string">
            <text:p>Ultraw</text:p>
          </table:table-cell>
          <table:table-cell office:value-type="float" office:value="354">
            <text:p>354</text:p>
          </table:table-cell>
          <table:table-cell office:value-type="float" office:value="18938">
            <text:p>18938</text:p>
          </table:table-cell>
          <table:table-cell office:value-type="float" office:value="169357428">
            <text:p>169357428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474">
            <text:p>474</text:p>
          </table:table-cell>
        </table:table-row>
        <table:table-row>
          <table:table-cell office:value-type="float" office:value="3308103880">
            <text:p>3308103880</text:p>
          </table:table-cell>
          <table:table-cell office:value-type="string">
            <text:p>Maple Hospital 🍂<text:s/></text:p>
          </table:table-cell>
          <table:table-cell office:value-type="string">
            <text:p>Marizma Games</text:p>
          </table:table-cell>
          <table:table-cell office:value-type="float" office:value="1434">
            <text:p>1434</text:p>
          </table:table-cell>
          <table:table-cell office:value-type="float" office:value="18510">
            <text:p>18510</text:p>
          </table:table-cell>
          <table:table-cell office:value-type="float" office:value="1531559574">
            <text:p>1531559574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04">
            <text:p>304</text:p>
          </table:table-cell>
        </table:table-row>
        <table:table-row>
          <table:table-cell office:value-type="float" office:value="2380077519">
            <text:p>2380077519</text:p>
          </table:table-cell>
          <table:table-cell office:value-type="string">
            <text:p>[👜 SHOPKEEPER] Slap Battles👏</text:p>
          </table:table-cell>
          <table:table-cell office:value-type="string">
            <text:p>Slap Battles</text:p>
          </table:table-cell>
          <table:table-cell office:value-type="float" office:value="1784">
            <text:p>1784</text:p>
          </table:table-cell>
          <table:table-cell office:value-type="float" office:value="18292">
            <text:p>18292</text:p>
          </table:table-cell>
          <table:table-cell office:value-type="float" office:value="3263743587">
            <text:p>3263743587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182">
            <text:p>182</text:p>
          </table:table-cell>
        </table:table-row>
        <table:table-row>
          <table:table-cell office:value-type="float" office:value="7882829745">
            <text:p>7882829745</text:p>
          </table:table-cell>
          <table:table-cell office:value-type="string">
            <text:p>[🐉🔥] Anime Eternal</text:p>
          </table:table-cell>
          <table:table-cell office:value-type="string">
            <text:p>New ProjectR</text:p>
          </table:table-cell>
          <table:table-cell office:value-type="float" office:value="209">
            <text:p>209</text:p>
          </table:table-cell>
          <table:table-cell office:value-type="float" office:value="18143">
            <text:p>18143</text:p>
          </table:table-cell>
          <table:table-cell office:value-type="float" office:value="295781262">
            <text:p>295781262</text:p>
          </table:table-cell>
          <table:table-cell/>
          <table:table-cell/>
          <table:table-cell office:value-type="float" office:value="23">
            <text:p>23</text:p>
          </table:table-cell>
          <table:table-cell office:value-type="float" office:value="429">
            <text:p>429</text:p>
          </table:table-cell>
        </table:table-row>
        <table:table-row>
          <table:table-cell office:value-type="float" office:value="6369934270">
            <text:p>6369934270</text:p>
          </table:table-cell>
          <table:table-cell office:value-type="string">
            <text:p>💀 Hide or Die!</text:p>
          </table:table-cell>
          <table:table-cell office:value-type="string">
            <text:p>0 CCU Games</text:p>
          </table:table-cell>
          <table:table-cell office:value-type="float" office:value="519">
            <text:p>519</text:p>
          </table:table-cell>
          <table:table-cell office:value-type="float" office:value="17859">
            <text:p>17859</text:p>
          </table:table-cell>
          <table:table-cell office:value-type="float" office:value="573658036">
            <text:p>573658036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</table:table-row>
        <table:table-row>
          <table:table-cell office:value-type="float" office:value="321778215">
            <text:p>321778215</text:p>
          </table:table-cell>
          <table:table-cell office:value-type="string">
            <text:p>Royale🌹High [💕Mermaid Potions!]</text:p>
          </table:table-cell>
          <table:table-cell office:value-type="string">
            <text:p>callmehbob</text:p>
          </table:table-cell>
          <table:table-cell office:value-type="float" office:value="3192">
            <text:p>3192</text:p>
          </table:table-cell>
          <table:table-cell office:value-type="float" office:value="17706">
            <text:p>17706</text:p>
          </table:table-cell>
          <table:table-cell office:value-type="float" office:value="10308465441">
            <text:p>10308465441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97">
            <text:p>397</text:p>
          </table:table-cell>
        </table:table-row>
        <table:table-row>
          <table:table-cell office:value-type="float" office:value="9274794049">
            <text:p>9274794049</text:p>
          </table:table-cell>
          <table:table-cell office:value-type="string">
            <text:p>[⚡] +1 Speed Bike Escape</text:p>
          </table:table-cell>
          <table:table-cell office:value-type="string">
            <text:p>Fun Speed Games</text:p>
          </table:table-cell>
          <table:table-cell office:value-type="float" office:value="36">
            <text:p>36</text:p>
          </table:table-cell>
          <table:table-cell office:value-type="float" office:value="16914">
            <text:p>16914</text:p>
          </table:table-cell>
          <table:table-cell office:value-type="float" office:value="35596129">
            <text:p>35596129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4391829435">
            <text:p>4391829435</text:p>
          </table:table-cell>
          <table:table-cell office:value-type="string">
            <text:p>[FNAF 6 UPDATE!] FNAF: Co-op</text:p>
          </table:table-cell>
          <table:table-cell office:value-type="string">
            <text:p>Z0KTAR's Community Group</text:p>
          </table:table-cell>
          <table:table-cell office:value-type="float" office:value="1055">
            <text:p>1055</text:p>
          </table:table-cell>
          <table:table-cell office:value-type="float" office:value="16872">
            <text:p>16872</text:p>
          </table:table-cell>
          <table:table-cell office:value-type="float" office:value="316075686">
            <text:p>316075686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187">
            <text:p>187</text:p>
          </table:table-cell>
        </table:table-row>
        <table:table-row>
          <table:table-cell office:value-type="float" office:value="2936053166">
            <text:p>2936053166</text:p>
          </table:table-cell>
          <table:table-cell office:value-type="string">
            <text:p>[🎅ADVENT] Squid Game X</text:p>
          </table:table-cell>
          <table:table-cell office:value-type="string">
            <text:p>redifi</text:p>
          </table:table-cell>
          <table:table-cell office:value-type="float" office:value="1563">
            <text:p>1563</text:p>
          </table:table-cell>
          <table:table-cell office:value-type="float" office:value="16834">
            <text:p>16834</text:p>
          </table:table-cell>
          <table:table-cell office:value-type="float" office:value="1660891655">
            <text:p>1660891655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862">
            <text:p>862</text:p>
          </table:table-cell>
        </table:table-row>
        <table:table-row>
          <table:table-cell office:value-type="float" office:value="3990106548">
            <text:p>3990106548</text:p>
          </table:table-cell>
          <table:table-cell office:value-type="string">
            <text:p>Baddies 💅</text:p>
          </table:table-cell>
          <table:table-cell office:value-type="string">
            <text:p>Meow Meow Games!</text:p>
          </table:table-cell>
          <table:table-cell office:value-type="float" office:value="1189">
            <text:p>1189</text:p>
          </table:table-cell>
          <table:table-cell office:value-type="float" office:value="16208">
            <text:p>16208</text:p>
          </table:table-cell>
          <table:table-cell office:value-type="float" office:value="1488511595">
            <text:p>1488511595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89">
            <text:p>389</text:p>
          </table:table-cell>
        </table:table-row>
        <table:table-row>
          <table:table-cell office:value-type="float" office:value="6945584306">
            <text:p>6945584306</text:p>
          </table:table-cell>
          <table:table-cell office:value-type="string">
            <text:p>[🧟ACE EATER] Azure Latch</text:p>
          </table:table-cell>
          <table:table-cell office:value-type="string">
            <text:p>[B:S] Azure Latch Team</text:p>
          </table:table-cell>
          <table:table-cell office:value-type="float" office:value="381">
            <text:p>381</text:p>
          </table:table-cell>
          <table:table-cell office:value-type="float" office:value="15348">
            <text:p>15348</text:p>
          </table:table-cell>
          <table:table-cell office:value-type="float" office:value="375549936">
            <text:p>375549936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18">
            <text:p>218</text:p>
          </table:table-cell>
        </table:table-row>
        <table:table-row>
          <table:table-cell office:value-type="float" office:value="4658598196">
            <text:p>4658598196</text:p>
          </table:table-cell>
          <table:table-cell office:value-type="string">
            <text:p>Attack on Titan Revolution</text:p>
          </table:table-cell>
          <table:table-cell office:value-type="string">
            <text:p>AoTR [PI]</text:p>
          </table:table-cell>
          <table:table-cell office:value-type="float" office:value="974">
            <text:p>974</text:p>
          </table:table-cell>
          <table:table-cell office:value-type="float" office:value="15331">
            <text:p>15331</text:p>
          </table:table-cell>
          <table:table-cell office:value-type="float" office:value="662792960">
            <text:p>662792960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80">
            <text:p>480</text:p>
          </table:table-cell>
        </table:table-row>
        <table:table-row>
          <table:table-cell office:value-type="float" office:value="7264587281">
            <text:p>7264587281</text:p>
          </table:table-cell>
          <table:table-cell office:value-type="string">
            <text:p>[ MATCHMAKING ] SNIPER DUELS</text:p>
          </table:table-cell>
          <table:table-cell office:value-type="string">
            <text:p>LOCKED IN NETWORK</text:p>
          </table:table-cell>
          <table:table-cell office:value-type="float" office:value="320">
            <text:p>320</text:p>
          </table:table-cell>
          <table:table-cell office:value-type="float" office:value="14810">
            <text:p>14810</text:p>
          </table:table-cell>
          <table:table-cell office:value-type="float" office:value="79533585">
            <text:p>79533585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1668992109">
            <text:p>1668992109</text:p>
          </table:table-cell>
          <table:table-cell office:value-type="string">
            <text:p>Total Roblox Drama</text:p>
          </table:table-cell>
          <table:table-cell office:value-type="string">
            <text:p>Mojo's Games</text:p>
          </table:table-cell>
          <table:table-cell office:value-type="float" office:value="2094">
            <text:p>2094</text:p>
          </table:table-cell>
          <table:table-cell office:value-type="float" office:value="14548">
            <text:p>14548</text:p>
          </table:table-cell>
          <table:table-cell office:value-type="float" office:value="711048742">
            <text:p>711048742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621">
            <text:p>621</text:p>
          </table:table-cell>
        </table:table-row>
        <table:table-row>
          <table:table-cell office:value-type="float" office:value="1235188606">
            <text:p>1235188606</text:p>
          </table:table-cell>
          <table:table-cell office:value-type="string">
            <text:p>[❄️ EVENT] Dragon Adventures 🐉</text:p>
          </table:table-cell>
          <table:table-cell office:value-type="string">
            <text:p>Sonar Studios</text:p>
          </table:table-cell>
          <table:table-cell office:value-type="float" office:value="2366">
            <text:p>2366</text:p>
          </table:table-cell>
          <table:table-cell office:value-type="float" office:value="13766">
            <text:p>13766</text:p>
          </table:table-cell>
          <table:table-cell office:value-type="float" office:value="1436549451">
            <text:p>1436549451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45">
            <text:p>345</text:p>
          </table:table-cell>
        </table:table-row>
        <table:table-row>
          <table:table-cell office:value-type="float" office:value="371263894">
            <text:p>371263894</text:p>
          </table:table-cell>
          <table:table-cell office:value-type="string">
            <text:p>(❄️PAGANI + 200K CASH) Greenville</text:p>
          </table:table-cell>
          <table:table-cell office:value-type="string">
            <text:p>Greenville, Wisconsin</text:p>
          </table:table-cell>
          <table:table-cell office:value-type="float" office:value="3113">
            <text:p>3113</text:p>
          </table:table-cell>
          <table:table-cell office:value-type="float" office:value="13645">
            <text:p>13645</text:p>
          </table:table-cell>
          <table:table-cell office:value-type="float" office:value="1296348938">
            <text:p>1296348938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84">
            <text:p>184</text:p>
          </table:table-cell>
        </table:table-row>
        <table:table-row>
          <table:table-cell office:value-type="float" office:value="2851381018">
            <text:p>2851381018</text:p>
          </table:table-cell>
          <table:table-cell office:value-type="string">
            <text:p>[❄️🎄🇨🇭] Taxi Boss 🚖</text:p>
          </table:table-cell>
          <table:table-cell office:value-type="string">
            <text:p>Taxi Boss Group</text:p>
          </table:table-cell>
          <table:table-cell office:value-type="float" office:value="1597">
            <text:p>1597</text:p>
          </table:table-cell>
          <table:table-cell office:value-type="float" office:value="13587">
            <text:p>13587</text:p>
          </table:table-cell>
          <table:table-cell office:value-type="float" office:value="623267390">
            <text:p>623267390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7996365376">
            <text:p>7996365376</text:p>
          </table:table-cell>
          <table:table-cell office:value-type="string">
            <text:p>[❄️] SHARP</text:p>
          </table:table-cell>
          <table:table-cell office:value-type="string">
            <text:p>MAD STUDIO</text:p>
          </table:table-cell>
          <table:table-cell office:value-type="float" office:value="194">
            <text:p>194</text:p>
          </table:table-cell>
          <table:table-cell office:value-type="float" office:value="13205">
            <text:p>13205</text:p>
          </table:table-cell>
          <table:table-cell office:value-type="float" office:value="144270471">
            <text:p>144270471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</table:table-row>
        <table:table-row>
          <table:table-cell office:value-type="float" office:value="8066283370">
            <text:p>8066283370</text:p>
          </table:table-cell>
          <table:table-cell office:value-type="string">
            <text:p>[🎅]Build a Zoo</text:p>
          </table:table-cell>
          <table:table-cell office:value-type="string">
            <text:p>Century Farmers</text:p>
          </table:table-cell>
          <table:table-cell office:value-type="float" office:value="185">
            <text:p>185</text:p>
          </table:table-cell>
          <table:table-cell office:value-type="float" office:value="13062">
            <text:p>13062</text:p>
          </table:table-cell>
          <table:table-cell office:value-type="float" office:value="387971383">
            <text:p>387971383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214">
            <text:p>214</text:p>
          </table:table-cell>
        </table:table-row>
        <table:table-row>
          <table:table-cell office:value-type="float" office:value="6760085372">
            <text:p>6760085372</text:p>
          </table:table-cell>
          <table:table-cell office:value-type="string">
            <text:p>[⛩️UPD 1.5] Jujutsu: Zero</text:p>
          </table:table-cell>
          <table:table-cell office:value-type="string">
            <text:p>Studio Resonance</text:p>
          </table:table-cell>
          <table:table-cell office:value-type="float" office:value="427">
            <text:p>427</text:p>
          </table:table-cell>
          <table:table-cell office:value-type="float" office:value="12967">
            <text:p>12967</text:p>
          </table:table-cell>
          <table:table-cell office:value-type="float" office:value="15331418">
            <text:p>15331418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582">
            <text:p>582</text:p>
          </table:table-cell>
        </table:table-row>
        <table:table-row>
          <table:table-cell office:value-type="float" office:value="8795154789">
            <text:p>8795154789</text:p>
          </table:table-cell>
          <table:table-cell office:value-type="string">
            <text:p>[FPS] Flick</text:p>
          </table:table-cell>
          <table:table-cell office:value-type="string">
            <text:p>Groundwork</text:p>
          </table:table-cell>
          <table:table-cell office:value-type="float" office:value="102">
            <text:p>102</text:p>
          </table:table-cell>
          <table:table-cell office:value-type="float" office:value="12725">
            <text:p>12725</text:p>
          </table:table-cell>
          <table:table-cell office:value-type="float" office:value="193838261">
            <text:p>193838261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9326439632">
            <text:p>9326439632</text:p>
          </table:table-cell>
          <table:table-cell office:value-type="string">
            <text:p>Fate Trigger [FPS]</text:p>
          </table:table-cell>
          <table:table-cell office:value-type="string">
            <text:p>Blox Saros</text:p>
          </table:table-cell>
          <table:table-cell office:value-type="float" office:value="27">
            <text:p>27</text:p>
          </table:table-cell>
          <table:table-cell office:value-type="float" office:value="11941">
            <text:p>11941</text:p>
          </table:table-cell>
          <table:table-cell office:value-type="float" office:value="25238723">
            <text:p>25238723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</table:table-row>
        <table:table-row>
          <table:table-cell office:value-type="float" office:value="4730278139">
            <text:p>4730278139</text:p>
          </table:table-cell>
          <table:table-cell office:value-type="string">
            <text:p>[☄️SUPERNOVA] untitled boxing game 🥊</text:p>
          </table:table-cell>
          <table:table-cell office:value-type="string">
            <text:p>drowningsome</text:p>
          </table:table-cell>
          <table:table-cell office:value-type="float" office:value="948">
            <text:p>948</text:p>
          </table:table-cell>
          <table:table-cell office:value-type="float" office:value="11852">
            <text:p>11852</text:p>
          </table:table-cell>
          <table:table-cell office:value-type="float" office:value="1122565689">
            <text:p>1122565689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160">
            <text:p>160</text:p>
          </table:table-cell>
        </table:table-row>
        <table:table-row>
          <table:table-cell office:value-type="float" office:value="7474367816">
            <text:p>7474367816</text:p>
          </table:table-cell>
          <table:table-cell office:value-type="string">
            <text:p>Climb and Jump Tower [🎆New Years Event]</text:p>
          </table:table-cell>
          <table:table-cell office:value-type="string">
            <text:p>Climbing World</text:p>
          </table:table-cell>
          <table:table-cell office:value-type="float" office:value="278">
            <text:p>278</text:p>
          </table:table-cell>
          <table:table-cell office:value-type="float" office:value="11506">
            <text:p>11506</text:p>
          </table:table-cell>
          <table:table-cell office:value-type="float" office:value="834693490">
            <text:p>834693490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8937254139">
            <text:p>8937254139</text:p>
          </table:table-cell>
          <table:table-cell office:value-type="string">
            <text:p>🎄Dungeon Hunters [Beta]</text:p>
          </table:table-cell>
          <table:table-cell office:value-type="string">
            <text:p>The Evac Syndicate</text:p>
          </table:table-cell>
          <table:table-cell office:value-type="float" office:value="84">
            <text:p>84</text:p>
          </table:table-cell>
          <table:table-cell office:value-type="float" office:value="10559">
            <text:p>10559</text:p>
          </table:table-cell>
          <table:table-cell office:value-type="float" office:value="54652704">
            <text:p>54652704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49">
            <text:p>349</text:p>
          </table:table-cell>
        </table:table-row>
        <table:table-row>
          <table:table-cell office:value-type="float" office:value="7703614594">
            <text:p>7703614594</text:p>
          </table:table-cell>
          <table:table-cell office:value-type="string">
            <text:p>[🎉] Garden Tower Defense 🌻</text:p>
          </table:table-cell>
          <table:table-cell office:value-type="string">
            <text:p>Garden Defenders</text:p>
          </table:table-cell>
          <table:table-cell office:value-type="float" office:value="236">
            <text:p>236</text:p>
          </table:table-cell>
          <table:table-cell office:value-type="float" office:value="10455">
            <text:p>10455</text:p>
          </table:table-cell>
          <table:table-cell office:value-type="float" office:value="545238779">
            <text:p>545238779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383">
            <text:p>383</text:p>
          </table:table-cell>
        </table:table-row>
        <table:table-row>
          <table:table-cell office:value-type="float" office:value="9312830998">
            <text:p>9312830998</text:p>
          </table:table-cell>
          <table:table-cell office:value-type="string">
            <text:p>Craft a Brainrot</text:p>
          </table:table-cell>
          <table:table-cell office:value-type="string">
            <text:p>xFrozen Admins</text:p>
          </table:table-cell>
          <table:table-cell office:value-type="float" office:value="29">
            <text:p>29</text:p>
          </table:table-cell>
          <table:table-cell office:value-type="float" office:value="10424">
            <text:p>10424</text:p>
          </table:table-cell>
          <table:table-cell office:value-type="float" office:value="17594069">
            <text:p>17594069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4925331346">
            <text:p>4925331346</text:p>
          </table:table-cell>
          <table:table-cell office:value-type="string">
            <text:p>Giga Mansion Tycoon 🏝️ [UPDATE]</text:p>
          </table:table-cell>
          <table:table-cell office:value-type="string">
            <text:p>Loaded Studios</text:p>
          </table:table-cell>
          <table:table-cell office:value-type="float" office:value="891">
            <text:p>891</text:p>
          </table:table-cell>
          <table:table-cell office:value-type="float" office:value="10404">
            <text:p>10404</text:p>
          </table:table-cell>
          <table:table-cell office:value-type="float" office:value="239122995">
            <text:p>239122995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25">
            <text:p>425</text:p>
          </table:table-cell>
        </table:table-row>
        <table:table-row>
          <table:table-cell office:value-type="float" office:value="4165164803">
            <text:p>4165164803</text:p>
          </table:table-cell>
          <table:table-cell office:value-type="string">
            <text:p>Clip It 😂🎬👗</text:p>
          </table:table-cell>
          <table:table-cell office:value-type="string">
            <text:p>Neura</text:p>
          </table:table-cell>
          <table:table-cell office:value-type="float" office:value="1125">
            <text:p>1125</text:p>
          </table:table-cell>
          <table:table-cell office:value-type="float" office:value="10399">
            <text:p>10399</text:p>
          </table:table-cell>
          <table:table-cell office:value-type="float" office:value="353243550">
            <text:p>353243550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428">
            <text:p>428</text:p>
          </table:table-cell>
        </table:table-row>
        <table:table-row>
          <table:table-cell office:value-type="float" office:value="1526814825">
            <text:p>1526814825</text:p>
          </table:table-cell>
          <table:table-cell office:value-type="string">
            <text:p>[J-50] War Tycoon</text:p>
          </table:table-cell>
          <table:table-cell office:value-type="string">
            <text:p>KizmoTek Studio</text:p>
          </table:table-cell>
          <table:table-cell office:value-type="float" office:value="2168">
            <text:p>2168</text:p>
          </table:table-cell>
          <table:table-cell office:value-type="float" office:value="10176">
            <text:p>10176</text:p>
          </table:table-cell>
          <table:table-cell office:value-type="float" office:value="916937589">
            <text:p>916937589</text:p>
          </table:table-cell>
          <table:table-cell/>
          <table:table-cell/>
          <table:table-cell office:value-type="float" office:value="21">
            <text:p>21</text:p>
          </table:table-cell>
          <table:table-cell office:value-type="float" office:value="677">
            <text:p>677</text:p>
          </table:table-cell>
        </table:table-row>
        <table:table-row>
          <table:table-cell office:value-type="float" office:value="6504986360">
            <text:p>6504986360</text:p>
          </table:table-cell>
          <table:table-cell office:value-type="string">
            <text:p>[🎉] Bubble Gum Simulator INFINITY</text:p>
          </table:table-cell>
          <table:table-cell office:value-type="string">
            <text:p>Rumble Studios</text:p>
          </table:table-cell>
          <table:table-cell office:value-type="float" office:value="490">
            <text:p>490</text:p>
          </table:table-cell>
          <table:table-cell office:value-type="float" office:value="9931">
            <text:p>9931</text:p>
          </table:table-cell>
          <table:table-cell office:value-type="float" office:value="565597946">
            <text:p>565597946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197">
            <text:p>197</text:p>
          </table:table-cell>
        </table:table-row>
        <table:table-row>
          <table:table-cell office:value-type="float" office:value="578392296">
            <text:p>578392296</text:p>
          </table:table-cell>
          <table:table-cell office:value-type="string">
            <text:p>ABA</text:p>
          </table:table-cell>
          <table:table-cell office:value-type="string">
            <text:p>Dogs Studios: South</text:p>
          </table:table-cell>
          <table:table-cell office:value-type="float" office:value="2871">
            <text:p>2871</text:p>
          </table:table-cell>
          <table:table-cell office:value-type="float" office:value="9925">
            <text:p>9925</text:p>
          </table:table-cell>
          <table:table-cell office:value-type="float" office:value="1156249336">
            <text:p>1156249336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382">
            <text:p>382</text:p>
          </table:table-cell>
        </table:table-row>
        <table:table-row>
          <table:table-cell office:value-type="float" office:value="605887098">
            <text:p>605887098</text:p>
          </table:table-cell>
          <table:table-cell office:value-type="string">
            <text:p>🎆NY SALE! Car Dealership Tycoon</text:p>
          </table:table-cell>
          <table:table-cell office:value-type="string">
            <text:p>Foxzie</text:p>
          </table:table-cell>
          <table:table-cell office:value-type="float" office:value="2841">
            <text:p>2841</text:p>
          </table:table-cell>
          <table:table-cell office:value-type="float" office:value="9858">
            <text:p>9858</text:p>
          </table:table-cell>
          <table:table-cell office:value-type="float" office:value="2398341777">
            <text:p>2398341777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326">
            <text:p>326</text:p>
          </table:table-cell>
        </table:table-row>
        <table:table-row>
          <table:table-cell office:value-type="float" office:value="9029463012">
            <text:p>9029463012</text:p>
          </table:table-cell>
          <table:table-cell office:value-type="string">
            <text:p>Terminal 13: Not Human [HORROR]</text:p>
          </table:table-cell>
          <table:table-cell office:value-type="string">
            <text:p>Dread Forge</text:p>
          </table:table-cell>
          <table:table-cell office:value-type="float" office:value="72">
            <text:p>72</text:p>
          </table:table-cell>
          <table:table-cell office:value-type="float" office:value="9814">
            <text:p>9814</text:p>
          </table:table-cell>
          <table:table-cell office:value-type="float" office:value="68380265">
            <text:p>68380265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47545">
            <text:p>47545</text:p>
          </table:table-cell>
          <table:table-cell office:value-type="string">
            <text:p>🍕Work at a Pizza Place</text:p>
          </table:table-cell>
          <table:table-cell office:value-type="string">
            <text:p>Dued1</text:p>
          </table:table-cell>
          <table:table-cell office:value-type="float" office:value="6492">
            <text:p>6492</text:p>
          </table:table-cell>
          <table:table-cell office:value-type="float" office:value="9662">
            <text:p>9662</text:p>
          </table:table-cell>
          <table:table-cell office:value-type="float" office:value="5382066238">
            <text:p>5382066238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646">
            <text:p>646</text:p>
          </table:table-cell>
        </table:table-row>
        <table:table-row>
          <table:table-cell office:value-type="float" office:value="9260939847">
            <text:p>9260939847</text:p>
          </table:table-cell>
          <table:table-cell office:value-type="string">
            <text:p>[🏥 W4] Kick Door To Escape [💴 x2]</text:p>
          </table:table-cell>
          <table:table-cell office:value-type="string">
            <text:p>KICK 101</text:p>
          </table:table-cell>
          <table:table-cell office:value-type="float" office:value="38">
            <text:p>38</text:p>
          </table:table-cell>
          <table:table-cell office:value-type="float" office:value="9591">
            <text:p>9591</text:p>
          </table:table-cell>
          <table:table-cell office:value-type="float" office:value="21950703">
            <text:p>21950703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302">
            <text:p>302</text:p>
          </table:table-cell>
        </table:table-row>
        <table:table-row>
          <table:table-cell office:value-type="float" office:value="6443367640">
            <text:p>6443367640</text:p>
          </table:table-cell>
          <table:table-cell office:value-type="string">
            <text:p>❄️ Gym Star Simulator</text:p>
          </table:table-cell>
          <table:table-cell office:value-type="string">
            <text:p>Gym Simulator Club</text:p>
          </table:table-cell>
          <table:table-cell office:value-type="float" office:value="503">
            <text:p>503</text:p>
          </table:table-cell>
          <table:table-cell office:value-type="float" office:value="9291">
            <text:p>9291</text:p>
          </table:table-cell>
          <table:table-cell office:value-type="float" office:value="463876859">
            <text:p>463876859</text:p>
          </table:table-cell>
          <table:table-cell/>
          <table:table-cell/>
          <table:table-cell office:value-type="float" office:value="23">
            <text:p>23</text:p>
          </table:table-cell>
          <table:table-cell office:value-type="float" office:value="856">
            <text:p>856</text:p>
          </table:table-cell>
        </table:table-row>
        <table:table-row>
          <table:table-cell office:value-type="float" office:value="9083680687">
            <text:p>9083680687</text:p>
          </table:table-cell>
          <table:table-cell office:value-type="string">
            <text:p>Don't Steal the Baby Brainrots</text:p>
          </table:table-cell>
          <table:table-cell office:value-type="string">
            <text:p>Crazay Minds</text:p>
          </table:table-cell>
          <table:table-cell office:value-type="float" office:value="64">
            <text:p>64</text:p>
          </table:table-cell>
          <table:table-cell office:value-type="float" office:value="9221">
            <text:p>9221</text:p>
          </table:table-cell>
          <table:table-cell office:value-type="float" office:value="38892763">
            <text:p>38892763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</table:table-row>
        <table:table-row>
          <table:table-cell office:value-type="float" office:value="9155036056">
            <text:p>9155036056</text:p>
          </table:table-cell>
          <table:table-cell office:value-type="string">
            <text:p>Craft Food</text:p>
          </table:table-cell>
          <table:table-cell office:value-type="string">
            <text:p>Craft Food</text:p>
          </table:table-cell>
          <table:table-cell office:value-type="float" office:value="54">
            <text:p>54</text:p>
          </table:table-cell>
          <table:table-cell office:value-type="float" office:value="9189">
            <text:p>9189</text:p>
          </table:table-cell>
          <table:table-cell office:value-type="float" office:value="34148773">
            <text:p>34148773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8950496606">
            <text:p>8950496606</text:p>
          </table:table-cell>
          <table:table-cell office:value-type="string">
            <text:p>[Stranger Things] Deadly Delivery</text:p>
          </table:table-cell>
          <table:table-cell office:value-type="string">
            <text:p>WTHHHELL BRO</text:p>
          </table:table-cell>
          <table:table-cell office:value-type="float" office:value="82">
            <text:p>82</text:p>
          </table:table-cell>
          <table:table-cell office:value-type="float" office:value="9138">
            <text:p>9138</text:p>
          </table:table-cell>
          <table:table-cell office:value-type="float" office:value="94898928">
            <text:p>94898928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77">
            <text:p>177</text:p>
          </table:table-cell>
        </table:table-row>
        <table:table-row>
          <table:table-cell office:value-type="float" office:value="6682487255">
            <text:p>6682487255</text:p>
          </table:table-cell>
          <table:table-cell office:value-type="string">
            <text:p>[🎁❄️🎄] Anime Card Clash</text:p>
          </table:table-cell>
          <table:table-cell office:value-type="string">
            <text:p>RNG Lab</text:p>
          </table:table-cell>
          <table:table-cell office:value-type="float" office:value="446">
            <text:p>446</text:p>
          </table:table-cell>
          <table:table-cell office:value-type="float" office:value="9120">
            <text:p>9120</text:p>
          </table:table-cell>
          <table:table-cell office:value-type="float" office:value="323780275">
            <text:p>323780275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562">
            <text:p>562</text:p>
          </table:table-cell>
        </table:table-row>
        <table:table-row>
          <table:table-cell office:value-type="float" office:value="8520148363">
            <text:p>8520148363</text:p>
          </table:table-cell>
          <table:table-cell office:value-type="string">
            <text:p>💥 Tank Game!</text:p>
          </table:table-cell>
          <table:table-cell office:value-type="string">
            <text:p>7x3</text:p>
          </table:table-cell>
          <table:table-cell office:value-type="float" office:value="135">
            <text:p>135</text:p>
          </table:table-cell>
          <table:table-cell office:value-type="float" office:value="8749">
            <text:p>8749</text:p>
          </table:table-cell>
          <table:table-cell office:value-type="float" office:value="94751840">
            <text:p>94751840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8832884753">
            <text:p>8832884753</text:p>
          </table:table-cell>
          <table:table-cell office:value-type="string">
            <text:p>[🌸UPD] Pickaxe Simulator! ⛏️</text:p>
          </table:table-cell>
          <table:table-cell office:value-type="string">
            <text:p>6 7 Games</text:p>
          </table:table-cell>
          <table:table-cell office:value-type="float" office:value="98">
            <text:p>98</text:p>
          </table:table-cell>
          <table:table-cell office:value-type="float" office:value="8609">
            <text:p>8609</text:p>
          </table:table-cell>
          <table:table-cell office:value-type="float" office:value="33645237">
            <text:p>33645237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395">
            <text:p>395</text:p>
          </table:table-cell>
        </table:table-row>
        <table:table-row>
          <table:table-cell office:value-type="float" office:value="9291952559">
            <text:p>9291952559</text:p>
          </table:table-cell>
          <table:table-cell office:value-type="string">
            <text:p>Escape the Tsunami on Bike</text:p>
          </table:table-cell>
          <table:table-cell office:value-type="string">
            <text:p>Do you like a bike?</text:p>
          </table:table-cell>
          <table:table-cell office:value-type="float" office:value="33">
            <text:p>33</text:p>
          </table:table-cell>
          <table:table-cell office:value-type="float" office:value="8589">
            <text:p>8589</text:p>
          </table:table-cell>
          <table:table-cell office:value-type="float" office:value="13540380">
            <text:p>13540380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85">
            <text:p>85</text:p>
          </table:table-cell>
        </table:table-row>
        <table:table-row>
          <table:table-cell office:value-type="float" office:value="6275120808">
            <text:p>6275120808</text:p>
          </table:table-cell>
          <table:table-cell office:value-type="string">
            <text:p>[WINTER🎅] Jump Showdown</text:p>
          </table:table-cell>
          <table:table-cell office:value-type="string">
            <text:p>Jimpee’s Cabin</text:p>
          </table:table-cell>
          <table:table-cell office:value-type="float" office:value="538">
            <text:p>538</text:p>
          </table:table-cell>
          <table:table-cell office:value-type="float" office:value="8567">
            <text:p>8567</text:p>
          </table:table-cell>
          <table:table-cell office:value-type="float" office:value="150199428">
            <text:p>150199428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30">
            <text:p>230</text:p>
          </table:table-cell>
        </table:table-row>
        <table:table-row>
          <table:table-cell office:value-type="float" office:value="6594435384">
            <text:p>6594435384</text:p>
          </table:table-cell>
          <table:table-cell office:value-type="string">
            <text:p>SpongeBob Tower Defense🍍</text:p>
          </table:table-cell>
          <table:table-cell office:value-type="string">
            <text:p>Krabby Krew</text:p>
          </table:table-cell>
          <table:table-cell office:value-type="float" office:value="468">
            <text:p>468</text:p>
          </table:table-cell>
          <table:table-cell office:value-type="float" office:value="8489">
            <text:p>8489</text:p>
          </table:table-cell>
          <table:table-cell office:value-type="float" office:value="527738825">
            <text:p>527738825</text:p>
          </table:table-cell>
          <table:table-cell/>
          <table:table-cell/>
          <table:table-cell office:value-type="float" office:value="29">
            <text:p>29</text:p>
          </table:table-cell>
          <table:table-cell office:value-type="float" office:value="1278">
            <text:p>1278</text:p>
          </table:table-cell>
        </table:table-row>
        <table:table-row>
          <table:table-cell office:value-type="float" office:value="8828612659">
            <text:p>8828612659</text:p>
          </table:table-cell>
          <table:table-cell office:value-type="string">
            <text:p>Get Tall and Fall [🎄EVENT]</text:p>
          </table:table-cell>
          <table:table-cell office:value-type="string">
            <text:p>Fun First</text:p>
          </table:table-cell>
          <table:table-cell office:value-type="float" office:value="98">
            <text:p>98</text:p>
          </table:table-cell>
          <table:table-cell office:value-type="float" office:value="8390">
            <text:p>8390</text:p>
          </table:table-cell>
          <table:table-cell office:value-type="float" office:value="58123824">
            <text:p>58123824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192">
            <text:p>192</text:p>
          </table:table-cell>
        </table:table-row>
        <table:table-row>
          <table:table-cell office:value-type="float" office:value="1525626450">
            <text:p>1525626450</text:p>
          </table:table-cell>
          <table:table-cell office:value-type="string">
            <text:p>(❄️ WINTER UPDATE) Rensselaer County</text:p>
          </table:table-cell>
          <table:table-cell office:value-type="string">
            <text:p>Rensselaer County Official</text:p>
          </table:table-cell>
          <table:table-cell office:value-type="float" office:value="2169">
            <text:p>2169</text:p>
          </table:table-cell>
          <table:table-cell office:value-type="float" office:value="8342">
            <text:p>8342</text:p>
          </table:table-cell>
          <table:table-cell office:value-type="float" office:value="190020278">
            <text:p>190020278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7883776681">
            <text:p>7883776681</text:p>
          </table:table-cell>
          <table:table-cell office:value-type="string">
            <text:p>Racket Rivals<text:s/></text:p>
          </table:table-cell>
          <table:table-cell office:value-type="string">
            <text:p>⨯ Small World Games</text:p>
          </table:table-cell>
          <table:table-cell office:value-type="float" office:value="209">
            <text:p>209</text:p>
          </table:table-cell>
          <table:table-cell office:value-type="float" office:value="8241">
            <text:p>8241</text:p>
          </table:table-cell>
          <table:table-cell office:value-type="float" office:value="282387504">
            <text:p>282387504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843413523">
            <text:p>7843413523</text:p>
          </table:table-cell>
          <table:table-cell office:value-type="string">
            <text:p>Supermarket Together</text:p>
          </table:table-cell>
          <table:table-cell office:value-type="string">
            <text:p>BambooST</text:p>
          </table:table-cell>
          <table:table-cell office:value-type="float" office:value="214">
            <text:p>214</text:p>
          </table:table-cell>
          <table:table-cell office:value-type="float" office:value="8162">
            <text:p>8162</text:p>
          </table:table-cell>
          <table:table-cell office:value-type="float" office:value="61754329">
            <text:p>61754329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028566528">
            <text:p>7028566528</text:p>
          </table:table-cell>
          <table:table-cell office:value-type="string">
            <text:p>[LUKA] Basketball: Zero</text:p>
          </table:table-cell>
          <table:table-cell office:value-type="string">
            <text:p>Current.</text:p>
          </table:table-cell>
          <table:table-cell office:value-type="float" office:value="367">
            <text:p>367</text:p>
          </table:table-cell>
          <table:table-cell office:value-type="float" office:value="8078">
            <text:p>8078</text:p>
          </table:table-cell>
          <table:table-cell office:value-type="float" office:value="873600175">
            <text:p>873600175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171">
            <text:p>171</text:p>
          </table:table-cell>
        </table:table-row>
        <table:table-row>
          <table:table-cell office:value-type="float" office:value="4931927012">
            <text:p>4931927012</text:p>
          </table:table-cell>
          <table:table-cell office:value-type="string">
            <text:p>[🎄]🏀Basketball Legends🏀</text:p>
          </table:table-cell>
          <table:table-cell office:value-type="string">
            <text:p>InfinitySports</text:p>
          </table:table-cell>
          <table:table-cell office:value-type="float" office:value="889">
            <text:p>889</text:p>
          </table:table-cell>
          <table:table-cell office:value-type="float" office:value="8022">
            <text:p>8022</text:p>
          </table:table-cell>
          <table:table-cell office:value-type="float" office:value="630862396">
            <text:p>630862396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64">
            <text:p>364</text:p>
          </table:table-cell>
        </table:table-row>
        <table:table-row>
          <table:table-cell office:value-type="float" office:value="31970568">
            <text:p>31970568</text:p>
          </table:table-cell>
          <table:table-cell office:value-type="string">
            <text:p>Theme Park Tycoon 2</text:p>
          </table:table-cell>
          <table:table-cell office:value-type="string">
            <text:p>Den_S</text:p>
          </table:table-cell>
          <table:table-cell office:value-type="float" office:value="5117">
            <text:p>5117</text:p>
          </table:table-cell>
          <table:table-cell office:value-type="float" office:value="7965">
            <text:p>7965</text:p>
          </table:table-cell>
          <table:table-cell office:value-type="float" office:value="1524758964">
            <text:p>1524758964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64">
            <text:p>164</text:p>
          </table:table-cell>
        </table:table-row>
        <table:table-row>
          <table:table-cell office:value-type="float" office:value="4793836769">
            <text:p>4793836769</text:p>
          </table:table-cell>
          <table:table-cell office:value-type="string">
            <text:p><text:s/>[UPDATE!]🚗Midnight Chasers: Highway Racing</text:p>
          </table:table-cell>
          <table:table-cell office:value-type="string">
            <text:p>Midnight In-dev</text:p>
          </table:table-cell>
          <table:table-cell office:value-type="float" office:value="929">
            <text:p>929</text:p>
          </table:table-cell>
          <table:table-cell office:value-type="float" office:value="7916">
            <text:p>7916</text:p>
          </table:table-cell>
          <table:table-cell office:value-type="float" office:value="174396945">
            <text:p>174396945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5829613337">
            <text:p>5829613337</text:p>
          </table:table-cell>
          <table:table-cell office:value-type="string">
            <text:p>[🎅] something evil will happen</text:p>
          </table:table-cell>
          <table:table-cell office:value-type="string">
            <text:p>larvae studios</text:p>
          </table:table-cell>
          <table:table-cell office:value-type="float" office:value="642">
            <text:p>642</text:p>
          </table:table-cell>
          <table:table-cell office:value-type="float" office:value="7851">
            <text:p>7851</text:p>
          </table:table-cell>
          <table:table-cell office:value-type="float" office:value="242788300">
            <text:p>242788300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</table:table-row>
        <table:table-row>
          <table:table-cell office:value-type="float" office:value="6749060816">
            <text:p>6749060816</text:p>
          </table:table-cell>
          <table:table-cell office:value-type="string">
            <text:p>Asylum Life 🔊🎆</text:p>
          </table:table-cell>
          <table:table-cell office:value-type="string">
            <text:p>Stone-Haven County Asylum</text:p>
          </table:table-cell>
          <table:table-cell office:value-type="float" office:value="429">
            <text:p>429</text:p>
          </table:table-cell>
          <table:table-cell office:value-type="float" office:value="7817">
            <text:p>7817</text:p>
          </table:table-cell>
          <table:table-cell office:value-type="float" office:value="120466514">
            <text:p>120466514</text:p>
          </table:table-cell>
          <table:table-cell/>
          <table:table-cell/>
          <table:table-cell office:value-type="float" office:value="16">
            <text:p>16</text:p>
          </table:table-cell>
          <table:table-cell office:value-type="float" office:value="326">
            <text:p>326</text:p>
          </table:table-cell>
        </table:table-row>
        <table:table-row>
          <table:table-cell office:value-type="float" office:value="7178032757">
            <text:p>7178032757</text:p>
          </table:table-cell>
          <table:table-cell office:value-type="string">
            <text:p>[☁️] Rebirth Champions: Ultimate</text:p>
          </table:table-cell>
          <table:table-cell office:value-type="string">
            <text:p>Powerful Studio</text:p>
          </table:table-cell>
          <table:table-cell office:value-type="float" office:value="338">
            <text:p>338</text:p>
          </table:table-cell>
          <table:table-cell office:value-type="float" office:value="7799">
            <text:p>7799</text:p>
          </table:table-cell>
          <table:table-cell office:value-type="float" office:value="157775807">
            <text:p>157775807</text:p>
          </table:table-cell>
          <table:table-cell/>
          <table:table-cell/>
          <table:table-cell office:value-type="float" office:value="18">
            <text:p>18</text:p>
          </table:table-cell>
          <table:table-cell office:value-type="float" office:value="456">
            <text:p>456</text:p>
          </table:table-cell>
        </table:table-row>
        <table:table-row>
          <table:table-cell office:value-type="float" office:value="2783797267">
            <text:p>2783797267</text:p>
          </table:table-cell>
          <table:table-cell office:value-type="string">
            <text:p>[ 🔴ENCLOSED TRAILERS🔴] American Plains Mudding</text:p>
          </table:table-cell>
          <table:table-cell office:value-type="string">
            <text:p>American Plains Mudding</text:p>
          </table:table-cell>
          <table:table-cell office:value-type="float" office:value="1621">
            <text:p>1621</text:p>
          </table:table-cell>
          <table:table-cell office:value-type="float" office:value="7614">
            <text:p>7614</text:p>
          </table:table-cell>
          <table:table-cell office:value-type="float" office:value="422140630">
            <text:p>422140630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</table:table-row>
        <table:table-row>
          <table:table-cell office:value-type="float" office:value="1393178180">
            <text:p>1393178180</text:p>
          </table:table-cell>
          <table:table-cell office:value-type="string">
            <text:p>[Winter⛄] Polish Car Driving</text:p>
          </table:table-cell>
          <table:table-cell office:value-type="string">
            <text:p>Polish Car Driving | Official Group</text:p>
          </table:table-cell>
          <table:table-cell office:value-type="float" office:value="2254">
            <text:p>2254</text:p>
          </table:table-cell>
          <table:table-cell office:value-type="float" office:value="7485">
            <text:p>7485</text:p>
          </table:table-cell>
          <table:table-cell office:value-type="float" office:value="75892416">
            <text:p>75892416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1278035280">
            <text:p>1278035280</text:p>
          </table:table-cell>
          <table:table-cell office:value-type="string">
            <text:p>Warrior Cats: Ultimate Edition</text:p>
          </table:table-cell>
          <table:table-cell office:value-type="string">
            <text:p>WarriorCatsRP</text:p>
          </table:table-cell>
          <table:table-cell office:value-type="float" office:value="2334">
            <text:p>2334</text:p>
          </table:table-cell>
          <table:table-cell office:value-type="float" office:value="7372">
            <text:p>7372</text:p>
          </table:table-cell>
          <table:table-cell office:value-type="float" office:value="696377477">
            <text:p>696377477</text:p>
          </table:table-cell>
          <table:table-cell/>
          <table:table-cell/>
          <table:table-cell office:value-type="float" office:value="49">
            <text:p>49</text:p>
          </table:table-cell>
          <table:table-cell office:value-type="float" office:value="382">
            <text:p>382</text:p>
          </table:table-cell>
        </table:table-row>
        <table:table-row>
          <table:table-cell office:value-type="float" office:value="9100068452">
            <text:p>9100068452</text:p>
          </table:table-cell>
          <table:table-cell office:value-type="string">
            <text:p>Park a Car🅿️</text:p>
          </table:table-cell>
          <table:table-cell office:value-type="string">
            <text:p>NoDrivingLicense</text:p>
          </table:table-cell>
          <table:table-cell office:value-type="float" office:value="62">
            <text:p>62</text:p>
          </table:table-cell>
          <table:table-cell office:value-type="float" office:value="7312">
            <text:p>7312</text:p>
          </table:table-cell>
          <table:table-cell office:value-type="float" office:value="22508640">
            <text:p>22508640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79">
            <text:p>179</text:p>
          </table:table-cell>
        </table:table-row>
        <table:table-row>
          <table:table-cell office:value-type="float" office:value="111958650">
            <text:p>111958650</text:p>
          </table:table-cell>
          <table:table-cell office:value-type="string">
            <text:p>❄️Arsenal</text:p>
          </table:table-cell>
          <table:table-cell office:value-type="string">
            <text:p>ROLVe</text:p>
          </table:table-cell>
          <table:table-cell office:value-type="float" office:value="3793">
            <text:p>3793</text:p>
          </table:table-cell>
          <table:table-cell office:value-type="float" office:value="7285">
            <text:p>7285</text:p>
          </table:table-cell>
          <table:table-cell office:value-type="float" office:value="6094358133">
            <text:p>6094358133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451">
            <text:p>451</text:p>
          </table:table-cell>
        </table:table-row>
        <table:table-row>
          <table:table-cell office:value-type="float" office:value="9091133975">
            <text:p>9091133975</text:p>
          </table:table-cell>
          <table:table-cell office:value-type="string">
            <text:p>Catch And Tame!</text:p>
          </table:table-cell>
          <table:table-cell office:value-type="string">
            <text:p>Manta Games</text:p>
          </table:table-cell>
          <table:table-cell office:value-type="float" office:value="63">
            <text:p>63</text:p>
          </table:table-cell>
          <table:table-cell office:value-type="float" office:value="7256">
            <text:p>7256</text:p>
          </table:table-cell>
          <table:table-cell office:value-type="float" office:value="31287619">
            <text:p>31287619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44">
            <text:p>244</text:p>
          </table:table-cell>
        </table:table-row>
        <table:table-row>
          <table:table-cell office:value-type="float" office:value="3916548970">
            <text:p>3916548970</text:p>
          </table:table-cell>
          <table:table-cell office:value-type="string">
            <text:p>🏷️ [1.5X] Fireworks Playground [BETA]</text:p>
          </table:table-cell>
          <table:table-cell office:value-type="string">
            <text:p>Pseudo Studio</text:p>
          </table:table-cell>
          <table:table-cell office:value-type="float" office:value="1216">
            <text:p>1216</text:p>
          </table:table-cell>
          <table:table-cell office:value-type="float" office:value="7184">
            <text:p>7184</text:p>
          </table:table-cell>
          <table:table-cell office:value-type="float" office:value="107071696">
            <text:p>107071696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7812923977">
            <text:p>7812923977</text:p>
          </table:table-cell>
          <table:table-cell office:value-type="string">
            <text:p>Hug or Pass 🤗</text:p>
          </table:table-cell>
          <table:table-cell office:value-type="string">
            <text:p>Hug Playworks</text:p>
          </table:table-cell>
          <table:table-cell office:value-type="float" office:value="219">
            <text:p>219</text:p>
          </table:table-cell>
          <table:table-cell office:value-type="float" office:value="6972">
            <text:p>6972</text:p>
          </table:table-cell>
          <table:table-cell office:value-type="float" office:value="97681611">
            <text:p>97681611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8719555347">
            <text:p>8719555347</text:p>
          </table:table-cell>
          <table:table-cell office:value-type="string">
            <text:p>[🎆NY] Southern Mudding 🚜 OffRoading</text:p>
          </table:table-cell>
          <table:table-cell office:value-type="string">
            <text:p>Southern Mudding</text:p>
          </table:table-cell>
          <table:table-cell office:value-type="float" office:value="112">
            <text:p>112</text:p>
          </table:table-cell>
          <table:table-cell office:value-type="float" office:value="6899">
            <text:p>6899</text:p>
          </table:table-cell>
          <table:table-cell office:value-type="float" office:value="28561391">
            <text:p>28561391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43">
            <text:p>243</text:p>
          </table:table-cell>
        </table:table-row>
        <table:table-row>
          <table:table-cell office:value-type="float" office:value="2682938349">
            <text:p>2682938349</text:p>
          </table:table-cell>
          <table:table-cell office:value-type="string">
            <text:p>🎅❄️ Wild Horse Islands</text:p>
          </table:table-cell>
          <table:table-cell office:value-type="string">
            <text:p>Happy Acres</text:p>
          </table:table-cell>
          <table:table-cell office:value-type="float" office:value="1658">
            <text:p>1658</text:p>
          </table:table-cell>
          <table:table-cell office:value-type="float" office:value="6694">
            <text:p>6694</text:p>
          </table:table-cell>
          <table:table-cell office:value-type="float" office:value="576159513">
            <text:p>576159513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94">
            <text:p>394</text:p>
          </table:table-cell>
        </table:table-row>
        <table:table-row>
          <table:table-cell office:value-type="float" office:value="8836568224">
            <text:p>8836568224</text:p>
          </table:table-cell>
          <table:table-cell office:value-type="string">
            <text:p>[W7] Kayak and Surf 🌊</text:p>
          </table:table-cell>
          <table:table-cell office:value-type="string">
            <text:p>Climb and Banana Studio</text:p>
          </table:table-cell>
          <table:table-cell office:value-type="float" office:value="97">
            <text:p>97</text:p>
          </table:table-cell>
          <table:table-cell office:value-type="float" office:value="6658">
            <text:p>6658</text:p>
          </table:table-cell>
          <table:table-cell office:value-type="float" office:value="61315863">
            <text:p>61315863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182">
            <text:p>182</text:p>
          </table:table-cell>
        </table:table-row>
        <table:table-row>
          <table:table-cell office:value-type="float" office:value="7074860883">
            <text:p>7074860883</text:p>
          </table:table-cell>
          <table:table-cell office:value-type="string">
            <text:p>[⛄FINAL] Arise Crossover</text:p>
          </table:table-cell>
          <table:table-cell office:value-type="string">
            <text:p>CL GAMES!</text:p>
          </table:table-cell>
          <table:table-cell office:value-type="float" office:value="358">
            <text:p>358</text:p>
          </table:table-cell>
          <table:table-cell office:value-type="float" office:value="6584">
            <text:p>6584</text:p>
          </table:table-cell>
          <table:table-cell office:value-type="float" office:value="989114689">
            <text:p>989114689</text:p>
          </table:table-cell>
          <table:table-cell/>
          <table:table-cell/>
          <table:table-cell office:value-type="float" office:value="19">
            <text:p>19</text:p>
          </table:table-cell>
          <table:table-cell office:value-type="float" office:value="669">
            <text:p>669</text:p>
          </table:table-cell>
        </table:table-row>
        <table:table-row>
          <table:table-cell office:value-type="float" office:value="7658304545">
            <text:p>7658304545</text:p>
          </table:table-cell>
          <table:table-cell office:value-type="string">
            <text:p>Case Paradise</text:p>
          </table:table-cell>
          <table:table-cell office:value-type="string">
            <text:p>CRYSTAZE</text:p>
          </table:table-cell>
          <table:table-cell office:value-type="float" office:value="243">
            <text:p>243</text:p>
          </table:table-cell>
          <table:table-cell office:value-type="float" office:value="6405">
            <text:p>6405</text:p>
          </table:table-cell>
          <table:table-cell office:value-type="float" office:value="4659436">
            <text:p>4659436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62">
            <text:p>362</text:p>
          </table:table-cell>
        </table:table-row>
        <table:table-row>
          <table:table-cell office:value-type="float" office:value="5265857965">
            <text:p>5265857965</text:p>
          </table:table-cell>
          <table:table-cell office:value-type="string">
            <text:p>Legends Battlegrounds</text:p>
          </table:table-cell>
          <table:table-cell office:value-type="string">
            <text:p>Arts of Vermillion</text:p>
          </table:table-cell>
          <table:table-cell office:value-type="float" office:value="792">
            <text:p>792</text:p>
          </table:table-cell>
          <table:table-cell office:value-type="float" office:value="6385">
            <text:p>6385</text:p>
          </table:table-cell>
          <table:table-cell office:value-type="float" office:value="357680120">
            <text:p>357680120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12">
            <text:p>212</text:p>
          </table:table-cell>
        </table:table-row>
        <table:table-row>
          <table:table-cell office:value-type="float" office:value="7934320560">
            <text:p>7934320560</text:p>
          </table:table-cell>
          <table:table-cell office:value-type="string">
            <text:p>Five Nights TD 2 [SOUL TRADING]</text:p>
          </table:table-cell>
          <table:table-cell office:value-type="string">
            <text:p>Hyper TD</text:p>
          </table:table-cell>
          <table:table-cell office:value-type="float" office:value="202">
            <text:p>202</text:p>
          </table:table-cell>
          <table:table-cell office:value-type="float" office:value="6297">
            <text:p>6297</text:p>
          </table:table-cell>
          <table:table-cell office:value-type="float" office:value="32292261">
            <text:p>32292261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799">
            <text:p>799</text:p>
          </table:table-cell>
        </table:table-row>
        <table:table-row>
          <table:table-cell office:value-type="float" office:value="1480782352">
            <text:p>1480782352</text:p>
          </table:table-cell>
          <table:table-cell office:value-type="string">
            <text:p>[🎆NY] Vehicle Legends 🏎️ Cars!</text:p>
          </table:table-cell>
          <table:table-cell office:value-type="string">
            <text:p>QuadraTech</text:p>
          </table:table-cell>
          <table:table-cell office:value-type="float" office:value="2195">
            <text:p>2195</text:p>
          </table:table-cell>
          <table:table-cell office:value-type="float" office:value="6266">
            <text:p>6266</text:p>
          </table:table-cell>
          <table:table-cell office:value-type="float" office:value="1862736613">
            <text:p>1862736613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5026970880">
            <text:p>5026970880</text:p>
          </table:table-cell>
          <table:table-cell office:value-type="string">
            <text:p>[UPD]❄️ BATHE DA BABY</text:p>
          </table:table-cell>
          <table:table-cell office:value-type="string">
            <text:p>baftime</text:p>
          </table:table-cell>
          <table:table-cell office:value-type="float" office:value="864">
            <text:p>864</text:p>
          </table:table-cell>
          <table:table-cell office:value-type="float" office:value="6218">
            <text:p>6218</text:p>
          </table:table-cell>
          <table:table-cell office:value-type="float" office:value="286270171">
            <text:p>286270171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503">
            <text:p>503</text:p>
          </table:table-cell>
        </table:table-row>
        <table:table-row>
          <table:table-cell office:value-type="float" office:value="7673659635">
            <text:p>7673659635</text:p>
          </table:table-cell>
          <table:table-cell office:value-type="string">
            <text:p>[EVENT] Fix It Up!</text:p>
          </table:table-cell>
          <table:table-cell office:value-type="string">
            <text:p>.workspace</text:p>
          </table:table-cell>
          <table:table-cell office:value-type="float" office:value="240">
            <text:p>240</text:p>
          </table:table-cell>
          <table:table-cell office:value-type="float" office:value="6208">
            <text:p>6208</text:p>
          </table:table-cell>
          <table:table-cell office:value-type="float" office:value="67407743">
            <text:p>67407743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47">
            <text:p>247</text:p>
          </table:table-cell>
        </table:table-row>
        <table:table-row>
          <table:table-cell office:value-type="float" office:value="3624423521">
            <text:p>3624423521</text:p>
          </table:table-cell>
          <table:table-cell office:value-type="string">
            <text:p>[🎄] Underground War 2.0 ⚔️ [NUKE]</text:p>
          </table:table-cell>
          <table:table-cell office:value-type="string">
            <text:p>capserg</text:p>
          </table:table-cell>
          <table:table-cell office:value-type="float" office:value="1314">
            <text:p>1314</text:p>
          </table:table-cell>
          <table:table-cell office:value-type="float" office:value="6176">
            <text:p>6176</text:p>
          </table:table-cell>
          <table:table-cell office:value-type="float" office:value="813374949">
            <text:p>813374949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</table:table-row>
        <table:table-row>
          <table:table-cell office:value-type="float" office:value="7960300951">
            <text:p>7960300951</text:p>
          </table:table-cell>
          <table:table-cell office:value-type="string">
            <text:p>Bridge Battles!</text:p>
          </table:table-cell>
          <table:table-cell office:value-type="string">
            <text:p>STUDMASTER</text:p>
          </table:table-cell>
          <table:table-cell office:value-type="float" office:value="198">
            <text:p>198</text:p>
          </table:table-cell>
          <table:table-cell office:value-type="float" office:value="6144">
            <text:p>6144</text:p>
          </table:table-cell>
          <table:table-cell office:value-type="float" office:value="95810673">
            <text:p>95810673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547524060">
            <text:p>547524060</text:p>
          </table:table-cell>
          <table:table-cell office:value-type="string">
            <text:p>Feather Family 🎆<text:s text:c="2"/>[Crowned Pigeon]</text:p>
          </table:table-cell>
          <table:table-cell office:value-type="string">
            <text:p>The Feather Family 🕊️</text:p>
          </table:table-cell>
          <table:table-cell office:value-type="float" office:value="2903">
            <text:p>2903</text:p>
          </table:table-cell>
          <table:table-cell office:value-type="float" office:value="6128">
            <text:p>6128</text:p>
          </table:table-cell>
          <table:table-cell office:value-type="float" office:value="1294594781">
            <text:p>1294594781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480">
            <text:p>480</text:p>
          </table:table-cell>
        </table:table-row>
        <table:table-row>
          <table:table-cell office:value-type="float" office:value="1451439645">
            <text:p>1451439645</text:p>
          </table:table-cell>
          <table:table-cell office:value-type="string">
            <text:p>[⛈️UPD 9] King Legacy</text:p>
          </table:table-cell>
          <table:table-cell office:value-type="string">
            <text:p>Sea King Games</text:p>
          </table:table-cell>
          <table:table-cell office:value-type="float" office:value="2211">
            <text:p>2211</text:p>
          </table:table-cell>
          <table:table-cell office:value-type="float" office:value="6075">
            <text:p>6075</text:p>
          </table:table-cell>
          <table:table-cell office:value-type="float" office:value="3827302468">
            <text:p>3827302468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229">
            <text:p>1229</text:p>
          </table:table-cell>
        </table:table-row>
        <table:table-row>
          <table:table-cell office:value-type="float" office:value="9161811618">
            <text:p>9161811618</text:p>
          </table:table-cell>
          <table:table-cell office:value-type="string">
            <text:p>Survive Bikini Bottom ☠️ [BETA]</text:p>
          </table:table-cell>
          <table:table-cell office:value-type="string">
            <text:p>Krabby Krew</text:p>
          </table:table-cell>
          <table:table-cell office:value-type="float" office:value="53">
            <text:p>53</text:p>
          </table:table-cell>
          <table:table-cell office:value-type="float" office:value="6072">
            <text:p>6072</text:p>
          </table:table-cell>
          <table:table-cell office:value-type="float" office:value="27251167">
            <text:p>27251167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4434528807">
            <text:p>4434528807</text:p>
          </table:table-cell>
          <table:table-cell office:value-type="string">
            <text:p>Bayside High School 🍎</text:p>
          </table:table-cell>
          <table:table-cell office:value-type="string">
            <text:p>Double Bandit Studios</text:p>
          </table:table-cell>
          <table:table-cell office:value-type="float" office:value="1042">
            <text:p>1042</text:p>
          </table:table-cell>
          <table:table-cell office:value-type="float" office:value="6034">
            <text:p>6034</text:p>
          </table:table-cell>
          <table:table-cell office:value-type="float" office:value="728186912">
            <text:p>728186912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461">
            <text:p>461</text:p>
          </table:table-cell>
        </table:table-row>
        <table:table-row>
          <table:table-cell office:value-type="float" office:value="5421899973">
            <text:p>5421899973</text:p>
          </table:table-cell>
          <table:table-cell office:value-type="string">
            <text:p>[❄️] Combat Arena</text:p>
          </table:table-cell>
          <table:table-cell office:value-type="string">
            <text:p>Atomic Horizon</text:p>
          </table:table-cell>
          <table:table-cell office:value-type="float" office:value="747">
            <text:p>747</text:p>
          </table:table-cell>
          <table:table-cell office:value-type="float" office:value="6023">
            <text:p>6023</text:p>
          </table:table-cell>
          <table:table-cell office:value-type="float" office:value="151698895">
            <text:p>151698895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39">
            <text:p>439</text:p>
          </table:table-cell>
        </table:table-row>
        <table:table-row>
          <table:table-cell office:value-type="float" office:value="7661385356">
            <text:p>7661385356</text:p>
          </table:table-cell>
          <table:table-cell office:value-type="string">
            <text:p>Build a Haven</text:p>
          </table:table-cell>
          <table:table-cell office:value-type="string">
            <text:p>Crunchy Orc Casual</text:p>
          </table:table-cell>
          <table:table-cell office:value-type="float" office:value="242">
            <text:p>242</text:p>
          </table:table-cell>
          <table:table-cell office:value-type="float" office:value="6010">
            <text:p>6010</text:p>
          </table:table-cell>
          <table:table-cell office:value-type="float" office:value="23259447">
            <text:p>23259447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14">
            <text:p>214</text:p>
          </table:table-cell>
        </table:table-row>
        <table:table-row>
          <table:table-cell office:value-type="float" office:value="1268927906">
            <text:p>1268927906</text:p>
          </table:table-cell>
          <table:table-cell office:value-type="string">
            <text:p>💪Muscle Legends</text:p>
          </table:table-cell>
          <table:table-cell office:value-type="string">
            <text:p>Scriptbloxian Studios</text:p>
          </table:table-cell>
          <table:table-cell office:value-type="float" office:value="2341">
            <text:p>2341</text:p>
          </table:table-cell>
          <table:table-cell office:value-type="float" office:value="5983">
            <text:p>5983</text:p>
          </table:table-cell>
          <table:table-cell office:value-type="float" office:value="2173019321">
            <text:p>2173019321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342">
            <text:p>342</text:p>
          </table:table-cell>
        </table:table-row>
        <table:table-row>
          <table:table-cell office:value-type="float" office:value="4778845442">
            <text:p>4778845442</text:p>
          </table:table-cell>
          <table:table-cell office:value-type="string">
            <text:p>[🎄CHRISTMAS] Toilet Tower Defense</text:p>
          </table:table-cell>
          <table:table-cell office:value-type="string">
            <text:p>Telanthric Development</text:p>
          </table:table-cell>
          <table:table-cell office:value-type="float" office:value="933">
            <text:p>933</text:p>
          </table:table-cell>
          <table:table-cell office:value-type="float" office:value="5908">
            <text:p>5908</text:p>
          </table:table-cell>
          <table:table-cell office:value-type="float" office:value="6037820742">
            <text:p>6037820742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339">
            <text:p>339</text:p>
          </table:table-cell>
        </table:table-row>
        <table:table-row>
          <table:table-cell office:value-type="float" office:value="4181957649">
            <text:p>4181957649</text:p>
          </table:table-cell>
          <table:table-cell office:value-type="string">
            <text:p>Ultimate Battlegrounds</text:p>
          </table:table-cell>
          <table:table-cell office:value-type="string">
            <text:p>By</text:p>
          </table:table-cell>
          <table:table-cell office:value-type="float" office:value="1118">
            <text:p>1118</text:p>
          </table:table-cell>
          <table:table-cell office:value-type="float" office:value="5889">
            <text:p>5889</text:p>
          </table:table-cell>
          <table:table-cell office:value-type="float" office:value="572130717">
            <text:p>572130717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59">
            <text:p>359</text:p>
          </table:table-cell>
        </table:table-row>
        <table:table-row>
          <table:table-cell office:value-type="float" office:value="4807308814">
            <text:p>4807308814</text:p>
          </table:table-cell>
          <table:table-cell office:value-type="string">
            <text:p>Break In 2 (Story)</text:p>
          </table:table-cell>
          <table:table-cell office:value-type="string">
            <text:p>Cracky4</text:p>
          </table:table-cell>
          <table:table-cell office:value-type="float" office:value="924">
            <text:p>924</text:p>
          </table:table-cell>
          <table:table-cell office:value-type="float" office:value="5859">
            <text:p>5859</text:p>
          </table:table-cell>
          <table:table-cell office:value-type="float" office:value="922856945">
            <text:p>922856945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3457700596">
            <text:p>3457700596</text:p>
          </table:table-cell>
          <table:table-cell office:value-type="string">
            <text:p>[OPE V2] Fruit Battlegrounds</text:p>
          </table:table-cell>
          <table:table-cell office:value-type="string">
            <text:p>P O P O</text:p>
          </table:table-cell>
          <table:table-cell office:value-type="float" office:value="1378">
            <text:p>1378</text:p>
          </table:table-cell>
          <table:table-cell office:value-type="float" office:value="5812">
            <text:p>5812</text:p>
          </table:table-cell>
          <table:table-cell office:value-type="float" office:value="982175898">
            <text:p>982175898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509">
            <text:p>509</text:p>
          </table:table-cell>
        </table:table-row>
        <table:table-row>
          <table:table-cell office:value-type="float" office:value="540382210">
            <text:p>540382210</text:p>
          </table:table-cell>
          <table:table-cell office:value-type="string">
            <text:p>[FAZMAS EVENT!!!] Fredbear's Mega Roleplay</text:p>
          </table:table-cell>
          <table:table-cell office:value-type="string">
            <text:p>Kypher Studios</text:p>
          </table:table-cell>
          <table:table-cell office:value-type="float" office:value="2910">
            <text:p>2910</text:p>
          </table:table-cell>
          <table:table-cell office:value-type="float" office:value="5808">
            <text:p>5808</text:p>
          </table:table-cell>
          <table:table-cell office:value-type="float" office:value="290644187">
            <text:p>290644187</text:p>
          </table:table-cell>
          <table:table-cell/>
          <table:table-cell/>
          <table:table-cell office:value-type="float" office:value="39">
            <text:p>39</text:p>
          </table:table-cell>
          <table:table-cell office:value-type="float" office:value="78">
            <text:p>78</text:p>
          </table:table-cell>
        </table:table-row>
        <table:table-row>
          <table:table-cell office:value-type="float" office:value="7487899635">
            <text:p>7487899635</text:p>
          </table:table-cell>
          <table:table-cell office:value-type="string">
            <text:p>[ UPD ] Anime Weapons</text:p>
          </table:table-cell>
          <table:table-cell office:value-type="string">
            <text:p>AlphaXnewera</text:p>
          </table:table-cell>
          <table:table-cell office:value-type="float" office:value="276">
            <text:p>276</text:p>
          </table:table-cell>
          <table:table-cell office:value-type="float" office:value="5629">
            <text:p>5629</text:p>
          </table:table-cell>
          <table:table-cell office:value-type="float" office:value="50947779">
            <text:p>50947779</text:p>
          </table:table-cell>
          <table:table-cell/>
          <table:table-cell/>
          <table:table-cell office:value-type="float" office:value="20">
            <text:p>20</text:p>
          </table:table-cell>
          <table:table-cell office:value-type="float" office:value="487">
            <text:p>487</text:p>
          </table:table-cell>
        </table:table-row>
        <table:table-row>
          <table:table-cell office:value-type="float" office:value="5239362765">
            <text:p>5239362765</text:p>
          </table:table-cell>
          <table:table-cell office:value-type="string">
            <text:p>DON'T GET ELIMINATED</text:p>
          </table:table-cell>
          <table:table-cell office:value-type="string">
            <text:p>Badass Experiences</text:p>
          </table:table-cell>
          <table:table-cell office:value-type="float" office:value="800">
            <text:p>800</text:p>
          </table:table-cell>
          <table:table-cell office:value-type="float" office:value="5440">
            <text:p>5440</text:p>
          </table:table-cell>
          <table:table-cell office:value-type="float" office:value="294651054">
            <text:p>294651054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4130569984">
            <text:p>4130569984</text:p>
          </table:table-cell>
          <table:table-cell office:value-type="string">
            <text:p>[BLIZZARDS] Jurassic Blocky</text:p>
          </table:table-cell>
          <table:table-cell office:value-type="string">
            <text:p>Jurassic Blocky</text:p>
          </table:table-cell>
          <table:table-cell office:value-type="float" office:value="1138">
            <text:p>1138</text:p>
          </table:table-cell>
          <table:table-cell office:value-type="float" office:value="5372">
            <text:p>5372</text:p>
          </table:table-cell>
          <table:table-cell office:value-type="float" office:value="162674893">
            <text:p>16267489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1489026993">
            <text:p>1489026993</text:p>
          </table:table-cell>
          <table:table-cell office:value-type="string">
            <text:p>🔪Survive the Killer!</text:p>
          </table:table-cell>
          <table:table-cell office:value-type="string">
            <text:p>Slyce Entertainment</text:p>
          </table:table-cell>
          <table:table-cell office:value-type="float" office:value="2190">
            <text:p>2190</text:p>
          </table:table-cell>
          <table:table-cell office:value-type="float" office:value="5361">
            <text:p>5361</text:p>
          </table:table-cell>
          <table:table-cell office:value-type="float" office:value="2520957376">
            <text:p>2520957376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624">
            <text:p>624</text:p>
          </table:table-cell>
        </table:table-row>
        <table:table-row>
          <table:table-cell office:value-type="float" office:value="9317784977">
            <text:p>9317784977</text:p>
          </table:table-cell>
          <table:table-cell office:value-type="string">
            <text:p>[FPS]Knife Arena</text:p>
          </table:table-cell>
          <table:table-cell office:value-type="string">
            <text:p>One Hit Studio(9D GAMES)</text:p>
          </table:table-cell>
          <table:table-cell office:value-type="float" office:value="29">
            <text:p>29</text:p>
          </table:table-cell>
          <table:table-cell office:value-type="float" office:value="5329">
            <text:p>5329</text:p>
          </table:table-cell>
          <table:table-cell office:value-type="float" office:value="24453246">
            <text:p>24453246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1802741133">
            <text:p>1802741133</text:p>
          </table:table-cell>
          <table:table-cell office:value-type="string">
            <text:p>[🎄UPD] Cabin Crew Simulator ✈️</text:p>
          </table:table-cell>
          <table:table-cell office:value-type="string">
            <text:p>Cruising Studios</text:p>
          </table:table-cell>
          <table:table-cell office:value-type="float" office:value="2033">
            <text:p>2033</text:p>
          </table:table-cell>
          <table:table-cell office:value-type="float" office:value="5314">
            <text:p>5314</text:p>
          </table:table-cell>
          <table:table-cell office:value-type="float" office:value="354640262">
            <text:p>354640262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283">
            <text:p>283</text:p>
          </table:table-cell>
        </table:table-row>
        <table:table-row>
          <table:table-cell office:value-type="float" office:value="4673599750">
            <text:p>4673599750</text:p>
          </table:table-cell>
          <table:table-cell office:value-type="string">
            <text:p>Murderers vs Sheriffs 2</text:p>
          </table:table-cell>
          <table:table-cell office:value-type="string">
            <text:p>Murderers vs Sheriffs 2</text:p>
          </table:table-cell>
          <table:table-cell office:value-type="float" office:value="968">
            <text:p>968</text:p>
          </table:table-cell>
          <table:table-cell office:value-type="float" office:value="5279">
            <text:p>5279</text:p>
          </table:table-cell>
          <table:table-cell office:value-type="float" office:value="322677499">
            <text:p>322677499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</table:table-row>
        <table:table-row>
          <table:table-cell office:value-type="float" office:value="6161049307">
            <text:p>6161049307</text:p>
          </table:table-cell>
          <table:table-cell office:value-type="string">
            <text:p>Pixel Blade [🔱DIVINITY]</text:p>
          </table:table-cell>
          <table:table-cell office:value-type="string">
            <text:p>Frost Blade Games</text:p>
          </table:table-cell>
          <table:table-cell office:value-type="float" office:value="561">
            <text:p>561</text:p>
          </table:table-cell>
          <table:table-cell office:value-type="float" office:value="5245">
            <text:p>5245</text:p>
          </table:table-cell>
          <table:table-cell office:value-type="float" office:value="150659598">
            <text:p>150659598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364297396">
            <text:p>7364297396</text:p>
          </table:table-cell>
          <table:table-cell office:value-type="string">
            <text:p>Webbed! ❄️ [2 Player Obby]</text:p>
          </table:table-cell>
          <table:table-cell office:value-type="string">
            <text:p>studio arsenic</text:p>
          </table:table-cell>
          <table:table-cell office:value-type="float" office:value="299">
            <text:p>299</text:p>
          </table:table-cell>
          <table:table-cell office:value-type="float" office:value="5237">
            <text:p>5237</text:p>
          </table:table-cell>
          <table:table-cell office:value-type="float" office:value="342646042">
            <text:p>342646042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8321616508">
            <text:p>8321616508</text:p>
          </table:table-cell>
          <table:table-cell office:value-type="string">
            <text:p>[📖🍀ANTI-MAGIC] Rogue Piece</text:p>
          </table:table-cell>
          <table:table-cell office:value-type="string">
            <text:p>Vox's House</text:p>
          </table:table-cell>
          <table:table-cell office:value-type="float" office:value="156">
            <text:p>156</text:p>
          </table:table-cell>
          <table:table-cell office:value-type="float" office:value="5231">
            <text:p>5231</text:p>
          </table:table-cell>
          <table:table-cell office:value-type="float" office:value="19312119">
            <text:p>19312119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480">
            <text:p>480</text:p>
          </table:table-cell>
        </table:table-row>
        <table:table-row>
          <table:table-cell office:value-type="float" office:value="850110028">
            <text:p>850110028</text:p>
          </table:table-cell>
          <table:table-cell office:value-type="string">
            <text:p>[BURNOUT] Roanoke, VA Driving RP</text:p>
          </table:table-cell>
          <table:table-cell office:value-type="string">
            <text:p>Roanoke, VA</text:p>
          </table:table-cell>
          <table:table-cell office:value-type="float" office:value="2656">
            <text:p>2656</text:p>
          </table:table-cell>
          <table:table-cell office:value-type="float" office:value="5186">
            <text:p>5186</text:p>
          </table:table-cell>
          <table:table-cell office:value-type="float" office:value="57283291">
            <text:p>57283291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246">
            <text:p>246</text:p>
          </table:table-cell>
        </table:table-row>
        <table:table-row>
          <table:table-cell office:value-type="float" office:value="6657933195">
            <text:p>6657933195</text:p>
          </table:table-cell>
          <table:table-cell office:value-type="string">
            <text:p>Supermarket Simulator</text:p>
          </table:table-cell>
          <table:table-cell office:value-type="string">
            <text:p>MagicCube</text:p>
          </table:table-cell>
          <table:table-cell office:value-type="float" office:value="452">
            <text:p>452</text:p>
          </table:table-cell>
          <table:table-cell office:value-type="float" office:value="5181">
            <text:p>5181</text:p>
          </table:table-cell>
          <table:table-cell office:value-type="float" office:value="212796228">
            <text:p>212796228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3164075108">
            <text:p>3164075108</text:p>
          </table:table-cell>
          <table:table-cell office:value-type="string">
            <text:p>✨ [2x][ZAMASU] Dragon Soul | Anime MMO 🐲</text:p>
          </table:table-cell>
          <table:table-cell office:value-type="string">
            <text:p>Dragon Soul (DS)</text:p>
          </table:table-cell>
          <table:table-cell office:value-type="float" office:value="1483">
            <text:p>1483</text:p>
          </table:table-cell>
          <table:table-cell office:value-type="float" office:value="4948">
            <text:p>4948</text:p>
          </table:table-cell>
          <table:table-cell office:value-type="float" office:value="227195024">
            <text:p>227195024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961">
            <text:p>961</text:p>
          </table:table-cell>
        </table:table-row>
        <table:table-row>
          <table:table-cell office:value-type="float" office:value="8209640691">
            <text:p>8209640691</text:p>
          </table:table-cell>
          <table:table-cell office:value-type="string">
            <text:p>One of Us</text:p>
          </table:table-cell>
          <table:table-cell office:value-type="string">
            <text:p>Purple Monster Games</text:p>
          </table:table-cell>
          <table:table-cell office:value-type="float" office:value="169">
            <text:p>169</text:p>
          </table:table-cell>
          <table:table-cell office:value-type="float" office:value="4887">
            <text:p>4887</text:p>
          </table:table-cell>
          <table:table-cell office:value-type="float" office:value="27851201">
            <text:p>27851201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53">
            <text:p>153</text:p>
          </table:table-cell>
        </table:table-row>
        <table:table-row>
          <table:table-cell office:value-type="float" office:value="8015734617">
            <text:p>8015734617</text:p>
          </table:table-cell>
          <table:table-cell office:value-type="string">
            <text:p>Steal Brainrots Trading Plaza 🛒</text:p>
          </table:table-cell>
          <table:table-cell office:value-type="string">
            <text:p>No CCU Games</text:p>
          </table:table-cell>
          <table:table-cell office:value-type="float" office:value="191">
            <text:p>191</text:p>
          </table:table-cell>
          <table:table-cell office:value-type="float" office:value="4775">
            <text:p>4775</text:p>
          </table:table-cell>
          <table:table-cell office:value-type="float" office:value="184915420">
            <text:p>184915420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463">
            <text:p>463</text:p>
          </table:table-cell>
        </table:table-row>
        <table:table-row>
          <table:table-cell office:value-type="float" office:value="9299166304">
            <text:p>9299166304</text:p>
          </table:table-cell>
          <table:table-cell office:value-type="string">
            <text:p>Red VS Blue Tycoon (UPD)</text:p>
          </table:table-cell>
          <table:table-cell office:value-type="string">
            <text:p>Hype Tycoons</text:p>
          </table:table-cell>
          <table:table-cell office:value-type="float" office:value="31">
            <text:p>31</text:p>
          </table:table-cell>
          <table:table-cell office:value-type="float" office:value="4764">
            <text:p>4764</text:p>
          </table:table-cell>
          <table:table-cell office:value-type="float" office:value="8916976">
            <text:p>8916976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390">
            <text:p>390</text:p>
          </table:table-cell>
        </table:table-row>
        <table:table-row>
          <table:table-cell office:value-type="float" office:value="4509896324">
            <text:p>4509896324</text:p>
          </table:table-cell>
          <table:table-cell office:value-type="string">
            <text:p>[❄️ QOL + Event 🎅] Anime Last Stand</text:p>
          </table:table-cell>
          <table:table-cell office:value-type="string">
            <text:p>[B:S] ALS Team</text:p>
          </table:table-cell>
          <table:table-cell office:value-type="float" office:value="1017">
            <text:p>1017</text:p>
          </table:table-cell>
          <table:table-cell office:value-type="float" office:value="4706">
            <text:p>4706</text:p>
          </table:table-cell>
          <table:table-cell office:value-type="float" office:value="1058973865">
            <text:p>1058973865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732">
            <text:p>732</text:p>
          </table:table-cell>
        </table:table-row>
        <table:table-row>
          <table:table-cell office:value-type="float" office:value="3405618667">
            <text:p>3405618667</text:p>
          </table:table-cell>
          <table:table-cell office:value-type="string">
            <text:p>[💎SALE]<text:s text:c="2"/>Sonic Speed Simulator</text:p>
          </table:table-cell>
          <table:table-cell office:value-type="string">
            <text:p>Gamefam x Sonic</text:p>
          </table:table-cell>
          <table:table-cell office:value-type="float" office:value="1398">
            <text:p>1398</text:p>
          </table:table-cell>
          <table:table-cell office:value-type="float" office:value="4655">
            <text:p>4655</text:p>
          </table:table-cell>
          <table:table-cell office:value-type="float" office:value="1383548464">
            <text:p>1383548464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406">
            <text:p>406</text:p>
          </table:table-cell>
        </table:table-row>
        <table:table-row>
          <table:table-cell office:value-type="float" office:value="1769712451">
            <text:p>1769712451</text:p>
          </table:table-cell>
          <table:table-cell office:value-type="string">
            <text:p>Southwest Florida Beta</text:p>
          </table:table-cell>
          <table:table-cell office:value-type="string">
            <text:p>Strigid</text:p>
          </table:table-cell>
          <table:table-cell office:value-type="float" office:value="2047">
            <text:p>2047</text:p>
          </table:table-cell>
          <table:table-cell office:value-type="float" office:value="4648">
            <text:p>4648</text:p>
          </table:table-cell>
          <table:table-cell office:value-type="float" office:value="746800371">
            <text:p>746800371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165">
            <text:p>165</text:p>
          </table:table-cell>
        </table:table-row>
        <table:table-row>
          <table:table-cell office:value-type="float" office:value="8620685718">
            <text:p>8620685718</text:p>
          </table:table-cell>
          <table:table-cell office:value-type="string">
            <text:p>[PETS] Don't Get Crushed By 67</text:p>
          </table:table-cell>
          <table:table-cell office:value-type="string">
            <text:p>Dig A Tunnel Studios</text:p>
          </table:table-cell>
          <table:table-cell office:value-type="float" office:value="124">
            <text:p>124</text:p>
          </table:table-cell>
          <table:table-cell office:value-type="float" office:value="4608">
            <text:p>4608</text:p>
          </table:table-cell>
          <table:table-cell office:value-type="float" office:value="137419633">
            <text:p>137419633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72">
            <text:p>72</text:p>
          </table:table-cell>
        </table:table-row>
        <table:table-row>
          <table:table-cell office:value-type="float" office:value="5422546686">
            <text:p>5422546686</text:p>
          </table:table-cell>
          <table:table-cell office:value-type="string">
            <text:p>🌹 Horse Life 🐎</text:p>
          </table:table-cell>
          <table:table-cell office:value-type="string">
            <text:p>Sonar Studios</text:p>
          </table:table-cell>
          <table:table-cell office:value-type="float" office:value="746">
            <text:p>746</text:p>
          </table:table-cell>
          <table:table-cell office:value-type="float" office:value="4606">
            <text:p>4606</text:p>
          </table:table-cell>
          <table:table-cell office:value-type="float" office:value="302194708">
            <text:p>302194708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9145282410">
            <text:p>9145282410</text:p>
          </table:table-cell>
          <table:table-cell office:value-type="string">
            <text:p>Movie Massacre 📼 [HORROR]</text:p>
          </table:table-cell>
          <table:table-cell office:value-type="string">
            <text:p>Cryptid Horror</text:p>
          </table:table-cell>
          <table:table-cell office:value-type="float" office:value="56">
            <text:p>56</text:p>
          </table:table-cell>
          <table:table-cell office:value-type="float" office:value="4588">
            <text:p>4588</text:p>
          </table:table-cell>
          <table:table-cell office:value-type="float" office:value="6940201">
            <text:p>6940201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4019583467">
            <text:p>4019583467</text:p>
          </table:table-cell>
          <table:table-cell office:value-type="string">
            <text:p>[🎁GIFT] NPC or DIE! 💢</text:p>
          </table:table-cell>
          <table:table-cell office:value-type="string">
            <text:p>arashiyama</text:p>
          </table:table-cell>
          <table:table-cell office:value-type="float" office:value="1178">
            <text:p>1178</text:p>
          </table:table-cell>
          <table:table-cell office:value-type="float" office:value="4550">
            <text:p>4550</text:p>
          </table:table-cell>
          <table:table-cell office:value-type="float" office:value="292167297">
            <text:p>292167297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10">
            <text:p>310</text:p>
          </table:table-cell>
        </table:table-row>
        <table:table-row>
          <table:table-cell office:value-type="float" office:value="9230423513">
            <text:p>9230423513</text:p>
          </table:table-cell>
          <table:table-cell office:value-type="string">
            <text:p>My Card Collection</text:p>
          </table:table-cell>
          <table:table-cell office:value-type="string">
            <text:p>Goofy Cards</text:p>
          </table:table-cell>
          <table:table-cell office:value-type="float" office:value="43">
            <text:p>43</text:p>
          </table:table-cell>
          <table:table-cell office:value-type="float" office:value="4486">
            <text:p>4486</text:p>
          </table:table-cell>
          <table:table-cell office:value-type="float" office:value="23246294">
            <text:p>23246294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4193032947">
            <text:p>4193032947</text:p>
          </table:table-cell>
          <table:table-cell office:value-type="string">
            <text:p>🧇🍣 Conveyor Sushi Restaurant</text:p>
          </table:table-cell>
          <table:table-cell office:value-type="string">
            <text:p>DuoTale Studios</text:p>
          </table:table-cell>
          <table:table-cell office:value-type="float" office:value="1114">
            <text:p>1114</text:p>
          </table:table-cell>
          <table:table-cell office:value-type="float" office:value="4458">
            <text:p>4458</text:p>
          </table:table-cell>
          <table:table-cell office:value-type="float" office:value="267506123">
            <text:p>267506123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183">
            <text:p>183</text:p>
          </table:table-cell>
        </table:table-row>
        <table:table-row>
          <table:table-cell office:value-type="float" office:value="274816972">
            <text:p>274816972</text:p>
          </table:table-cell>
          <table:table-cell office:value-type="string">
            <text:p>[New Car!💥] Car Crushers 2 - Physics Simulation</text:p>
          </table:table-cell>
          <table:table-cell office:value-type="string">
            <text:p>Car Crushers Community</text:p>
          </table:table-cell>
          <table:table-cell office:value-type="float" office:value="3250">
            <text:p>3250</text:p>
          </table:table-cell>
          <table:table-cell office:value-type="float" office:value="4385">
            <text:p>4385</text:p>
          </table:table-cell>
          <table:table-cell office:value-type="float" office:value="1277211233">
            <text:p>1277211233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259">
            <text:p>259</text:p>
          </table:table-cell>
        </table:table-row>
        <table:table-row>
          <table:table-cell office:value-type="float" office:value="2788648141">
            <text:p>2788648141</text:p>
          </table:table-cell>
          <table:table-cell office:value-type="string">
            <text:p>[☢️TANK] Military Tycoon ®</text:p>
          </table:table-cell>
          <table:table-cell office:value-type="string">
            <text:p>InfinityInteractive</text:p>
          </table:table-cell>
          <table:table-cell office:value-type="float" office:value="1619">
            <text:p>1619</text:p>
          </table:table-cell>
          <table:table-cell office:value-type="float" office:value="4353">
            <text:p>4353</text:p>
          </table:table-cell>
          <table:table-cell office:value-type="float" office:value="931778903">
            <text:p>931778903</text:p>
          </table:table-cell>
          <table:table-cell/>
          <table:table-cell/>
          <table:table-cell office:value-type="float" office:value="19">
            <text:p>19</text:p>
          </table:table-cell>
          <table:table-cell office:value-type="float" office:value="622">
            <text:p>622</text:p>
          </table:table-cell>
        </table:table-row>
        <table:table-row>
          <table:table-cell office:value-type="float" office:value="1742264997">
            <text:p>1742264997</text:p>
          </table:table-cell>
          <table:table-cell office:value-type="string">
            <text:p>SCP: Roleplay</text:p>
          </table:table-cell>
          <table:table-cell office:value-type="string">
            <text:p>SCP | Roleplay Community</text:p>
          </table:table-cell>
          <table:table-cell office:value-type="float" office:value="2060">
            <text:p>2060</text:p>
          </table:table-cell>
          <table:table-cell office:value-type="float" office:value="4327">
            <text:p>4327</text:p>
          </table:table-cell>
          <table:table-cell office:value-type="float" office:value="445484339">
            <text:p>445484339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686">
            <text:p>686</text:p>
          </table:table-cell>
        </table:table-row>
        <table:table-row>
          <table:table-cell office:value-type="float" office:value="8985420275">
            <text:p>8985420275</text:p>
          </table:table-cell>
          <table:table-cell office:value-type="string">
            <text:p>[🎅] +1 Speed Per Step</text:p>
          </table:table-cell>
          <table:table-cell office:value-type="string">
            <text:p>Christopher Stuff</text:p>
          </table:table-cell>
          <table:table-cell office:value-type="float" office:value="78">
            <text:p>78</text:p>
          </table:table-cell>
          <table:table-cell office:value-type="float" office:value="4252">
            <text:p>4252</text:p>
          </table:table-cell>
          <table:table-cell office:value-type="float" office:value="35488193">
            <text:p>3548819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2073329983">
            <text:p>2073329983</text:p>
          </table:table-cell>
          <table:table-cell office:value-type="string">
            <text:p>🎆2026 | Realistic Car Driving™</text:p>
          </table:table-cell>
          <table:table-cell office:value-type="string">
            <text:p>Ferdi26</text:p>
          </table:table-cell>
          <table:table-cell office:value-type="float" office:value="1909">
            <text:p>1909</text:p>
          </table:table-cell>
          <table:table-cell office:value-type="float" office:value="4180">
            <text:p>4180</text:p>
          </table:table-cell>
          <table:table-cell office:value-type="float" office:value="178301584">
            <text:p>178301584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86">
            <text:p>386</text:p>
          </table:table-cell>
        </table:table-row>
        <table:table-row>
          <table:table-cell office:value-type="float" office:value="8181391950">
            <text:p>8181391950</text:p>
          </table:table-cell>
          <table:table-cell office:value-type="string">
            <text:p>[PARTY!] Neo Tennis</text:p>
          </table:table-cell>
          <table:table-cell office:value-type="string">
            <text:p>Century Athletes</text:p>
          </table:table-cell>
          <table:table-cell office:value-type="float" office:value="172">
            <text:p>172</text:p>
          </table:table-cell>
          <table:table-cell office:value-type="float" office:value="4105">
            <text:p>4105</text:p>
          </table:table-cell>
          <table:table-cell office:value-type="float" office:value="79015663">
            <text:p>79015663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</table:table-row>
        <table:table-row>
          <table:table-cell office:value-type="float" office:value="4367208330">
            <text:p>4367208330</text:p>
          </table:table-cell>
          <table:table-cell office:value-type="string">
            <text:p>Pressure</text:p>
          </table:table-cell>
          <table:table-cell office:value-type="string">
            <text:p>Urbanshade: Hadal Division</text:p>
          </table:table-cell>
          <table:table-cell office:value-type="float" office:value="1063">
            <text:p>1063</text:p>
          </table:table-cell>
          <table:table-cell office:value-type="float" office:value="4033">
            <text:p>4033</text:p>
          </table:table-cell>
          <table:table-cell office:value-type="float" office:value="416550301">
            <text:p>416550301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4263576532">
            <text:p>4263576532</text:p>
          </table:table-cell>
          <table:table-cell office:value-type="string">
            <text:p>Cali Shootout 💥</text:p>
          </table:table-cell>
          <table:table-cell office:value-type="string">
            <text:p>Crimelife</text:p>
          </table:table-cell>
          <table:table-cell office:value-type="float" office:value="1094">
            <text:p>1094</text:p>
          </table:table-cell>
          <table:table-cell office:value-type="float" office:value="3993">
            <text:p>3993</text:p>
          </table:table-cell>
          <table:table-cell office:value-type="float" office:value="134319532">
            <text:p>134319532</text:p>
          </table:table-cell>
          <table:table-cell/>
          <table:table-cell/>
          <table:table-cell office:value-type="float" office:value="29">
            <text:p>29</text:p>
          </table:table-cell>
          <table:table-cell office:value-type="float" office:value="369">
            <text:p>369</text:p>
          </table:table-cell>
        </table:table-row>
        <table:table-row>
          <table:table-cell office:value-type="float" office:value="9063849985">
            <text:p>9063849985</text:p>
          </table:table-cell>
          <table:table-cell office:value-type="string">
            <text:p>[📱] Scroll a Brainrot</text:p>
          </table:table-cell>
          <table:table-cell office:value-type="string">
            <text:p>My Brainrot Lamborghini</text:p>
          </table:table-cell>
          <table:table-cell office:value-type="float" office:value="67">
            <text:p>67</text:p>
          </table:table-cell>
          <table:table-cell office:value-type="float" office:value="3984">
            <text:p>3984</text:p>
          </table:table-cell>
          <table:table-cell office:value-type="float" office:value="18425124">
            <text:p>18425124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267">
            <text:p>267</text:p>
          </table:table-cell>
        </table:table-row>
        <table:table-row>
          <table:table-cell office:value-type="float" office:value="972475338">
            <text:p>972475338</text:p>
          </table:table-cell>
          <table:table-cell office:value-type="string">
            <text:p>🚩Expedition Antarctica</text:p>
          </table:table-cell>
          <table:table-cell office:value-type="string">
            <text:p>Playduo Studio</text:p>
          </table:table-cell>
          <table:table-cell office:value-type="float" office:value="2563">
            <text:p>2563</text:p>
          </table:table-cell>
          <table:table-cell office:value-type="float" office:value="3979">
            <text:p>3979</text:p>
          </table:table-cell>
          <table:table-cell office:value-type="float" office:value="609333488">
            <text:p>609333488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254">
            <text:p>254</text:p>
          </table:table-cell>
        </table:table-row>
        <table:table-row>
          <table:table-cell office:value-type="float" office:value="9141743926">
            <text:p>9141743926</text:p>
          </table:table-cell>
          <table:table-cell office:value-type="string">
            <text:p>Catch a Monster [NEW]<text:s/></text:p>
          </table:table-cell>
          <table:table-cell office:value-type="string">
            <text:p>LDS II</text:p>
          </table:table-cell>
          <table:table-cell office:value-type="float" office:value="56">
            <text:p>56</text:p>
          </table:table-cell>
          <table:table-cell office:value-type="float" office:value="3976">
            <text:p>3976</text:p>
          </table:table-cell>
          <table:table-cell office:value-type="float" office:value="37438638">
            <text:p>37438638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492">
            <text:p>492</text:p>
          </table:table-cell>
        </table:table-row>
        <table:table-row>
          <table:table-cell office:value-type="float" office:value="6858589072">
            <text:p>6858589072</text:p>
          </table:table-cell>
          <table:table-cell office:value-type="string">
            <text:p>Five Nights: Hunted [NEW YEARS 🎉]</text:p>
          </table:table-cell>
          <table:table-cell office:value-type="string">
            <text:p>Double Bandit: Hunted</text:p>
          </table:table-cell>
          <table:table-cell office:value-type="float" office:value="401">
            <text:p>401</text:p>
          </table:table-cell>
          <table:table-cell office:value-type="float" office:value="3961">
            <text:p>3961</text:p>
          </table:table-cell>
          <table:table-cell office:value-type="float" office:value="113805936">
            <text:p>113805936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3064619271">
            <text:p>3064619271</text:p>
          </table:table-cell>
          <table:table-cell office:value-type="string">
            <text:p>Final Stand: Remastered</text:p>
          </table:table-cell>
          <table:table-cell office:value-type="string">
            <text:p>Final Stand Remastered</text:p>
          </table:table-cell>
          <table:table-cell office:value-type="float" office:value="1521">
            <text:p>1521</text:p>
          </table:table-cell>
          <table:table-cell office:value-type="float" office:value="3957">
            <text:p>3957</text:p>
          </table:table-cell>
          <table:table-cell office:value-type="float" office:value="13155713">
            <text:p>13155713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565">
            <text:p>565</text:p>
          </table:table-cell>
        </table:table-row>
        <table:table-row>
          <table:table-cell office:value-type="float" office:value="4983034985">
            <text:p>4983034985</text:p>
          </table:table-cell>
          <table:table-cell office:value-type="string">
            <text:p>Conquer The World [☢️ Nukes ] WW2</text:p>
          </table:table-cell>
          <table:table-cell office:value-type="string">
            <text:p>Marian_Dev</text:p>
          </table:table-cell>
          <table:table-cell office:value-type="float" office:value="876">
            <text:p>876</text:p>
          </table:table-cell>
          <table:table-cell office:value-type="float" office:value="3907">
            <text:p>3907</text:p>
          </table:table-cell>
          <table:table-cell office:value-type="float" office:value="121959023">
            <text:p>121959023</text:p>
          </table:table-cell>
          <table:table-cell/>
          <table:table-cell/>
          <table:table-cell office:value-type="float" office:value="25">
            <text:p>25</text:p>
          </table:table-cell>
          <table:table-cell office:value-type="float" office:value="463">
            <text:p>463</text:p>
          </table:table-cell>
        </table:table-row>
        <table:table-row>
          <table:table-cell office:value-type="float" office:value="1511883870">
            <text:p>1511883870</text:p>
          </table:table-cell>
          <table:table-cell office:value-type="string">
            <text:p>Shindo Life [242]</text:p>
          </table:table-cell>
          <table:table-cell office:value-type="string">
            <text:p>RELL World</text:p>
          </table:table-cell>
          <table:table-cell office:value-type="float" office:value="2177">
            <text:p>2177</text:p>
          </table:table-cell>
          <table:table-cell office:value-type="float" office:value="3885">
            <text:p>3885</text:p>
          </table:table-cell>
          <table:table-cell office:value-type="float" office:value="2635308242">
            <text:p>2635308242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440">
            <text:p>440</text:p>
          </table:table-cell>
        </table:table-row>
        <table:table-row>
          <table:table-cell office:value-type="float" office:value="8232540509">
            <text:p>8232540509</text:p>
          </table:table-cell>
          <table:table-cell office:value-type="string">
            <text:p>[NIGHTMARES] Steal a FNAF</text:p>
          </table:table-cell>
          <table:table-cell office:value-type="string">
            <text:p>dahrius7777</text:p>
          </table:table-cell>
          <table:table-cell office:value-type="float" office:value="166">
            <text:p>166</text:p>
          </table:table-cell>
          <table:table-cell office:value-type="float" office:value="3873">
            <text:p>3873</text:p>
          </table:table-cell>
          <table:table-cell office:value-type="float" office:value="15380060">
            <text:p>15380060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92">
            <text:p>492</text:p>
          </table:table-cell>
        </table:table-row>
        <table:table-row>
          <table:table-cell office:value-type="float" office:value="7629331599">
            <text:p>7629331599</text:p>
          </table:table-cell>
          <table:table-cell office:value-type="string">
            <text:p>[📗] Prospecting! 💎</text:p>
          </table:table-cell>
          <table:table-cell office:value-type="string">
            <text:p>Prospecting!</text:p>
          </table:table-cell>
          <table:table-cell office:value-type="float" office:value="248">
            <text:p>248</text:p>
          </table:table-cell>
          <table:table-cell office:value-type="float" office:value="3869">
            <text:p>3869</text:p>
          </table:table-cell>
          <table:table-cell office:value-type="float" office:value="188486881">
            <text:p>188486881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443">
            <text:p>443</text:p>
          </table:table-cell>
        </table:table-row>
        <table:table-row>
          <table:table-cell office:value-type="float" office:value="7856508689">
            <text:p>7856508689</text:p>
          </table:table-cell>
          <table:table-cell office:value-type="string">
            <text:p>Better Avatar? 👕</text:p>
          </table:table-cell>
          <table:table-cell office:value-type="string">
            <text:p>Osyriss Studios</text:p>
          </table:table-cell>
          <table:table-cell office:value-type="float" office:value="212">
            <text:p>212</text:p>
          </table:table-cell>
          <table:table-cell office:value-type="float" office:value="3865">
            <text:p>3865</text:p>
          </table:table-cell>
          <table:table-cell office:value-type="float" office:value="36181564">
            <text:p>36181564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</table:table-row>
        <table:table-row>
          <table:table-cell office:value-type="float" office:value="6317476162">
            <text:p>6317476162</text:p>
          </table:table-cell>
          <table:table-cell office:value-type="string">
            <text:p>[🐉Pets][V47]Cultivation: Mortal to Immortal</text:p>
          </table:table-cell>
          <table:table-cell office:value-type="string">
            <text:p>Firefly Simulator</text:p>
          </table:table-cell>
          <table:table-cell office:value-type="float" office:value="529">
            <text:p>529</text:p>
          </table:table-cell>
          <table:table-cell office:value-type="float" office:value="3820">
            <text:p>3820</text:p>
          </table:table-cell>
          <table:table-cell office:value-type="float" office:value="87320117">
            <text:p>87320117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3551414857">
            <text:p>3551414857</text:p>
          </table:table-cell>
          <table:table-cell office:value-type="string">
            <text:p>[👹NEW] Shrek in The Backrooms</text:p>
          </table:table-cell>
          <table:table-cell office:value-type="string">
            <text:p>The MonkeyMan Fan Club</text:p>
          </table:table-cell>
          <table:table-cell office:value-type="float" office:value="1343">
            <text:p>1343</text:p>
          </table:table-cell>
          <table:table-cell office:value-type="float" office:value="3801">
            <text:p>3801</text:p>
          </table:table-cell>
          <table:table-cell office:value-type="float" office:value="567479863">
            <text:p>567479863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1903">
            <text:p>1903</text:p>
          </table:table-cell>
        </table:table-row>
        <table:table-row>
          <table:table-cell office:value-type="float" office:value="21164849">
            <text:p>21164849</text:p>
          </table:table-cell>
          <table:table-cell office:value-type="string">
            <text:p>Pilot Training Flight Simulator</text:p>
          </table:table-cell>
          <table:table-cell office:value-type="string">
            <text:p>Orange12345</text:p>
          </table:table-cell>
          <table:table-cell office:value-type="float" office:value="5845">
            <text:p>5845</text:p>
          </table:table-cell>
          <table:table-cell office:value-type="float" office:value="3800">
            <text:p>3800</text:p>
          </table:table-cell>
          <table:table-cell office:value-type="float" office:value="652008655">
            <text:p>652008655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112">
            <text:p>112</text:p>
          </table:table-cell>
        </table:table-row>
        <table:table-row>
          <table:table-cell office:value-type="float" office:value="3876150506">
            <text:p>3876150506</text:p>
          </table:table-cell>
          <table:table-cell office:value-type="string">
            <text:p>Drive World 🏎️ Drifting &amp; Racing</text:p>
          </table:table-cell>
          <table:table-cell office:value-type="string">
            <text:p>Drive World | Twin Atlas</text:p>
          </table:table-cell>
          <table:table-cell office:value-type="float" office:value="1230">
            <text:p>1230</text:p>
          </table:table-cell>
          <table:table-cell office:value-type="float" office:value="3798">
            <text:p>3798</text:p>
          </table:table-cell>
          <table:table-cell office:value-type="float" office:value="442012568">
            <text:p>442012568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583">
            <text:p>583</text:p>
          </table:table-cell>
        </table:table-row>
        <table:table-row>
          <table:table-cell office:value-type="float" office:value="8741232785">
            <text:p>8741232785</text:p>
          </table:table-cell>
          <table:table-cell office:value-type="string">
            <text:p>Spear Fishing[🎄UPD]</text:p>
          </table:table-cell>
          <table:table-cell office:value-type="string">
            <text:p>Fishgig Game</text:p>
          </table:table-cell>
          <table:table-cell office:value-type="float" office:value="109">
            <text:p>109</text:p>
          </table:table-cell>
          <table:table-cell office:value-type="float" office:value="3782">
            <text:p>3782</text:p>
          </table:table-cell>
          <table:table-cell office:value-type="float" office:value="27439759">
            <text:p>27439759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382">
            <text:p>382</text:p>
          </table:table-cell>
        </table:table-row>
        <table:table-row>
          <table:table-cell office:value-type="float" office:value="5012222382">
            <text:p>5012222382</text:p>
          </table:table-cell>
          <table:table-cell office:value-type="string">
            <text:p>Gunfight Arena</text:p>
          </table:table-cell>
          <table:table-cell office:value-type="string">
            <text:p>Gunfight Studio</text:p>
          </table:table-cell>
          <table:table-cell office:value-type="float" office:value="868">
            <text:p>868</text:p>
          </table:table-cell>
          <table:table-cell office:value-type="float" office:value="3776">
            <text:p>3776</text:p>
          </table:table-cell>
          <table:table-cell office:value-type="float" office:value="973531949">
            <text:p>973531949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543">
            <text:p>543</text:p>
          </table:table-cell>
        </table:table-row>
        <table:table-row>
          <table:table-cell office:value-type="float" office:value="8926300874">
            <text:p>8926300874</text:p>
          </table:table-cell>
          <table:table-cell office:value-type="string">
            <text:p>[⚡] Keyboard ASMR Speed Escape</text:p>
          </table:table-cell>
          <table:table-cell office:value-type="string">
            <text:p>Hotkeys Games</text:p>
          </table:table-cell>
          <table:table-cell office:value-type="float" office:value="85">
            <text:p>85</text:p>
          </table:table-cell>
          <table:table-cell office:value-type="float" office:value="3754">
            <text:p>3754</text:p>
          </table:table-cell>
          <table:table-cell office:value-type="float" office:value="7334233">
            <text:p>733423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633926880">
            <text:p>7633926880</text:p>
          </table:table-cell>
          <table:table-cell office:value-type="string">
            <text:p>[❄️] BloxStrike</text:p>
          </table:table-cell>
          <table:table-cell office:value-type="string">
            <text:p>BloxStrike</text:p>
          </table:table-cell>
          <table:table-cell office:value-type="float" office:value="248">
            <text:p>248</text:p>
          </table:table-cell>
          <table:table-cell office:value-type="float" office:value="3752">
            <text:p>3752</text:p>
          </table:table-cell>
          <table:table-cell office:value-type="float" office:value="10323181">
            <text:p>10323181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8574830649">
            <text:p>8574830649</text:p>
          </table:table-cell>
          <table:table-cell office:value-type="string">
            <text:p>Noob Invaders</text:p>
          </table:table-cell>
          <table:table-cell office:value-type="string">
            <text:p>Devs Devs Devs</text:p>
          </table:table-cell>
          <table:table-cell office:value-type="float" office:value="129">
            <text:p>129</text:p>
          </table:table-cell>
          <table:table-cell office:value-type="float" office:value="3721">
            <text:p>3721</text:p>
          </table:table-cell>
          <table:table-cell office:value-type="float" office:value="21517369">
            <text:p>21517369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5677613211">
            <text:p>5677613211</text:p>
          </table:table-cell>
          <table:table-cell office:value-type="string">
            <text:p>[❄️] Eat the World</text:p>
          </table:table-cell>
          <table:table-cell office:value-type="string">
            <text:p>mPhase</text:p>
          </table:table-cell>
          <table:table-cell office:value-type="float" office:value="682">
            <text:p>682</text:p>
          </table:table-cell>
          <table:table-cell office:value-type="float" office:value="3701">
            <text:p>3701</text:p>
          </table:table-cell>
          <table:table-cell office:value-type="float" office:value="524017972">
            <text:p>524017972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349">
            <text:p>349</text:p>
          </table:table-cell>
        </table:table-row>
        <table:table-row>
          <table:table-cell office:value-type="float" office:value="1390601379">
            <text:p>1390601379</text:p>
          </table:table-cell>
          <table:table-cell office:value-type="string">
            <text:p>[⚔️BOSS FIGHT⚔️ ] ❄️ Combat Warriors</text:p>
          </table:table-cell>
          <table:table-cell office:value-type="string">
            <text:p>PlayCombatWarriors</text:p>
          </table:table-cell>
          <table:table-cell office:value-type="float" office:value="2255">
            <text:p>2255</text:p>
          </table:table-cell>
          <table:table-cell office:value-type="float" office:value="3670">
            <text:p>3670</text:p>
          </table:table-cell>
          <table:table-cell office:value-type="float" office:value="1380673307">
            <text:p>1380673307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3359505957">
            <text:p>3359505957</text:p>
          </table:table-cell>
          <table:table-cell office:value-type="string">
            <text:p>Collect All Pets!</text:p>
          </table:table-cell>
          <table:table-cell office:value-type="string">
            <text:p>TwoZoos</text:p>
          </table:table-cell>
          <table:table-cell office:value-type="float" office:value="1415">
            <text:p>1415</text:p>
          </table:table-cell>
          <table:table-cell office:value-type="float" office:value="3639">
            <text:p>3639</text:p>
          </table:table-cell>
          <table:table-cell office:value-type="float" office:value="194967429">
            <text:p>194967429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432">
            <text:p>432</text:p>
          </table:table-cell>
        </table:table-row>
        <table:table-row>
          <table:table-cell office:value-type="float" office:value="3913007563">
            <text:p>3913007563</text:p>
          </table:table-cell>
          <table:table-cell office:value-type="string">
            <text:p>The Battle Bricks</text:p>
          </table:table-cell>
          <table:table-cell office:value-type="string">
            <text:p>Tumore</text:p>
          </table:table-cell>
          <table:table-cell office:value-type="float" office:value="1217">
            <text:p>1217</text:p>
          </table:table-cell>
          <table:table-cell office:value-type="float" office:value="3620">
            <text:p>3620</text:p>
          </table:table-cell>
          <table:table-cell office:value-type="float" office:value="72330472">
            <text:p>72330472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107172930">
            <text:p>107172930</text:p>
          </table:table-cell>
          <table:table-cell office:value-type="string">
            <text:p>[2026🎁] Horrific Housing</text:p>
          </table:table-cell>
          <table:table-cell office:value-type="string">
            <text:p>CookieScript's games</text:p>
          </table:table-cell>
          <table:table-cell office:value-type="float" office:value="3845">
            <text:p>3845</text:p>
          </table:table-cell>
          <table:table-cell office:value-type="float" office:value="3610">
            <text:p>3610</text:p>
          </table:table-cell>
          <table:table-cell office:value-type="float" office:value="668683750">
            <text:p>668683750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94">
            <text:p>394</text:p>
          </table:table-cell>
        </table:table-row>
        <table:table-row>
          <table:table-cell office:value-type="float" office:value="5329077236">
            <text:p>5329077236</text:p>
          </table:table-cell>
          <table:table-cell office:value-type="string">
            <text:p>[UPD] Skibidi Tower Defense</text:p>
          </table:table-cell>
          <table:table-cell office:value-type="string">
            <text:p>SuperSkibidi Games</text:p>
          </table:table-cell>
          <table:table-cell office:value-type="float" office:value="773">
            <text:p>773</text:p>
          </table:table-cell>
          <table:table-cell office:value-type="float" office:value="3589">
            <text:p>3589</text:p>
          </table:table-cell>
          <table:table-cell office:value-type="float" office:value="702993158">
            <text:p>702993158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254">
            <text:p>254</text:p>
          </table:table-cell>
        </table:table-row>
        <table:table-row>
          <table:table-cell office:value-type="float" office:value="5740162485">
            <text:p>5740162485</text:p>
          </table:table-cell>
          <table:table-cell office:value-type="string">
            <text:p>[❄️UPDATE❄️] Anime Auto Chess</text:p>
          </table:table-cell>
          <table:table-cell office:value-type="string">
            <text:p>RealBigCityBois</text:p>
          </table:table-cell>
          <table:table-cell office:value-type="float" office:value="666">
            <text:p>666</text:p>
          </table:table-cell>
          <table:table-cell office:value-type="float" office:value="3567">
            <text:p>3567</text:p>
          </table:table-cell>
          <table:table-cell office:value-type="float" office:value="3196877">
            <text:p>3196877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562">
            <text:p>562</text:p>
          </table:table-cell>
        </table:table-row>
        <table:table-row>
          <table:table-cell office:value-type="float" office:value="2564505263">
            <text:p>2564505263</text:p>
          </table:table-cell>
          <table:table-cell office:value-type="string">
            <text:p>[Xmas] Strongman Simulator</text:p>
          </table:table-cell>
          <table:table-cell office:value-type="string">
            <text:p>The Gang Stockholm</text:p>
          </table:table-cell>
          <table:table-cell office:value-type="float" office:value="1707">
            <text:p>1707</text:p>
          </table:table-cell>
          <table:table-cell office:value-type="float" office:value="3543">
            <text:p>3543</text:p>
          </table:table-cell>
          <table:table-cell office:value-type="float" office:value="1607380769">
            <text:p>1607380769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510">
            <text:p>510</text:p>
          </table:table-cell>
        </table:table-row>
        <table:table-row>
          <table:table-cell office:value-type="float" office:value="1709917610">
            <text:p>1709917610</text:p>
          </table:table-cell>
          <table:table-cell office:value-type="string">
            <text:p>Regretevator [ ELEVATOR SIMULATOR ]</text:p>
          </table:table-cell>
          <table:table-cell office:value-type="string">
            <text:p>The Axolotl Sun</text:p>
          </table:table-cell>
          <table:table-cell office:value-type="float" office:value="2074">
            <text:p>2074</text:p>
          </table:table-cell>
          <table:table-cell office:value-type="float" office:value="3515">
            <text:p>3515</text:p>
          </table:table-cell>
          <table:table-cell office:value-type="float" office:value="223224493">
            <text:p>223224493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161">
            <text:p>161</text:p>
          </table:table-cell>
        </table:table-row>
        <table:table-row>
          <table:table-cell office:value-type="float" office:value="79301772">
            <text:p>79301772</text:p>
          </table:table-cell>
          <table:table-cell office:value-type="string">
            <text:p>🔨Plane Crazy🔨 [UPDATE]</text:p>
          </table:table-cell>
          <table:table-cell office:value-type="string">
            <text:p>Plane Crazy Developers</text:p>
          </table:table-cell>
          <table:table-cell office:value-type="float" office:value="4191">
            <text:p>4191</text:p>
          </table:table-cell>
          <table:table-cell office:value-type="float" office:value="3501">
            <text:p>3501</text:p>
          </table:table-cell>
          <table:table-cell office:value-type="float" office:value="435643244">
            <text:p>435643244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411">
            <text:p>411</text:p>
          </table:table-cell>
        </table:table-row>
        <table:table-row>
          <table:table-cell office:value-type="float" office:value="110181652">
            <text:p>110181652</text:p>
          </table:table-cell>
          <table:table-cell office:value-type="string">
            <text:p>[🎄] Epic Minigames ✨</text:p>
          </table:table-cell>
          <table:table-cell office:value-type="string">
            <text:p>TypicalType</text:p>
          </table:table-cell>
          <table:table-cell office:value-type="float" office:value="3813">
            <text:p>3813</text:p>
          </table:table-cell>
          <table:table-cell office:value-type="float" office:value="3401">
            <text:p>3401</text:p>
          </table:table-cell>
          <table:table-cell office:value-type="float" office:value="2286880096">
            <text:p>2286880096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04">
            <text:p>304</text:p>
          </table:table-cell>
        </table:table-row>
        <table:table-row>
          <table:table-cell office:value-type="float" office:value="3168615253">
            <text:p>3168615253</text:p>
          </table:table-cell>
          <table:table-cell office:value-type="string">
            <text:p>Ability Wars</text:p>
          </table:table-cell>
          <table:table-cell office:value-type="string">
            <text:p>Ability Wars</text:p>
          </table:table-cell>
          <table:table-cell office:value-type="float" office:value="1482">
            <text:p>1482</text:p>
          </table:table-cell>
          <table:table-cell office:value-type="float" office:value="3393">
            <text:p>3393</text:p>
          </table:table-cell>
          <table:table-cell office:value-type="float" office:value="495240234">
            <text:p>495240234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86">
            <text:p>286</text:p>
          </table:table-cell>
        </table:table-row>
        <table:table-row>
          <table:table-cell office:value-type="float" office:value="113491250">
            <text:p>113491250</text:p>
          </table:table-cell>
          <table:table-cell office:value-type="string">
            <text:p>[December Holidays Update!] Phantom Forces</text:p>
          </table:table-cell>
          <table:table-cell office:value-type="string">
            <text:p>StyLiS Studios</text:p>
          </table:table-cell>
          <table:table-cell office:value-type="float" office:value="3780">
            <text:p>3780</text:p>
          </table:table-cell>
          <table:table-cell office:value-type="float" office:value="3360">
            <text:p>3360</text:p>
          </table:table-cell>
          <table:table-cell office:value-type="float" office:value="1738656784">
            <text:p>1738656784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8513782720">
            <text:p>8513782720</text:p>
          </table:table-cell>
          <table:table-cell office:value-type="string">
            <text:p>[🔦] Steal a Stranger Things<text:s/></text:p>
          </table:table-cell>
          <table:table-cell office:value-type="string">
            <text:p>Exle Studio</text:p>
          </table:table-cell>
          <table:table-cell office:value-type="float" office:value="136">
            <text:p>136</text:p>
          </table:table-cell>
          <table:table-cell office:value-type="float" office:value="3320">
            <text:p>3320</text:p>
          </table:table-cell>
          <table:table-cell office:value-type="float" office:value="6814153">
            <text:p>6814153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8366716517">
            <text:p>8366716517</text:p>
          </table:table-cell>
          <table:table-cell office:value-type="string">
            <text:p>[🌍NOW] Sky Fighters</text:p>
          </table:table-cell>
          <table:table-cell office:value-type="string">
            <text:p>IRONPULSE GAMES</text:p>
          </table:table-cell>
          <table:table-cell office:value-type="float" office:value="151">
            <text:p>151</text:p>
          </table:table-cell>
          <table:table-cell office:value-type="float" office:value="3300">
            <text:p>3300</text:p>
          </table:table-cell>
          <table:table-cell office:value-type="float" office:value="33487206">
            <text:p>33487206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</table:table-row>
        <table:table-row>
          <table:table-cell office:value-type="float" office:value="8593559630">
            <text:p>8593559630</text:p>
          </table:table-cell>
          <table:table-cell office:value-type="string">
            <text:p>[🥶] My Pooping Pigeons!</text:p>
          </table:table-cell>
          <table:table-cell office:value-type="string">
            <text:p>Pigeon Bird Studios</text:p>
          </table:table-cell>
          <table:table-cell office:value-type="float" office:value="127">
            <text:p>127</text:p>
          </table:table-cell>
          <table:table-cell office:value-type="float" office:value="3249">
            <text:p>3249</text:p>
          </table:table-cell>
          <table:table-cell office:value-type="float" office:value="3410065">
            <text:p>3410065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8641602265">
            <text:p>8641602265</text:p>
          </table:table-cell>
          <table:table-cell office:value-type="string">
            <text:p>Drift 36</text:p>
          </table:table-cell>
          <table:table-cell office:value-type="string">
            <text:p>AutoBlox Games</text:p>
          </table:table-cell>
          <table:table-cell office:value-type="float" office:value="122">
            <text:p>122</text:p>
          </table:table-cell>
          <table:table-cell office:value-type="float" office:value="3228">
            <text:p>3228</text:p>
          </table:table-cell>
          <table:table-cell office:value-type="float" office:value="16202017">
            <text:p>16202017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</table:table-row>
        <table:table-row>
          <table:table-cell office:value-type="float" office:value="3012965062">
            <text:p>3012965062</text:p>
          </table:table-cell>
          <table:table-cell office:value-type="string">
            <text:p>The Presentation Experience</text:p>
          </table:table-cell>
          <table:table-cell office:value-type="string">
            <text:p>Minimal Games</text:p>
          </table:table-cell>
          <table:table-cell office:value-type="float" office:value="1540">
            <text:p>1540</text:p>
          </table:table-cell>
          <table:table-cell office:value-type="float" office:value="3197">
            <text:p>3197</text:p>
          </table:table-cell>
          <table:table-cell office:value-type="float" office:value="584442453">
            <text:p>584442453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05">
            <text:p>305</text:p>
          </table:table-cell>
        </table:table-row>
        <table:table-row>
          <table:table-cell office:value-type="float" office:value="115797356">
            <text:p>115797356</text:p>
          </table:table-cell>
          <table:table-cell office:value-type="string">
            <text:p>[🎄] Counter Blox</text:p>
          </table:table-cell>
          <table:table-cell office:value-type="string">
            <text:p>Headwind</text:p>
          </table:table-cell>
          <table:table-cell office:value-type="float" office:value="3753">
            <text:p>3753</text:p>
          </table:table-cell>
          <table:table-cell office:value-type="float" office:value="3180">
            <text:p>3180</text:p>
          </table:table-cell>
          <table:table-cell office:value-type="float" office:value="1194180882">
            <text:p>1194180882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1053132402">
            <text:p>1053132402</text:p>
          </table:table-cell>
          <table:table-cell office:value-type="string">
            <text:p>Obby Creator</text:p>
          </table:table-cell>
          <table:table-cell office:value-type="string">
            <text:p>Whirlpool Studio</text:p>
          </table:table-cell>
          <table:table-cell office:value-type="float" office:value="2501">
            <text:p>2501</text:p>
          </table:table-cell>
          <table:table-cell office:value-type="float" office:value="3168">
            <text:p>3168</text:p>
          </table:table-cell>
          <table:table-cell office:value-type="float" office:value="532270359">
            <text:p>532270359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20">
            <text:p>320</text:p>
          </table:table-cell>
        </table:table-row>
        <table:table-row>
          <table:table-cell office:value-type="float" office:value="7585079192">
            <text:p>7585079192</text:p>
          </table:table-cell>
          <table:table-cell office:value-type="string">
            <text:p>🎄Anime Story[New Portal]<text:s/></text:p>
          </table:table-cell>
          <table:table-cell office:value-type="string">
            <text:p>Anime Story Lab</text:p>
          </table:table-cell>
          <table:table-cell office:value-type="float" office:value="257">
            <text:p>257</text:p>
          </table:table-cell>
          <table:table-cell office:value-type="float" office:value="3141">
            <text:p>3141</text:p>
          </table:table-cell>
          <table:table-cell office:value-type="float" office:value="10481096">
            <text:p>10481096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482">
            <text:p>482</text:p>
          </table:table-cell>
        </table:table-row>
        <table:table-row>
          <table:table-cell office:value-type="float" office:value="5200655965">
            <text:p>5200655965</text:p>
          </table:table-cell>
          <table:table-cell office:value-type="string">
            <text:p>[⭐x2 XP] Project Smash</text:p>
          </table:table-cell>
          <table:table-cell office:value-type="string">
            <text:p>Smash Series</text:p>
          </table:table-cell>
          <table:table-cell office:value-type="float" office:value="811">
            <text:p>811</text:p>
          </table:table-cell>
          <table:table-cell office:value-type="float" office:value="3137">
            <text:p>3137</text:p>
          </table:table-cell>
          <table:table-cell office:value-type="float" office:value="280120897">
            <text:p>280120897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24">
            <text:p>324</text:p>
          </table:table-cell>
        </table:table-row>
        <table:table-row>
          <table:table-cell office:value-type="float" office:value="1160789089">
            <text:p>1160789089</text:p>
          </table:table-cell>
          <table:table-cell office:value-type="string">
            <text:p>[🎄] Flag Wars!<text:s/></text:p>
          </table:table-cell>
          <table:table-cell office:value-type="string">
            <text:p>Scriptly Studios™</text:p>
          </table:table-cell>
          <table:table-cell office:value-type="float" office:value="2417">
            <text:p>2417</text:p>
          </table:table-cell>
          <table:table-cell office:value-type="float" office:value="3114">
            <text:p>3114</text:p>
          </table:table-cell>
          <table:table-cell office:value-type="float" office:value="789660245">
            <text:p>789660245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718">
            <text:p>718</text:p>
          </table:table-cell>
        </table:table-row>
        <table:table-row>
          <table:table-cell office:value-type="float" office:value="9238186753">
            <text:p>9238186753</text:p>
          </table:table-cell>
          <table:table-cell office:value-type="string">
            <text:p>Trust or Trick 💰😈</text:p>
          </table:table-cell>
          <table:table-cell office:value-type="string">
            <text:p>0 CCU PLEASE</text:p>
          </table:table-cell>
          <table:table-cell office:value-type="float" office:value="42">
            <text:p>42</text:p>
          </table:table-cell>
          <table:table-cell office:value-type="float" office:value="3092">
            <text:p>3092</text:p>
          </table:table-cell>
          <table:table-cell office:value-type="float" office:value="4515857">
            <text:p>4515857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88">
            <text:p>88</text:p>
          </table:table-cell>
        </table:table-row>
        <table:table-row>
          <table:table-cell office:value-type="float" office:value="279565647">
            <text:p>279565647</text:p>
          </table:table-cell>
          <table:table-cell office:value-type="string">
            <text:p>❓ LUCKY BLOCKS Battlegrounds</text:p>
          </table:table-cell>
          <table:table-cell office:value-type="string">
            <text:p>silky_dev</text:p>
          </table:table-cell>
          <table:table-cell office:value-type="float" office:value="3242">
            <text:p>3242</text:p>
          </table:table-cell>
          <table:table-cell office:value-type="float" office:value="3057">
            <text:p>3057</text:p>
          </table:table-cell>
          <table:table-cell office:value-type="float" office:value="1692672139">
            <text:p>1692672139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550">
            <text:p>550</text:p>
          </table:table-cell>
        </table:table-row>
        <table:table-row>
          <table:table-cell office:value-type="float" office:value="5698013839">
            <text:p>5698013839</text:p>
          </table:table-cell>
          <table:table-cell office:value-type="string">
            <text:p>A DEADLY BOAT TRIP</text:p>
          </table:table-cell>
          <table:table-cell office:value-type="string">
            <text:p>Badass Experiences</text:p>
          </table:table-cell>
          <table:table-cell office:value-type="float" office:value="677">
            <text:p>677</text:p>
          </table:table-cell>
          <table:table-cell office:value-type="float" office:value="3046">
            <text:p>3046</text:p>
          </table:table-cell>
          <table:table-cell office:value-type="float" office:value="44851245">
            <text:p>44851245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</table:table-row>
        <table:table-row>
          <table:table-cell office:value-type="float" office:value="7143545906">
            <text:p>7143545906</text:p>
          </table:table-cell>
          <table:table-cell office:value-type="string">
            <text:p>☢️ Enter Brainrot</text:p>
          </table:table-cell>
          <table:table-cell office:value-type="string">
            <text:p>Monk Mountain</text:p>
          </table:table-cell>
          <table:table-cell office:value-type="float" office:value="345">
            <text:p>345</text:p>
          </table:table-cell>
          <table:table-cell office:value-type="float" office:value="3032">
            <text:p>3032</text:p>
          </table:table-cell>
          <table:table-cell office:value-type="float" office:value="10187115">
            <text:p>10187115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348">
            <text:p>348</text:p>
          </table:table-cell>
        </table:table-row>
        <table:table-row>
          <table:table-cell office:value-type="float" office:value="8497165255">
            <text:p>8497165255</text:p>
          </table:table-cell>
          <table:table-cell office:value-type="string">
            <text:p>[🎄] Spin a Brainrot🎲</text:p>
          </table:table-cell>
          <table:table-cell office:value-type="string">
            <text:p>RNG Creationss</text:p>
          </table:table-cell>
          <table:table-cell office:value-type="float" office:value="137">
            <text:p>137</text:p>
          </table:table-cell>
          <table:table-cell office:value-type="float" office:value="3004">
            <text:p>3004</text:p>
          </table:table-cell>
          <table:table-cell office:value-type="float" office:value="48750646">
            <text:p>48750646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08">
            <text:p>308</text:p>
          </table:table-cell>
        </table:table-row>
        <table:table-row>
          <table:table-cell office:value-type="float" office:value="6011188518">
            <text:p>6011188518</text:p>
          </table:table-cell>
          <table:table-cell office:value-type="string">
            <text:p>❄️ Animatronic Nights [SPRING]</text:p>
          </table:table-cell>
          <table:table-cell office:value-type="string">
            <text:p>PlayBox!</text:p>
          </table:table-cell>
          <table:table-cell office:value-type="float" office:value="595">
            <text:p>595</text:p>
          </table:table-cell>
          <table:table-cell office:value-type="float" office:value="2961">
            <text:p>2961</text:p>
          </table:table-cell>
          <table:table-cell office:value-type="float" office:value="13150865">
            <text:p>13150865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772">
            <text:p>772</text:p>
          </table:table-cell>
        </table:table-row>
        <table:table-row>
          <table:table-cell office:value-type="float" office:value="8507699752">
            <text:p>8507699752</text:p>
          </table:table-cell>
          <table:table-cell office:value-type="string">
            <text:p>[UPD] Poison Treats 🧁🧪</text:p>
          </table:table-cell>
          <table:table-cell office:value-type="string">
            <text:p>Poisoned Things</text:p>
          </table:table-cell>
          <table:table-cell office:value-type="float" office:value="136">
            <text:p>136</text:p>
          </table:table-cell>
          <table:table-cell office:value-type="float" office:value="2935">
            <text:p>2935</text:p>
          </table:table-cell>
          <table:table-cell office:value-type="float" office:value="97270349">
            <text:p>97270349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81">
            <text:p>81</text:p>
          </table:table-cell>
        </table:table-row>
        <table:table-row>
          <table:table-cell office:value-type="float" office:value="8687770965">
            <text:p>8687770965</text:p>
          </table:table-cell>
          <table:table-cell office:value-type="string">
            <text:p>(🦊) Hatch A Pet 🐈</text:p>
          </table:table-cell>
          <table:table-cell office:value-type="string">
            <text:p>ArenaDev Experimental</text:p>
          </table:table-cell>
          <table:table-cell office:value-type="float" office:value="116">
            <text:p>116</text:p>
          </table:table-cell>
          <table:table-cell office:value-type="float" office:value="2895">
            <text:p>2895</text:p>
          </table:table-cell>
          <table:table-cell office:value-type="float" office:value="3803236">
            <text:p>3803236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349">
            <text:p>349</text:p>
          </table:table-cell>
        </table:table-row>
        <table:table-row>
          <table:table-cell office:value-type="float" office:value="2092410051">
            <text:p>2092410051</text:p>
          </table:table-cell>
          <table:table-cell office:value-type="string">
            <text:p>Retail Tycoon 2</text:p>
          </table:table-cell>
          <table:table-cell office:value-type="string">
            <text:p>Secondhand Studios</text:p>
          </table:table-cell>
          <table:table-cell office:value-type="float" office:value="1899">
            <text:p>1899</text:p>
          </table:table-cell>
          <table:table-cell office:value-type="float" office:value="2869">
            <text:p>2869</text:p>
          </table:table-cell>
          <table:table-cell office:value-type="float" office:value="312968911">
            <text:p>312968911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8104504677">
            <text:p>8104504677</text:p>
          </table:table-cell>
          <table:table-cell office:value-type="string">
            <text:p>[👮] Dispatch: Police Simulator</text:p>
          </table:table-cell>
          <table:table-cell office:value-type="string">
            <text:p>Always Ascending</text:p>
          </table:table-cell>
          <table:table-cell office:value-type="float" office:value="181">
            <text:p>181</text:p>
          </table:table-cell>
          <table:table-cell office:value-type="float" office:value="2801">
            <text:p>2801</text:p>
          </table:table-cell>
          <table:table-cell office:value-type="float" office:value="22921045">
            <text:p>22921045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153">
            <text:p>153</text:p>
          </table:table-cell>
        </table:table-row>
        <table:table-row>
          <table:table-cell office:value-type="float" office:value="2640407187">
            <text:p>2640407187</text:p>
          </table:table-cell>
          <table:table-cell office:value-type="string">
            <text:p>(Update) Car Driving Indonesia</text:p>
          </table:table-cell>
          <table:table-cell office:value-type="string">
            <text:p>CDID Studio Official Group</text:p>
          </table:table-cell>
          <table:table-cell office:value-type="float" office:value="1675">
            <text:p>1675</text:p>
          </table:table-cell>
          <table:table-cell office:value-type="float" office:value="2732">
            <text:p>2732</text:p>
          </table:table-cell>
          <table:table-cell office:value-type="float" office:value="411154429">
            <text:p>411154429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169">
            <text:p>169</text:p>
          </table:table-cell>
        </table:table-row>
        <table:table-row>
          <table:table-cell office:value-type="float" office:value="8809915587">
            <text:p>8809915587</text:p>
          </table:table-cell>
          <table:table-cell office:value-type="string">
            <text:p>OP Blade</text:p>
          </table:table-cell>
          <table:table-cell office:value-type="string">
            <text:p>OP Blade</text:p>
          </table:table-cell>
          <table:table-cell office:value-type="float" office:value="100">
            <text:p>100</text:p>
          </table:table-cell>
          <table:table-cell office:value-type="float" office:value="2725">
            <text:p>2725</text:p>
          </table:table-cell>
          <table:table-cell office:value-type="float" office:value="2150548">
            <text:p>2150548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</table:table-row>
        <table:table-row>
          <table:table-cell office:value-type="float" office:value="9271890694">
            <text:p>9271890694</text:p>
          </table:table-cell>
          <table:table-cell office:value-type="string">
            <text:p>[🙏] Faith Incremental</text:p>
          </table:table-cell>
          <table:table-cell office:value-type="string">
            <text:p>Blinky Studios Official</text:p>
          </table:table-cell>
          <table:table-cell office:value-type="float" office:value="36">
            <text:p>36</text:p>
          </table:table-cell>
          <table:table-cell office:value-type="float" office:value="2714">
            <text:p>2714</text:p>
          </table:table-cell>
          <table:table-cell office:value-type="float" office:value="1730264">
            <text:p>1730264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</table:table-row>
        <table:table-row>
          <table:table-cell office:value-type="float" office:value="7069852763">
            <text:p>7069852763</text:p>
          </table:table-cell>
          <table:table-cell office:value-type="string">
            <text:p>Car Crash Simulator V3</text:p>
          </table:table-cell>
          <table:table-cell office:value-type="string">
            <text:p>SXRIING</text:p>
          </table:table-cell>
          <table:table-cell office:value-type="float" office:value="359">
            <text:p>359</text:p>
          </table:table-cell>
          <table:table-cell office:value-type="float" office:value="2684">
            <text:p>2684</text:p>
          </table:table-cell>
          <table:table-cell office:value-type="float" office:value="63743257">
            <text:p>63743257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24">
            <text:p>224</text:p>
          </table:table-cell>
        </table:table-row>
        <table:table-row>
          <table:table-cell office:value-type="float" office:value="8964844004">
            <text:p>8964844004</text:p>
          </table:table-cell>
          <table:table-cell office:value-type="string">
            <text:p>My Boba Stand</text:p>
          </table:table-cell>
          <table:table-cell office:value-type="string">
            <text:p>Habit Games!</text:p>
          </table:table-cell>
          <table:table-cell office:value-type="float" office:value="80">
            <text:p>80</text:p>
          </table:table-cell>
          <table:table-cell office:value-type="float" office:value="2672">
            <text:p>2672</text:p>
          </table:table-cell>
          <table:table-cell office:value-type="float" office:value="8501439">
            <text:p>8501439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5170731021">
            <text:p>5170731021</text:p>
          </table:table-cell>
          <table:table-cell office:value-type="string">
            <text:p>[☀️UPD]Demon Blade</text:p>
          </table:table-cell>
          <table:table-cell office:value-type="string">
            <text:p>DemonCube</text:p>
          </table:table-cell>
          <table:table-cell office:value-type="float" office:value="819">
            <text:p>819</text:p>
          </table:table-cell>
          <table:table-cell office:value-type="float" office:value="2584">
            <text:p>2584</text:p>
          </table:table-cell>
          <table:table-cell office:value-type="float" office:value="194006825">
            <text:p>194006825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1406">
            <text:p>1406</text:p>
          </table:table-cell>
        </table:table-row>
        <table:table-row>
          <table:table-cell office:value-type="float" office:value="8343243056">
            <text:p>8343243056</text:p>
          </table:table-cell>
          <table:table-cell office:value-type="string">
            <text:p>[2x💎] Brainrot Tower Defense</text:p>
          </table:table-cell>
          <table:table-cell office:value-type="string">
            <text:p>Shock Wave Studio</text:p>
          </table:table-cell>
          <table:table-cell office:value-type="float" office:value="154">
            <text:p>154</text:p>
          </table:table-cell>
          <table:table-cell office:value-type="float" office:value="2566">
            <text:p>2566</text:p>
          </table:table-cell>
          <table:table-cell office:value-type="float" office:value="171160754">
            <text:p>171160754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59">
            <text:p>259</text:p>
          </table:table-cell>
        </table:table-row>
        <table:table-row>
          <table:table-cell office:value-type="float" office:value="6260656796">
            <text:p>6260656796</text:p>
          </table:table-cell>
          <table:table-cell office:value-type="string">
            <text:p>[🎄]🏀Playground Basketball🏀</text:p>
          </table:table-cell>
          <table:table-cell office:value-type="string">
            <text:p>Playground Basketball | Community</text:p>
          </table:table-cell>
          <table:table-cell office:value-type="float" office:value="541">
            <text:p>541</text:p>
          </table:table-cell>
          <table:table-cell office:value-type="float" office:value="2531">
            <text:p>2531</text:p>
          </table:table-cell>
          <table:table-cell office:value-type="float" office:value="35912293">
            <text:p>35912293</text:p>
          </table:table-cell>
          <table:table-cell/>
          <table:table-cell/>
          <table:table-cell office:value-type="float" office:value="19">
            <text:p>19</text:p>
          </table:table-cell>
          <table:table-cell office:value-type="float" office:value="393">
            <text:p>393</text:p>
          </table:table-cell>
        </table:table-row>
        <table:table-row>
          <table:table-cell office:value-type="float" office:value="6751447237">
            <text:p>6751447237</text:p>
          </table:table-cell>
          <table:table-cell office:value-type="string">
            <text:p>[❄️EVENT❄️]Car Zone 🏎️ Racing &amp; Drifting</text:p>
          </table:table-cell>
          <table:table-cell office:value-type="string">
            <text:p>CODIV Studio</text:p>
          </table:table-cell>
          <table:table-cell office:value-type="float" office:value="429">
            <text:p>429</text:p>
          </table:table-cell>
          <table:table-cell office:value-type="float" office:value="2517">
            <text:p>2517</text:p>
          </table:table-cell>
          <table:table-cell office:value-type="float" office:value="58735187">
            <text:p>58735187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559">
            <text:p>559</text:p>
          </table:table-cell>
        </table:table-row>
        <table:table-row>
          <table:table-cell office:value-type="float" office:value="3541611379">
            <text:p>3541611379</text:p>
          </table:table-cell>
          <table:table-cell office:value-type="string">
            <text:p>🎁XMAS25🎁 Tower Defense X: BETA</text:p>
          </table:table-cell>
          <table:table-cell office:value-type="string">
            <text:p>Tower Defense X</text:p>
          </table:table-cell>
          <table:table-cell office:value-type="float" office:value="1346">
            <text:p>1346</text:p>
          </table:table-cell>
          <table:table-cell office:value-type="float" office:value="2513">
            <text:p>2513</text:p>
          </table:table-cell>
          <table:table-cell office:value-type="float" office:value="359363400">
            <text:p>359363400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</table:table-row>
        <table:table-row>
          <table:table-cell office:value-type="float" office:value="98929893">
            <text:p>98929893</text:p>
          </table:table-cell>
          <table:table-cell office:value-type="string">
            <text:p>NEW YEARS ⭐ | Dragon Ball Rage</text:p>
          </table:table-cell>
          <table:table-cell office:value-type="string">
            <text:p>Dragon Ball Rage Club</text:p>
          </table:table-cell>
          <table:table-cell office:value-type="float" office:value="5089">
            <text:p>5089</text:p>
          </table:table-cell>
          <table:table-cell office:value-type="float" office:value="2500">
            <text:p>2500</text:p>
          </table:table-cell>
          <table:table-cell office:value-type="float" office:value="946031193">
            <text:p>946031193</text:p>
          </table:table-cell>
          <table:table-cell/>
          <table:table-cell/>
          <table:table-cell office:value-type="float" office:value="26">
            <text:p>26</text:p>
          </table:table-cell>
          <table:table-cell office:value-type="float" office:value="398">
            <text:p>398</text:p>
          </table:table-cell>
        </table:table-row>
        <table:table-row>
          <table:table-cell office:value-type="float" office:value="7018980692">
            <text:p>7018980692</text:p>
          </table:table-cell>
          <table:table-cell office:value-type="string">
            <text:p>Heaven Line 🙏</text:p>
          </table:table-cell>
          <table:table-cell office:value-type="string">
            <text:p>PLEASE ALGORITHM</text:p>
          </table:table-cell>
          <table:table-cell office:value-type="float" office:value="368">
            <text:p>368</text:p>
          </table:table-cell>
          <table:table-cell office:value-type="float" office:value="2499">
            <text:p>2499</text:p>
          </table:table-cell>
          <table:table-cell office:value-type="float" office:value="15083202">
            <text:p>15083202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222">
            <text:p>222</text:p>
          </table:table-cell>
        </table:table-row>
        <table:table-row>
          <table:table-cell office:value-type="float" office:value="7629884826">
            <text:p>7629884826</text:p>
          </table:table-cell>
          <table:table-cell office:value-type="string">
            <text:p>[UPD] Cage Fishing 🐟</text:p>
          </table:table-cell>
          <table:table-cell office:value-type="string">
            <text:p>Pearl Point</text:p>
          </table:table-cell>
          <table:table-cell office:value-type="float" office:value="248">
            <text:p>248</text:p>
          </table:table-cell>
          <table:table-cell office:value-type="float" office:value="2449">
            <text:p>2449</text:p>
          </table:table-cell>
          <table:table-cell office:value-type="float" office:value="48964974">
            <text:p>48964974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29">
            <text:p>329</text:p>
          </table:table-cell>
        </table:table-row>
        <table:table-row>
          <table:table-cell office:value-type="float" office:value="9281147003">
            <text:p>9281147003</text:p>
          </table:table-cell>
          <table:table-cell office:value-type="string">
            <text:p>Be Santa</text:p>
          </table:table-cell>
          <table:table-cell office:value-type="string">
            <text:p>silky_dev</text:p>
          </table:table-cell>
          <table:table-cell office:value-type="float" office:value="35">
            <text:p>35</text:p>
          </table:table-cell>
          <table:table-cell office:value-type="float" office:value="2437">
            <text:p>2437</text:p>
          </table:table-cell>
          <table:table-cell office:value-type="float" office:value="19034075">
            <text:p>19034075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4582358979">
            <text:p>4582358979</text:p>
          </table:table-cell>
          <table:table-cell office:value-type="string">
            <text:p>Arm Wrestle Simulator</text:p>
          </table:table-cell>
          <table:table-cell office:value-type="string">
            <text:p>Kubo Games</text:p>
          </table:table-cell>
          <table:table-cell office:value-type="float" office:value="997">
            <text:p>997</text:p>
          </table:table-cell>
          <table:table-cell office:value-type="float" office:value="2409">
            <text:p>2409</text:p>
          </table:table-cell>
          <table:table-cell office:value-type="float" office:value="1264889554">
            <text:p>1264889554</text:p>
          </table:table-cell>
          <table:table-cell/>
          <table:table-cell/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</table:table-row>
        <table:table-row>
          <table:table-cell office:value-type="float" office:value="6738135827">
            <text:p>6738135827</text:p>
          </table:table-cell>
          <table:table-cell office:value-type="string">
            <text:p>[50% SALE] Choose Your Power</text:p>
          </table:table-cell>
          <table:table-cell office:value-type="string">
            <text:p>Golden Ratio Games</text:p>
          </table:table-cell>
          <table:table-cell office:value-type="float" office:value="432">
            <text:p>432</text:p>
          </table:table-cell>
          <table:table-cell office:value-type="float" office:value="2381">
            <text:p>2381</text:p>
          </table:table-cell>
          <table:table-cell office:value-type="float" office:value="38332895">
            <text:p>38332895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8909575988">
            <text:p>8909575988</text:p>
          </table:table-cell>
          <table:table-cell office:value-type="string">
            <text:p>[👶] Grow a BRAINROT!</text:p>
          </table:table-cell>
          <table:table-cell office:value-type="string">
            <text:p>Mightystudios and Waredev</text:p>
          </table:table-cell>
          <table:table-cell office:value-type="float" office:value="87">
            <text:p>87</text:p>
          </table:table-cell>
          <table:table-cell office:value-type="float" office:value="2380">
            <text:p>2380</text:p>
          </table:table-cell>
          <table:table-cell office:value-type="float" office:value="48261145">
            <text:p>48261145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7884563721">
            <text:p>7884563721</text:p>
          </table:table-cell>
          <table:table-cell office:value-type="string">
            <text:p>[🔥 2X REP] Arcade Basketball 🏀<text:s/></text:p>
          </table:table-cell>
          <table:table-cell office:value-type="string">
            <text:p>Arcade Basketball</text:p>
          </table:table-cell>
          <table:table-cell office:value-type="float" office:value="209">
            <text:p>209</text:p>
          </table:table-cell>
          <table:table-cell office:value-type="float" office:value="2341">
            <text:p>2341</text:p>
          </table:table-cell>
          <table:table-cell office:value-type="float" office:value="57537109">
            <text:p>57537109</text:p>
          </table:table-cell>
          <table:table-cell/>
          <table:table-cell/>
          <table:table-cell office:value-type="float" office:value="25">
            <text:p>25</text:p>
          </table:table-cell>
          <table:table-cell office:value-type="float" office:value="812">
            <text:p>812</text:p>
          </table:table-cell>
        </table:table-row>
        <table:table-row>
          <table:table-cell office:value-type="float" office:value="7872343282">
            <text:p>7872343282</text:p>
          </table:table-cell>
          <table:table-cell office:value-type="string">
            <text:p>OVERKILL</text:p>
          </table:table-cell>
          <table:table-cell office:value-type="string">
            <text:p>Repotted</text:p>
          </table:table-cell>
          <table:table-cell office:value-type="float" office:value="211">
            <text:p>211</text:p>
          </table:table-cell>
          <table:table-cell office:value-type="float" office:value="2325">
            <text:p>2325</text:p>
          </table:table-cell>
          <table:table-cell office:value-type="float" office:value="3760294">
            <text:p>3760294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5972059550">
            <text:p>5972059550</text:p>
          </table:table-cell>
          <table:table-cell office:value-type="string">
            <text:p>[UPD🎄] Gym League<text:s/></text:p>
          </table:table-cell>
          <table:table-cell office:value-type="string">
            <text:p>1v2 Studios</text:p>
          </table:table-cell>
          <table:table-cell office:value-type="float" office:value="604">
            <text:p>604</text:p>
          </table:table-cell>
          <table:table-cell office:value-type="float" office:value="2318">
            <text:p>2318</text:p>
          </table:table-cell>
          <table:table-cell office:value-type="float" office:value="750509343">
            <text:p>750509343</text:p>
          </table:table-cell>
          <table:table-cell/>
          <table:table-cell/>
          <table:table-cell office:value-type="float" office:value="19">
            <text:p>19</text:p>
          </table:table-cell>
          <table:table-cell office:value-type="float" office:value="453">
            <text:p>453</text:p>
          </table:table-cell>
        </table:table-row>
        <table:table-row>
          <table:table-cell office:value-type="float" office:value="1312971993">
            <text:p>1312971993</text:p>
          </table:table-cell>
          <table:table-cell office:value-type="string">
            <text:p>Saber Simulator [UPD]</text:p>
          </table:table-cell>
          <table:table-cell office:value-type="string">
            <text:p>HD Games.</text:p>
          </table:table-cell>
          <table:table-cell office:value-type="float" office:value="2312">
            <text:p>2312</text:p>
          </table:table-cell>
          <table:table-cell office:value-type="float" office:value="2312">
            <text:p>2312</text:p>
          </table:table-cell>
          <table:table-cell office:value-type="float" office:value="620499780">
            <text:p>620499780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402">
            <text:p>402</text:p>
          </table:table-cell>
        </table:table-row>
        <table:table-row>
          <table:table-cell office:value-type="float" office:value="6069634717">
            <text:p>6069634717</text:p>
          </table:table-cell>
          <table:table-cell office:value-type="string">
            <text:p>[CHRISTMAS] Sorcerer Tower Defense<text:s/></text:p>
          </table:table-cell>
          <table:table-cell office:value-type="string">
            <text:p>Peanut Butter Entertainment</text:p>
          </table:table-cell>
          <table:table-cell office:value-type="float" office:value="581">
            <text:p>581</text:p>
          </table:table-cell>
          <table:table-cell office:value-type="float" office:value="2288">
            <text:p>2288</text:p>
          </table:table-cell>
          <table:table-cell office:value-type="float" office:value="90785139">
            <text:p>90785139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1001911915">
            <text:p>1001911915</text:p>
          </table:table-cell>
          <table:table-cell office:value-type="string">
            <text:p>Farming and Friends</text:p>
          </table:table-cell>
          <table:table-cell office:value-type="string">
            <text:p>Dunn Games</text:p>
          </table:table-cell>
          <table:table-cell office:value-type="float" office:value="2540">
            <text:p>2540</text:p>
          </table:table-cell>
          <table:table-cell office:value-type="float" office:value="2285">
            <text:p>2285</text:p>
          </table:table-cell>
          <table:table-cell office:value-type="float" office:value="197058633">
            <text:p>197058633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</table:table-row>
        <table:table-row>
          <table:table-cell office:value-type="float" office:value="9345726704">
            <text:p>9345726704</text:p>
          </table:table-cell>
          <table:table-cell office:value-type="string">
            <text:p>[UPD 2] Subaru Stairs Experience</text:p>
          </table:table-cell>
          <table:table-cell office:value-type="string">
            <text:p>megmi game 2025</text:p>
          </table:table-cell>
          <table:table-cell office:value-type="float" office:value="23">
            <text:p>23</text:p>
          </table:table-cell>
          <table:table-cell office:value-type="float" office:value="2267">
            <text:p>2267</text:p>
          </table:table-cell>
          <table:table-cell office:value-type="float" office:value="1035326">
            <text:p>1035326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80">
            <text:p>80</text:p>
          </table:table-cell>
        </table:table-row>
        <table:table-row>
          <table:table-cell office:value-type="float" office:value="6221848978">
            <text:p>6221848978</text:p>
          </table:table-cell>
          <table:table-cell office:value-type="string">
            <text:p>Eurotunnel, Border Roleplay</text:p>
          </table:table-cell>
          <table:table-cell office:value-type="string">
            <text:p>Eurotunnel | Le Shuttle |</text:p>
          </table:table-cell>
          <table:table-cell office:value-type="float" office:value="548">
            <text:p>548</text:p>
          </table:table-cell>
          <table:table-cell office:value-type="float" office:value="2246">
            <text:p>2246</text:p>
          </table:table-cell>
          <table:table-cell office:value-type="float" office:value="26207550">
            <text:p>26207550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92">
            <text:p>492</text:p>
          </table:table-cell>
        </table:table-row>
        <table:table-row>
          <table:table-cell office:value-type="float" office:value="321279858">
            <text:p>321279858</text:p>
          </table:table-cell>
          <table:table-cell office:value-type="string">
            <text:p>SharkBite Classic 🦈</text:p>
          </table:table-cell>
          <table:table-cell office:value-type="string">
            <text:p>Abracadabra</text:p>
          </table:table-cell>
          <table:table-cell office:value-type="float" office:value="3192">
            <text:p>3192</text:p>
          </table:table-cell>
          <table:table-cell office:value-type="float" office:value="2230">
            <text:p>2230</text:p>
          </table:table-cell>
          <table:table-cell office:value-type="float" office:value="1637885518">
            <text:p>1637885518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64">
            <text:p>64</text:p>
          </table:table-cell>
        </table:table-row>
        <table:table-row>
          <table:table-cell office:value-type="float" office:value="7471000866">
            <text:p>7471000866</text:p>
          </table:table-cell>
          <table:table-cell office:value-type="string">
            <text:p>[❄️] Anime Evolution</text:p>
          </table:table-cell>
          <table:table-cell office:value-type="string">
            <text:p>AEVO</text:p>
          </table:table-cell>
          <table:table-cell office:value-type="float" office:value="279">
            <text:p>279</text:p>
          </table:table-cell>
          <table:table-cell office:value-type="float" office:value="2213">
            <text:p>2213</text:p>
          </table:table-cell>
          <table:table-cell office:value-type="float" office:value="35092439">
            <text:p>35092439</text:p>
          </table:table-cell>
          <table:table-cell/>
          <table:table-cell/>
          <table:table-cell office:value-type="float" office:value="23">
            <text:p>23</text:p>
          </table:table-cell>
          <table:table-cell office:value-type="float" office:value="438">
            <text:p>438</text:p>
          </table:table-cell>
        </table:table-row>
        <table:table-row>
          <table:table-cell office:value-type="float" office:value="9076366951">
            <text:p>9076366951</text:p>
          </table:table-cell>
          <table:table-cell office:value-type="string">
            <text:p>[🏦] Race Animals 🦄 [🧬x2]</text:p>
          </table:table-cell>
          <table:table-cell office:value-type="string">
            <text:p>Animal Star</text:p>
          </table:table-cell>
          <table:table-cell office:value-type="float" office:value="65">
            <text:p>65</text:p>
          </table:table-cell>
          <table:table-cell office:value-type="float" office:value="2192">
            <text:p>2192</text:p>
          </table:table-cell>
          <table:table-cell office:value-type="float" office:value="3632138">
            <text:p>3632138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238">
            <text:p>238</text:p>
          </table:table-cell>
        </table:table-row>
        <table:table-row>
          <table:table-cell office:value-type="float" office:value="371112664">
            <text:p>371112664</text:p>
          </table:table-cell>
          <table:table-cell office:value-type="string">
            <text:p>[🎄UPD] Faction Defense Tycoon [⚔️]</text:p>
          </table:table-cell>
          <table:table-cell office:value-type="string">
            <text:p>ZedCo</text:p>
          </table:table-cell>
          <table:table-cell office:value-type="float" office:value="3111">
            <text:p>3111</text:p>
          </table:table-cell>
          <table:table-cell office:value-type="float" office:value="2180">
            <text:p>2180</text:p>
          </table:table-cell>
          <table:table-cell office:value-type="float" office:value="71959577">
            <text:p>71959577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1084">
            <text:p>1084</text:p>
          </table:table-cell>
        </table:table-row>
        <table:table-row>
          <table:table-cell office:value-type="float" office:value="6336741296">
            <text:p>6336741296</text:p>
          </table:table-cell>
          <table:table-cell office:value-type="string">
            <text:p>[EVENT🎁] Flight World ✈️</text:p>
          </table:table-cell>
          <table:table-cell office:value-type="string">
            <text:p>Limitless Flight</text:p>
          </table:table-cell>
          <table:table-cell office:value-type="float" office:value="525">
            <text:p>525</text:p>
          </table:table-cell>
          <table:table-cell office:value-type="float" office:value="2170">
            <text:p>2170</text:p>
          </table:table-cell>
          <table:table-cell office:value-type="float" office:value="26829070">
            <text:p>26829070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94">
            <text:p>394</text:p>
          </table:table-cell>
        </table:table-row>
        <table:table-row>
          <table:table-cell office:value-type="float" office:value="4987856151">
            <text:p>4987856151</text:p>
          </table:table-cell>
          <table:table-cell office:value-type="string">
            <text:p>🎄Wanted</text:p>
          </table:table-cell>
          <table:table-cell office:value-type="string">
            <text:p>DevvGames</text:p>
          </table:table-cell>
          <table:table-cell office:value-type="float" office:value="874">
            <text:p>874</text:p>
          </table:table-cell>
          <table:table-cell office:value-type="float" office:value="2114">
            <text:p>2114</text:p>
          </table:table-cell>
          <table:table-cell office:value-type="float" office:value="9989674">
            <text:p>9989674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6466404775">
            <text:p>6466404775</text:p>
          </table:table-cell>
          <table:table-cell office:value-type="string">
            <text:p>[🐲] MOUNT RNG</text:p>
          </table:table-cell>
          <table:table-cell office:value-type="string">
            <text:p>TaleSun Studios</text:p>
          </table:table-cell>
          <table:table-cell office:value-type="float" office:value="498">
            <text:p>498</text:p>
          </table:table-cell>
          <table:table-cell office:value-type="float" office:value="2112">
            <text:p>2112</text:p>
          </table:table-cell>
          <table:table-cell office:value-type="float" office:value="42340267">
            <text:p>42340267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34">
            <text:p>234</text:p>
          </table:table-cell>
        </table:table-row>
        <table:table-row>
          <table:table-cell office:value-type="float" office:value="7115773109">
            <text:p>7115773109</text:p>
          </table:table-cell>
          <table:table-cell office:value-type="string">
            <text:p>[UPDATE] Weird Gun Game<text:s/></text:p>
          </table:table-cell>
          <table:table-cell office:value-type="string">
            <text:p>Redscape Interactive Projects</text:p>
          </table:table-cell>
          <table:table-cell office:value-type="float" office:value="350">
            <text:p>350</text:p>
          </table:table-cell>
          <table:table-cell office:value-type="float" office:value="2107">
            <text:p>2107</text:p>
          </table:table-cell>
          <table:table-cell office:value-type="float" office:value="184182683">
            <text:p>184182683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7072674902">
            <text:p>7072674902</text:p>
          </table:table-cell>
          <table:table-cell office:value-type="string">
            <text:p>[DM] Defuse Division [ALPHA]</text:p>
          </table:table-cell>
          <table:table-cell office:value-type="string">
            <text:p>Fourteaṁ</text:p>
          </table:table-cell>
          <table:table-cell office:value-type="float" office:value="359">
            <text:p>359</text:p>
          </table:table-cell>
          <table:table-cell office:value-type="float" office:value="2107">
            <text:p>2107</text:p>
          </table:table-cell>
          <table:table-cell office:value-type="float" office:value="23028387">
            <text:p>23028387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738524573">
            <text:p>7738524573</text:p>
          </table:table-cell>
          <table:table-cell office:value-type="string">
            <text:p>[C00LKID + 1X1] Retro Tower Defense</text:p>
          </table:table-cell>
          <table:table-cell office:value-type="string">
            <text:p>Plaything Games</text:p>
          </table:table-cell>
          <table:table-cell office:value-type="float" office:value="230">
            <text:p>230</text:p>
          </table:table-cell>
          <table:table-cell office:value-type="float" office:value="2104">
            <text:p>2104</text:p>
          </table:table-cell>
          <table:table-cell office:value-type="float" office:value="37818612">
            <text:p>37818612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562">
            <text:p>562</text:p>
          </table:table-cell>
        </table:table-row>
        <table:table-row>
          <table:table-cell office:value-type="float" office:value="280343502">
            <text:p>280343502</text:p>
          </table:table-cell>
          <table:table-cell office:value-type="string">
            <text:p>Pick A Side</text:p>
          </table:table-cell>
          <table:table-cell office:value-type="string">
            <text:p>Ming's Pick</text:p>
          </table:table-cell>
          <table:table-cell office:value-type="float" office:value="3241">
            <text:p>3241</text:p>
          </table:table-cell>
          <table:table-cell office:value-type="float" office:value="2089">
            <text:p>2089</text:p>
          </table:table-cell>
          <table:table-cell office:value-type="float" office:value="387253147">
            <text:p>387253147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</table:table-row>
        <table:table-row>
          <table:table-cell office:value-type="float" office:value="1374118848">
            <text:p>1374118848</text:p>
          </table:table-cell>
          <table:table-cell office:value-type="string">
            <text:p>[INSTANT TRANSMISSION] Dragon Generations</text:p>
          </table:table-cell>
          <table:table-cell office:value-type="string">
            <text:p>Asunder Studios</text:p>
          </table:table-cell>
          <table:table-cell office:value-type="float" office:value="2265">
            <text:p>2265</text:p>
          </table:table-cell>
          <table:table-cell office:value-type="float" office:value="2042">
            <text:p>2042</text:p>
          </table:table-cell>
          <table:table-cell office:value-type="float" office:value="62978913">
            <text:p>62978913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400">
            <text:p>400</text:p>
          </table:table-cell>
        </table:table-row>
        <table:table-row>
          <table:table-cell office:value-type="float" office:value="7274244096">
            <text:p>7274244096</text:p>
          </table:table-cell>
          <table:table-cell office:value-type="string">
            <text:p>[UTLCM!] Toilet World Roleplay 2<text:s/></text:p>
          </table:table-cell>
          <table:table-cell office:value-type="string">
            <text:p>Toilet World Roleplay Community</text:p>
          </table:table-cell>
          <table:table-cell office:value-type="float" office:value="318">
            <text:p>318</text:p>
          </table:table-cell>
          <table:table-cell office:value-type="float" office:value="2040">
            <text:p>2040</text:p>
          </table:table-cell>
          <table:table-cell office:value-type="float" office:value="73446993">
            <text:p>73446993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244">
            <text:p>244</text:p>
          </table:table-cell>
        </table:table-row>
        <table:table-row>
          <table:table-cell office:value-type="float" office:value="2820580801">
            <text:p>2820580801</text:p>
          </table:table-cell>
          <table:table-cell office:value-type="string">
            <text:p>🎉 Ohio.</text:p>
          </table:table-cell>
          <table:table-cell office:value-type="string">
            <text:p>DevvGames</text:p>
          </table:table-cell>
          <table:table-cell office:value-type="float" office:value="1608">
            <text:p>1608</text:p>
          </table:table-cell>
          <table:table-cell office:value-type="float" office:value="2004">
            <text:p>2004</text:p>
          </table:table-cell>
          <table:table-cell office:value-type="float" office:value="295223559">
            <text:p>295223559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375">
            <text:p>375</text:p>
          </table:table-cell>
        </table:table-row>
        <table:table-row>
          <table:table-cell office:value-type="float" office:value="7703544118">
            <text:p>7703544118</text:p>
          </table:table-cell>
          <table:table-cell office:value-type="string">
            <text:p>[❄️] Container RNG 📦</text:p>
          </table:table-cell>
          <table:table-cell office:value-type="string">
            <text:p>Exply Studios</text:p>
          </table:table-cell>
          <table:table-cell office:value-type="float" office:value="236">
            <text:p>236</text:p>
          </table:table-cell>
          <table:table-cell office:value-type="float" office:value="1990">
            <text:p>1990</text:p>
          </table:table-cell>
          <table:table-cell office:value-type="float" office:value="57725998">
            <text:p>57725998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1335695570">
            <text:p>1335695570</text:p>
          </table:table-cell>
          <table:table-cell office:value-type="string">
            <text:p>⚡Ninja Legends</text:p>
          </table:table-cell>
          <table:table-cell office:value-type="string">
            <text:p>Scriptbloxian Studios</text:p>
          </table:table-cell>
          <table:table-cell office:value-type="float" office:value="2297">
            <text:p>2297</text:p>
          </table:table-cell>
          <table:table-cell office:value-type="float" office:value="1980">
            <text:p>1980</text:p>
          </table:table-cell>
          <table:table-cell office:value-type="float" office:value="2128583397">
            <text:p>2128583397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692">
            <text:p>692</text:p>
          </table:table-cell>
        </table:table-row>
        <table:table-row>
          <table:table-cell office:value-type="float" office:value="4491246195">
            <text:p>4491246195</text:p>
          </table:table-cell>
          <table:table-cell office:value-type="string">
            <text:p>[🎄] War Machines</text:p>
          </table:table-cell>
          <table:table-cell office:value-type="string">
            <text:p>REDD's Wastelands</text:p>
          </table:table-cell>
          <table:table-cell office:value-type="float" office:value="1023">
            <text:p>1023</text:p>
          </table:table-cell>
          <table:table-cell office:value-type="float" office:value="1978">
            <text:p>1978</text:p>
          </table:table-cell>
          <table:table-cell office:value-type="float" office:value="377359509">
            <text:p>377359509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767">
            <text:p>767</text:p>
          </table:table-cell>
        </table:table-row>
        <table:table-row>
          <table:table-cell office:value-type="float" office:value="8214054500">
            <text:p>8214054500</text:p>
          </table:table-cell>
          <table:table-cell office:value-type="string">
            <text:p>❄️ Build a Car</text:p>
          </table:table-cell>
          <table:table-cell office:value-type="string">
            <text:p>SUPER SUPER FAST</text:p>
          </table:table-cell>
          <table:table-cell office:value-type="float" office:value="169">
            <text:p>169</text:p>
          </table:table-cell>
          <table:table-cell office:value-type="float" office:value="1978">
            <text:p>1978</text:p>
          </table:table-cell>
          <table:table-cell office:value-type="float" office:value="98798849">
            <text:p>98798849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8475779172">
            <text:p>8475779172</text:p>
          </table:table-cell>
          <table:table-cell office:value-type="string">
            <text:p>⛏️ Dig Out Of Jail [XMAS]</text:p>
          </table:table-cell>
          <table:table-cell office:value-type="string">
            <text:p>Shayo Games</text:p>
          </table:table-cell>
          <table:table-cell office:value-type="float" office:value="140">
            <text:p>140</text:p>
          </table:table-cell>
          <table:table-cell office:value-type="float" office:value="1977">
            <text:p>1977</text:p>
          </table:table-cell>
          <table:table-cell office:value-type="float" office:value="15056355">
            <text:p>15056355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572">
            <text:p>572</text:p>
          </table:table-cell>
        </table:table-row>
        <table:table-row>
          <table:table-cell office:value-type="float" office:value="8313824597">
            <text:p>8313824597</text:p>
          </table:table-cell>
          <table:table-cell office:value-type="string">
            <text:p>[🔥UPDATE 5❄️] 🎲 Emote RNG</text:p>
          </table:table-cell>
          <table:table-cell office:value-type="string">
            <text:p>Emote Clan</text:p>
          </table:table-cell>
          <table:table-cell office:value-type="float" office:value="157">
            <text:p>157</text:p>
          </table:table-cell>
          <table:table-cell office:value-type="float" office:value="1933">
            <text:p>1933</text:p>
          </table:table-cell>
          <table:table-cell office:value-type="float" office:value="6361301">
            <text:p>6361301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</table:table-row>
        <table:table-row>
          <table:table-cell office:value-type="float" office:value="4069560710">
            <text:p>4069560710</text:p>
          </table:table-cell>
          <table:table-cell office:value-type="string">
            <text:p>[🐉DB + 🏷️ SALE + 📈2X] ONE FRUIT</text:p>
          </table:table-cell>
          <table:table-cell office:value-type="string">
            <text:p>[B:S] One Fruit Team</text:p>
          </table:table-cell>
          <table:table-cell office:value-type="float" office:value="1160">
            <text:p>1160</text:p>
          </table:table-cell>
          <table:table-cell office:value-type="float" office:value="1929">
            <text:p>1929</text:p>
          </table:table-cell>
          <table:table-cell office:value-type="float" office:value="279132037">
            <text:p>279132037</text:p>
          </table:table-cell>
          <table:table-cell/>
          <table:table-cell/>
          <table:table-cell office:value-type="float" office:value="21">
            <text:p>21</text:p>
          </table:table-cell>
          <table:table-cell office:value-type="float" office:value="444">
            <text:p>444</text:p>
          </table:table-cell>
        </table:table-row>
        <table:table-row>
          <table:table-cell office:value-type="float" office:value="3365661357">
            <text:p>3365661357</text:p>
          </table:table-cell>
          <table:table-cell office:value-type="string">
            <text:p>🎄 SharkBite 2 🦈</text:p>
          </table:table-cell>
          <table:table-cell office:value-type="string">
            <text:p>Abracadabra</text:p>
          </table:table-cell>
          <table:table-cell office:value-type="float" office:value="1412">
            <text:p>1412</text:p>
          </table:table-cell>
          <table:table-cell office:value-type="float" office:value="1926">
            <text:p>1926</text:p>
          </table:table-cell>
          <table:table-cell office:value-type="float" office:value="441754344">
            <text:p>441754344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6092088279">
            <text:p>6092088279</text:p>
          </table:table-cell>
          <table:table-cell office:value-type="string">
            <text:p>Pyro Playground 💥 [UPDATE]</text:p>
          </table:table-cell>
          <table:table-cell office:value-type="string">
            <text:p>Pyrotechnics Community</text:p>
          </table:table-cell>
          <table:table-cell office:value-type="float" office:value="576">
            <text:p>576</text:p>
          </table:table-cell>
          <table:table-cell office:value-type="float" office:value="1923">
            <text:p>1923</text:p>
          </table:table-cell>
          <table:table-cell office:value-type="float" office:value="29222686">
            <text:p>29222686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57">
            <text:p>457</text:p>
          </table:table-cell>
        </table:table-row>
        <table:table-row>
          <table:table-cell office:value-type="float" office:value="8639693426">
            <text:p>8639693426</text:p>
          </table:table-cell>
          <table:table-cell office:value-type="string">
            <text:p>[🎅SANTA] SLAP</text:p>
          </table:table-cell>
          <table:table-cell office:value-type="string">
            <text:p>SLAP by Current.</text:p>
          </table:table-cell>
          <table:table-cell office:value-type="float" office:value="122">
            <text:p>122</text:p>
          </table:table-cell>
          <table:table-cell office:value-type="float" office:value="1888">
            <text:p>1888</text:p>
          </table:table-cell>
          <table:table-cell office:value-type="float" office:value="19603549">
            <text:p>19603549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84">
            <text:p>184</text:p>
          </table:table-cell>
        </table:table-row>
        <table:table-row>
          <table:table-cell office:value-type="float" office:value="7872170209">
            <text:p>7872170209</text:p>
          </table:table-cell>
          <table:table-cell office:value-type="string">
            <text:p>[❄️2.5❄️] Anime Celestial X</text:p>
          </table:table-cell>
          <table:table-cell office:value-type="string">
            <text:p>CS studios x</text:p>
          </table:table-cell>
          <table:table-cell office:value-type="float" office:value="211">
            <text:p>211</text:p>
          </table:table-cell>
          <table:table-cell office:value-type="float" office:value="1885">
            <text:p>1885</text:p>
          </table:table-cell>
          <table:table-cell office:value-type="float" office:value="7577165">
            <text:p>7577165</text:p>
          </table:table-cell>
          <table:table-cell/>
          <table:table-cell/>
          <table:table-cell office:value-type="float" office:value="19">
            <text:p>19</text:p>
          </table:table-cell>
          <table:table-cell office:value-type="float" office:value="664">
            <text:p>664</text:p>
          </table:table-cell>
        </table:table-row>
        <table:table-row>
          <table:table-cell office:value-type="float" office:value="6570785859">
            <text:p>6570785859</text:p>
          </table:table-cell>
          <table:table-cell office:value-type="string">
            <text:p>Border Line 💀</text:p>
          </table:table-cell>
          <table:table-cell office:value-type="string">
            <text:p>yellow basketball</text:p>
          </table:table-cell>
          <table:table-cell office:value-type="float" office:value="474">
            <text:p>474</text:p>
          </table:table-cell>
          <table:table-cell office:value-type="float" office:value="1872">
            <text:p>1872</text:p>
          </table:table-cell>
          <table:table-cell office:value-type="float" office:value="8878234">
            <text:p>8878234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222">
            <text:p>222</text:p>
          </table:table-cell>
        </table:table-row>
        <table:table-row>
          <table:table-cell office:value-type="float" office:value="8180505473">
            <text:p>8180505473</text:p>
          </table:table-cell>
          <table:table-cell office:value-type="string">
            <text:p>[2M VISITS] Tunados Brasil</text:p>
          </table:table-cell>
          <table:table-cell office:value-type="string">
            <text:p>Gomex Studios</text:p>
          </table:table-cell>
          <table:table-cell office:value-type="float" office:value="172">
            <text:p>172</text:p>
          </table:table-cell>
          <table:table-cell office:value-type="float" office:value="1866">
            <text:p>1866</text:p>
          </table:table-cell>
          <table:table-cell office:value-type="float" office:value="3983437">
            <text:p>3983437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339">
            <text:p>339</text:p>
          </table:table-cell>
        </table:table-row>
        <table:table-row>
          <table:table-cell office:value-type="float" office:value="4263371487">
            <text:p>4263371487</text:p>
          </table:table-cell>
          <table:table-cell office:value-type="string">
            <text:p>Primal Pursuit 🦖</text:p>
          </table:table-cell>
          <table:table-cell office:value-type="string">
            <text:p>Primal Pursuit</text:p>
          </table:table-cell>
          <table:table-cell office:value-type="float" office:value="1094">
            <text:p>1094</text:p>
          </table:table-cell>
          <table:table-cell office:value-type="float" office:value="1843">
            <text:p>1843</text:p>
          </table:table-cell>
          <table:table-cell office:value-type="float" office:value="85830724">
            <text:p>85830724</text:p>
          </table:table-cell>
          <table:table-cell/>
          <table:table-cell/>
          <table:table-cell office:value-type="float" office:value="28">
            <text:p>28</text:p>
          </table:table-cell>
          <table:table-cell office:value-type="float" office:value="972">
            <text:p>972</text:p>
          </table:table-cell>
        </table:table-row>
        <table:table-row>
          <table:table-cell office:value-type="float" office:value="985731078">
            <text:p>985731078</text:p>
          </table:table-cell>
          <table:table-cell office:value-type="string">
            <text:p>World // Zero ⚔️ Anime RPG</text:p>
          </table:table-cell>
          <table:table-cell office:value-type="string">
            <text:p>World // Zero</text:p>
          </table:table-cell>
          <table:table-cell office:value-type="float" office:value="2554">
            <text:p>2554</text:p>
          </table:table-cell>
          <table:table-cell office:value-type="float" office:value="1792">
            <text:p>1792</text:p>
          </table:table-cell>
          <table:table-cell office:value-type="float" office:value="416564812">
            <text:p>416564812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649">
            <text:p>649</text:p>
          </table:table-cell>
        </table:table-row>
        <table:table-row>
          <table:table-cell office:value-type="float" office:value="3264581003">
            <text:p>3264581003</text:p>
          </table:table-cell>
          <table:table-cell office:value-type="string">
            <text:p>[❄️] Eternal Towers of Hell</text:p>
          </table:table-cell>
          <table:table-cell office:value-type="string">
            <text:p>ETERNITγ</text:p>
          </table:table-cell>
          <table:table-cell office:value-type="float" office:value="1449">
            <text:p>1449</text:p>
          </table:table-cell>
          <table:table-cell office:value-type="float" office:value="1779">
            <text:p>1779</text:p>
          </table:table-cell>
          <table:table-cell office:value-type="float" office:value="92846957">
            <text:p>92846957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887">
            <text:p>887</text:p>
          </table:table-cell>
        </table:table-row>
        <table:table-row>
          <table:table-cell office:value-type="float" office:value="8380716357">
            <text:p>8380716357</text:p>
          </table:table-cell>
          <table:table-cell office:value-type="string">
            <text:p>Seishun: School Life Roleplay</text:p>
          </table:table-cell>
          <table:table-cell office:value-type="string">
            <text:p>Bay Bridge</text:p>
          </table:table-cell>
          <table:table-cell office:value-type="float" office:value="150">
            <text:p>150</text:p>
          </table:table-cell>
          <table:table-cell office:value-type="float" office:value="1762">
            <text:p>1762</text:p>
          </table:table-cell>
          <table:table-cell office:value-type="float" office:value="4228726">
            <text:p>4228726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240">
            <text:p>1240</text:p>
          </table:table-cell>
        </table:table-row>
        <table:table-row>
          <table:table-cell office:value-type="float" office:value="4457060041">
            <text:p>4457060041</text:p>
          </table:table-cell>
          <table:table-cell office:value-type="string">
            <text:p>Emergency Emden</text:p>
          </table:table-cell>
          <table:table-cell office:value-type="string">
            <text:p>Emergency Emden</text:p>
          </table:table-cell>
          <table:table-cell office:value-type="float" office:value="1035">
            <text:p>1035</text:p>
          </table:table-cell>
          <table:table-cell office:value-type="float" office:value="1720">
            <text:p>1720</text:p>
          </table:table-cell>
          <table:table-cell office:value-type="float" office:value="89876746">
            <text:p>89876746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08">
            <text:p>408</text:p>
          </table:table-cell>
        </table:table-row>
        <table:table-row>
          <table:table-cell office:value-type="float" office:value="5237019718">
            <text:p>5237019718</text:p>
          </table:table-cell>
          <table:table-cell office:value-type="string">
            <text:p>[Roaring Knight] Impact Arena</text:p>
          </table:table-cell>
          <table:table-cell office:value-type="string">
            <text:p>Dissentent Studios</text:p>
          </table:table-cell>
          <table:table-cell office:value-type="float" office:value="800">
            <text:p>800</text:p>
          </table:table-cell>
          <table:table-cell office:value-type="float" office:value="1708">
            <text:p>1708</text:p>
          </table:table-cell>
          <table:table-cell office:value-type="float" office:value="1426219">
            <text:p>1426219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450">
            <text:p>450</text:p>
          </table:table-cell>
        </table:table-row>
        <table:table-row>
          <table:table-cell office:value-type="float" office:value="4147392742">
            <text:p>4147392742</text:p>
          </table:table-cell>
          <table:table-cell office:value-type="string">
            <text:p>🥳 Yeet A Friend!<text:s/></text:p>
          </table:table-cell>
          <table:table-cell office:value-type="string">
            <text:p>Low Effort Studios.</text:p>
          </table:table-cell>
          <table:table-cell office:value-type="float" office:value="1131">
            <text:p>1131</text:p>
          </table:table-cell>
          <table:table-cell office:value-type="float" office:value="1692">
            <text:p>1692</text:p>
          </table:table-cell>
          <table:table-cell office:value-type="float" office:value="486967026">
            <text:p>486967026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327">
            <text:p>327</text:p>
          </table:table-cell>
        </table:table-row>
        <table:table-row>
          <table:table-cell office:value-type="float" office:value="7738860417">
            <text:p>7738860417</text:p>
          </table:table-cell>
          <table:table-cell office:value-type="string">
            <text:p>Road-Side Sushi [HORROR]</text:p>
          </table:table-cell>
          <table:table-cell office:value-type="string">
            <text:p>Gundami</text:p>
          </table:table-cell>
          <table:table-cell office:value-type="float" office:value="230">
            <text:p>230</text:p>
          </table:table-cell>
          <table:table-cell office:value-type="float" office:value="1676">
            <text:p>1676</text:p>
          </table:table-cell>
          <table:table-cell office:value-type="float" office:value="8154917">
            <text:p>8154917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196">
            <text:p>196</text:p>
          </table:table-cell>
        </table:table-row>
        <table:table-row>
          <table:table-cell office:value-type="float" office:value="4154513353">
            <text:p>4154513353</text:p>
          </table:table-cell>
          <table:table-cell office:value-type="string">
            <text:p>Booga Booga</text:p>
          </table:table-cell>
          <table:table-cell office:value-type="string">
            <text:p>Gang O' Fries Entertainment</text:p>
          </table:table-cell>
          <table:table-cell office:value-type="float" office:value="1129">
            <text:p>1129</text:p>
          </table:table-cell>
          <table:table-cell office:value-type="float" office:value="1674">
            <text:p>1674</text:p>
          </table:table-cell>
          <table:table-cell office:value-type="float" office:value="237176330">
            <text:p>237176330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392">
            <text:p>392</text:p>
          </table:table-cell>
        </table:table-row>
        <table:table-row>
          <table:table-cell office:value-type="float" office:value="7920020824">
            <text:p>7920020824</text:p>
          </table:table-cell>
          <table:table-cell office:value-type="string">
            <text:p>💥Super Soldiers [UPD]</text:p>
          </table:table-cell>
          <table:table-cell office:value-type="string">
            <text:p>Casix Interactive</text:p>
          </table:table-cell>
          <table:table-cell office:value-type="float" office:value="204">
            <text:p>204</text:p>
          </table:table-cell>
          <table:table-cell office:value-type="float" office:value="1673">
            <text:p>1673</text:p>
          </table:table-cell>
          <table:table-cell office:value-type="float" office:value="8614029">
            <text:p>8614029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516">
            <text:p>516</text:p>
          </table:table-cell>
        </table:table-row>
        <table:table-row>
          <table:table-cell office:value-type="float" office:value="6935083490">
            <text:p>6935083490</text:p>
          </table:table-cell>
          <table:table-cell office:value-type="string">
            <text:p>Be Fish</text:p>
          </table:table-cell>
          <table:table-cell office:value-type="string">
            <text:p>Goofy Vegetables</text:p>
          </table:table-cell>
          <table:table-cell office:value-type="float" office:value="383">
            <text:p>383</text:p>
          </table:table-cell>
          <table:table-cell office:value-type="float" office:value="1672">
            <text:p>1672</text:p>
          </table:table-cell>
          <table:table-cell office:value-type="float" office:value="68354076">
            <text:p>68354076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8964336233">
            <text:p>8964336233</text:p>
          </table:table-cell>
          <table:table-cell office:value-type="string">
            <text:p>[💩] Poop a Big Poop 🧻</text:p>
          </table:table-cell>
          <table:table-cell office:value-type="string">
            <text:p>Deardin Studios</text:p>
          </table:table-cell>
          <table:table-cell office:value-type="float" office:value="80">
            <text:p>80</text:p>
          </table:table-cell>
          <table:table-cell office:value-type="float" office:value="1661">
            <text:p>1661</text:p>
          </table:table-cell>
          <table:table-cell office:value-type="float" office:value="32993234">
            <text:p>32993234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</table:table-row>
        <table:table-row>
          <table:table-cell office:value-type="float" office:value="9168386959">
            <text:p>9168386959</text:p>
          </table:table-cell>
          <table:table-cell office:value-type="string">
            <text:p>Zombie RNG 🎲</text:p>
          </table:table-cell>
          <table:table-cell office:value-type="string">
            <text:p>banjo boiler room</text:p>
          </table:table-cell>
          <table:table-cell office:value-type="float" office:value="51">
            <text:p>51</text:p>
          </table:table-cell>
          <table:table-cell office:value-type="float" office:value="1651">
            <text:p>1651</text:p>
          </table:table-cell>
          <table:table-cell office:value-type="float" office:value="19587064">
            <text:p>19587064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6216468795">
            <text:p>6216468795</text:p>
          </table:table-cell>
          <table:table-cell office:value-type="string">
            <text:p>[🎆] Weak Legacy 2</text:p>
          </table:table-cell>
          <table:table-cell office:value-type="string">
            <text:p>Weak Games Corp.</text:p>
          </table:table-cell>
          <table:table-cell office:value-type="float" office:value="549">
            <text:p>549</text:p>
          </table:table-cell>
          <table:table-cell office:value-type="float" office:value="1644">
            <text:p>1644</text:p>
          </table:table-cell>
          <table:table-cell office:value-type="float" office:value="142525359">
            <text:p>142525359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516">
            <text:p>516</text:p>
          </table:table-cell>
        </table:table-row>
        <table:table-row>
          <table:table-cell office:value-type="float" office:value="7486728492">
            <text:p>7486728492</text:p>
          </table:table-cell>
          <table:table-cell office:value-type="string">
            <text:p>Japanese Supermarket Simulator</text:p>
          </table:table-cell>
          <table:table-cell office:value-type="string">
            <text:p>Japanese Supermarket Simulator</text:p>
          </table:table-cell>
          <table:table-cell office:value-type="float" office:value="276">
            <text:p>276</text:p>
          </table:table-cell>
          <table:table-cell office:value-type="float" office:value="1639">
            <text:p>1639</text:p>
          </table:table-cell>
          <table:table-cell office:value-type="float" office:value="11820292">
            <text:p>11820292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37">
            <text:p>237</text:p>
          </table:table-cell>
        </table:table-row>
        <table:table-row>
          <table:table-cell office:value-type="float" office:value="9141263942">
            <text:p>9141263942</text:p>
          </table:table-cell>
          <table:table-cell office:value-type="string">
            <text:p>[NEW 🥚] My Anime Egg Farm</text:p>
          </table:table-cell>
          <table:table-cell office:value-type="string">
            <text:p>Yet More Games</text:p>
          </table:table-cell>
          <table:table-cell office:value-type="float" office:value="56">
            <text:p>56</text:p>
          </table:table-cell>
          <table:table-cell office:value-type="float" office:value="1639">
            <text:p>1639</text:p>
          </table:table-cell>
          <table:table-cell office:value-type="float" office:value="7231843">
            <text:p>7231843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183">
            <text:p>183</text:p>
          </table:table-cell>
        </table:table-row>
        <table:table-row>
          <table:table-cell office:value-type="float" office:value="3846592040">
            <text:p>3846592040</text:p>
          </table:table-cell>
          <table:table-cell office:value-type="string">
            <text:p>[NH + 🎄] Arcane Lineage</text:p>
          </table:table-cell>
          <table:table-cell office:value-type="string">
            <text:p>Arcane Lineage</text:p>
          </table:table-cell>
          <table:table-cell office:value-type="float" office:value="1240">
            <text:p>1240</text:p>
          </table:table-cell>
          <table:table-cell office:value-type="float" office:value="1638">
            <text:p>1638</text:p>
          </table:table-cell>
          <table:table-cell office:value-type="float" office:value="104536876">
            <text:p>104536876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323675642">
            <text:p>323675642</text:p>
          </table:table-cell>
          <table:table-cell office:value-type="string">
            <text:p>[COLLAB] Flood Escape 2 🌊</text:p>
          </table:table-cell>
          <table:table-cell office:value-type="string">
            <text:p>Crazyblox Games</text:p>
          </table:table-cell>
          <table:table-cell office:value-type="float" office:value="3189">
            <text:p>3189</text:p>
          </table:table-cell>
          <table:table-cell office:value-type="float" office:value="1582">
            <text:p>1582</text:p>
          </table:table-cell>
          <table:table-cell office:value-type="float" office:value="573471537">
            <text:p>573471537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583">
            <text:p>583</text:p>
          </table:table-cell>
        </table:table-row>
        <table:table-row>
          <table:table-cell office:value-type="float" office:value="3864279452">
            <text:p>3864279452</text:p>
          </table:table-cell>
          <table:table-cell office:value-type="string">
            <text:p>cart ride around nothing</text:p>
          </table:table-cell>
          <table:table-cell office:value-type="string">
            <text:p>OneSkyVed</text:p>
          </table:table-cell>
          <table:table-cell office:value-type="float" office:value="1234">
            <text:p>1234</text:p>
          </table:table-cell>
          <table:table-cell office:value-type="float" office:value="1582">
            <text:p>1582</text:p>
          </table:table-cell>
          <table:table-cell office:value-type="float" office:value="481737904">
            <text:p>481737904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191">
            <text:p>191</text:p>
          </table:table-cell>
        </table:table-row>
        <table:table-row>
          <table:table-cell office:value-type="float" office:value="4938220315">
            <text:p>4938220315</text:p>
          </table:table-cell>
          <table:table-cell office:value-type="string">
            <text:p>[CHRISTMAS + UPD 4] Skibi Defense</text:p>
          </table:table-cell>
          <table:table-cell office:value-type="string">
            <text:p>Archkos Studios</text:p>
          </table:table-cell>
          <table:table-cell office:value-type="float" office:value="888">
            <text:p>888</text:p>
          </table:table-cell>
          <table:table-cell office:value-type="float" office:value="1576">
            <text:p>1576</text:p>
          </table:table-cell>
          <table:table-cell office:value-type="float" office:value="371659276">
            <text:p>371659276</text:p>
          </table:table-cell>
          <table:table-cell/>
          <table:table-cell/>
          <table:table-cell office:value-type="float" office:value="22">
            <text:p>22</text:p>
          </table:table-cell>
          <table:table-cell office:value-type="float" office:value="1144">
            <text:p>1144</text:p>
          </table:table-cell>
        </table:table-row>
        <table:table-row>
          <table:table-cell office:value-type="float" office:value="7546582051">
            <text:p>7546582051</text:p>
          </table:table-cell>
          <table:table-cell office:value-type="string">
            <text:p>[2X❄️] Dungeon Heroes ⚔️</text:p>
          </table:table-cell>
          <table:table-cell office:value-type="string">
            <text:p>Dungeon Heroes | Twin Atlas</text:p>
          </table:table-cell>
          <table:table-cell office:value-type="float" office:value="264">
            <text:p>264</text:p>
          </table:table-cell>
          <table:table-cell office:value-type="float" office:value="1566">
            <text:p>1566</text:p>
          </table:table-cell>
          <table:table-cell office:value-type="float" office:value="189000713">
            <text:p>189000713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749">
            <text:p>749</text:p>
          </table:table-cell>
        </table:table-row>
        <table:table-row>
          <table:table-cell office:value-type="float" office:value="5682590751">
            <text:p>5682590751</text:p>
          </table:table-cell>
          <table:table-cell office:value-type="string">
            <text:p>Lootify🎄</text:p>
          </table:table-cell>
          <table:table-cell office:value-type="string">
            <text:p>Yes Madam</text:p>
          </table:table-cell>
          <table:table-cell office:value-type="float" office:value="681">
            <text:p>681</text:p>
          </table:table-cell>
          <table:table-cell office:value-type="float" office:value="1551">
            <text:p>1551</text:p>
          </table:table-cell>
          <table:table-cell office:value-type="float" office:value="151481811">
            <text:p>151481811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286">
            <text:p>286</text:p>
          </table:table-cell>
        </table:table-row>
        <table:table-row>
          <table:table-cell office:value-type="float" office:value="97314177">
            <text:p>97314177</text:p>
          </table:table-cell>
          <table:table-cell office:value-type="string">
            <text:p>[RikaRinn] Ninja Tycoon (v4.5.8)</text:p>
          </table:table-cell>
          <table:table-cell office:value-type="string">
            <text:p>Coldjason</text:p>
          </table:table-cell>
          <table:table-cell office:value-type="float" office:value="3964">
            <text:p>3964</text:p>
          </table:table-cell>
          <table:table-cell office:value-type="float" office:value="1502">
            <text:p>1502</text:p>
          </table:table-cell>
          <table:table-cell office:value-type="float" office:value="566431890">
            <text:p>566431890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358">
            <text:p>358</text:p>
          </table:table-cell>
        </table:table-row>
        <table:table-row>
          <table:table-cell office:value-type="float" office:value="6097519616">
            <text:p>6097519616</text:p>
          </table:table-cell>
          <table:table-cell office:value-type="string">
            <text:p>[🎄TOJI RELEASE] Jujutsu Beatdown</text:p>
          </table:table-cell>
          <table:table-cell office:value-type="string">
            <text:p>Accel Grounds</text:p>
          </table:table-cell>
          <table:table-cell office:value-type="float" office:value="575">
            <text:p>575</text:p>
          </table:table-cell>
          <table:table-cell office:value-type="float" office:value="1500">
            <text:p>1500</text:p>
          </table:table-cell>
          <table:table-cell office:value-type="float" office:value="84906987">
            <text:p>84906987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247">
            <text:p>247</text:p>
          </table:table-cell>
        </table:table-row>
        <table:table-row>
          <table:table-cell office:value-type="float" office:value="1247975681">
            <text:p>1247975681</text:p>
          </table:table-cell>
          <table:table-cell office:value-type="string">
            <text:p>BIG Paintball! Classic 🔫</text:p>
          </table:table-cell>
          <table:table-cell office:value-type="string">
            <text:p>BIG Games™</text:p>
          </table:table-cell>
          <table:table-cell office:value-type="float" office:value="2357">
            <text:p>2357</text:p>
          </table:table-cell>
          <table:table-cell office:value-type="float" office:value="1486">
            <text:p>1486</text:p>
          </table:table-cell>
          <table:table-cell office:value-type="float" office:value="1843940667">
            <text:p>1843940667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1053">
            <text:p>1053</text:p>
          </table:table-cell>
        </table:table-row>
        <table:table-row>
          <table:table-cell office:value-type="float" office:value="8014099969">
            <text:p>8014099969</text:p>
          </table:table-cell>
          <table:table-cell office:value-type="string">
            <text:p>[🎄] Protect The House From Monsters</text:p>
          </table:table-cell>
          <table:table-cell office:value-type="string">
            <text:p>Mango Jungle</text:p>
          </table:table-cell>
          <table:table-cell office:value-type="float" office:value="192">
            <text:p>192</text:p>
          </table:table-cell>
          <table:table-cell office:value-type="float" office:value="1453">
            <text:p>1453</text:p>
          </table:table-cell>
          <table:table-cell office:value-type="float" office:value="92340761">
            <text:p>92340761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</table:table-row>
        <table:table-row>
          <table:table-cell office:value-type="float" office:value="8553877788">
            <text:p>8553877788</text:p>
          </table:table-cell>
          <table:table-cell office:value-type="string">
            <text:p>Boxing Slayer</text:p>
          </table:table-cell>
          <table:table-cell office:value-type="string">
            <text:p>Fighters Games Inc.</text:p>
          </table:table-cell>
          <table:table-cell office:value-type="float" office:value="132">
            <text:p>132</text:p>
          </table:table-cell>
          <table:table-cell office:value-type="float" office:value="1451">
            <text:p>1451</text:p>
          </table:table-cell>
          <table:table-cell office:value-type="float" office:value="7889863">
            <text:p>7889863</text:p>
          </table:table-cell>
          <table:table-cell/>
          <table:table-cell/>
          <table:table-cell office:value-type="float" office:value="25">
            <text:p>25</text:p>
          </table:table-cell>
          <table:table-cell office:value-type="float" office:value="183">
            <text:p>183</text:p>
          </table:table-cell>
        </table:table-row>
        <table:table-row>
          <table:table-cell office:value-type="float" office:value="9191100702">
            <text:p>9191100702</text:p>
          </table:table-cell>
          <table:table-cell office:value-type="string">
            <text:p>Fireball Training🔥</text:p>
          </table:table-cell>
          <table:table-cell office:value-type="string">
            <text:p>Back Off Games</text:p>
          </table:table-cell>
          <table:table-cell office:value-type="float" office:value="49">
            <text:p>49</text:p>
          </table:table-cell>
          <table:table-cell office:value-type="float" office:value="1446">
            <text:p>1446</text:p>
          </table:table-cell>
          <table:table-cell office:value-type="float" office:value="7889272">
            <text:p>7889272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5015364201">
            <text:p>5015364201</text:p>
          </table:table-cell>
          <table:table-cell office:value-type="string">
            <text:p>🎁Parkour Champions [BETA]</text:p>
          </table:table-cell>
          <table:table-cell office:value-type="string">
            <text:p>Studio 8K</text:p>
          </table:table-cell>
          <table:table-cell office:value-type="float" office:value="867">
            <text:p>867</text:p>
          </table:table-cell>
          <table:table-cell office:value-type="float" office:value="1441">
            <text:p>1441</text:p>
          </table:table-cell>
          <table:table-cell office:value-type="float" office:value="12130812">
            <text:p>12130812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</table:table-row>
        <table:table-row>
          <table:table-cell office:value-type="float" office:value="6736482454">
            <text:p>6736482454</text:p>
          </table:table-cell>
          <table:table-cell office:value-type="string">
            <text:p>[❄️] DUEL Warriors</text:p>
          </table:table-cell>
          <table:table-cell office:value-type="string">
            <text:p>EOM STUDIO</text:p>
          </table:table-cell>
          <table:table-cell office:value-type="float" office:value="432">
            <text:p>432</text:p>
          </table:table-cell>
          <table:table-cell office:value-type="float" office:value="1425">
            <text:p>1425</text:p>
          </table:table-cell>
          <table:table-cell office:value-type="float" office:value="144014302">
            <text:p>144014302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388">
            <text:p>388</text:p>
          </table:table-cell>
        </table:table-row>
        <table:table-row>
          <table:table-cell office:value-type="float" office:value="5576955991">
            <text:p>5576955991</text:p>
          </table:table-cell>
          <table:table-cell office:value-type="string">
            <text:p>[❄️] Sail and Sink Simulator! [UPDATE]</text:p>
          </table:table-cell>
          <table:table-cell office:value-type="string">
            <text:p>PokeCrafterC</text:p>
          </table:table-cell>
          <table:table-cell office:value-type="float" office:value="708">
            <text:p>708</text:p>
          </table:table-cell>
          <table:table-cell office:value-type="float" office:value="1413">
            <text:p>1413</text:p>
          </table:table-cell>
          <table:table-cell office:value-type="float" office:value="40459314">
            <text:p>40459314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241">
            <text:p>241</text:p>
          </table:table-cell>
        </table:table-row>
        <table:table-row>
          <table:table-cell office:value-type="float" office:value="6596627293">
            <text:p>6596627293</text:p>
          </table:table-cell>
          <table:table-cell office:value-type="string">
            <text:p>🎄Investor City [CHRISTMAS]</text:p>
          </table:table-cell>
          <table:table-cell office:value-type="string">
            <text:p>F1ctional</text:p>
          </table:table-cell>
          <table:table-cell office:value-type="float" office:value="467">
            <text:p>467</text:p>
          </table:table-cell>
          <table:table-cell office:value-type="float" office:value="1371">
            <text:p>1371</text:p>
          </table:table-cell>
          <table:table-cell office:value-type="float" office:value="24479686">
            <text:p>24479686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642">
            <text:p>642</text:p>
          </table:table-cell>
        </table:table-row>
        <table:table-row>
          <table:table-cell office:value-type="float" office:value="8284288303">
            <text:p>8284288303</text:p>
          </table:table-cell>
          <table:table-cell office:value-type="string">
            <text:p>Build a Bot and Fight [UPD]</text:p>
          </table:table-cell>
          <table:table-cell office:value-type="string">
            <text:p>Robo Test Dev</text:p>
          </table:table-cell>
          <table:table-cell office:value-type="float" office:value="161">
            <text:p>161</text:p>
          </table:table-cell>
          <table:table-cell office:value-type="float" office:value="1370">
            <text:p>1370</text:p>
          </table:table-cell>
          <table:table-cell office:value-type="float" office:value="4044965">
            <text:p>4044965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</table:table-row>
        <table:table-row>
          <table:table-cell office:value-type="float" office:value="8191429227">
            <text:p>8191429227</text:p>
          </table:table-cell>
          <table:table-cell office:value-type="string">
            <text:p>Cut Trees</text:p>
          </table:table-cell>
          <table:table-cell office:value-type="string">
            <text:p>BEEP GAMES</text:p>
          </table:table-cell>
          <table:table-cell office:value-type="float" office:value="171">
            <text:p>171</text:p>
          </table:table-cell>
          <table:table-cell office:value-type="float" office:value="1353">
            <text:p>1353</text:p>
          </table:table-cell>
          <table:table-cell office:value-type="float" office:value="68601350">
            <text:p>68601350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47">
            <text:p>147</text:p>
          </table:table-cell>
        </table:table-row>
        <table:table-row>
          <table:table-cell office:value-type="float" office:value="8974769492">
            <text:p>8974769492</text:p>
          </table:table-cell>
          <table:table-cell office:value-type="string">
            <text:p>Arise Ragnarok [🎄Christmas ]</text:p>
          </table:table-cell>
          <table:table-cell office:value-type="string">
            <text:p>CLGAMES</text:p>
          </table:table-cell>
          <table:table-cell office:value-type="float" office:value="79">
            <text:p>79</text:p>
          </table:table-cell>
          <table:table-cell office:value-type="float" office:value="1353">
            <text:p>1353</text:p>
          </table:table-cell>
          <table:table-cell office:value-type="float" office:value="8916056">
            <text:p>8916056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393">
            <text:p>393</text:p>
          </table:table-cell>
        </table:table-row>
        <table:table-row>
          <table:table-cell office:value-type="float" office:value="8937766034">
            <text:p>8937766034</text:p>
          </table:table-cell>
          <table:table-cell office:value-type="string">
            <text:p>Ride Friend to Fight</text:p>
          </table:table-cell>
          <table:table-cell office:value-type="string">
            <text:p>BestRiderGames</text:p>
          </table:table-cell>
          <table:table-cell office:value-type="float" office:value="84">
            <text:p>84</text:p>
          </table:table-cell>
          <table:table-cell office:value-type="float" office:value="1353">
            <text:p>1353</text:p>
          </table:table-cell>
          <table:table-cell office:value-type="float" office:value="3441712">
            <text:p>3441712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599">
            <text:p>599</text:p>
          </table:table-cell>
        </table:table-row>
        <table:table-row>
          <table:table-cell office:value-type="float" office:value="2316994223">
            <text:p>2316994223</text:p>
          </table:table-cell>
          <table:table-cell office:value-type="string">
            <text:p>Pet Simulator X! 🐾</text:p>
          </table:table-cell>
          <table:table-cell office:value-type="string">
            <text:p>BIG Games Pets</text:p>
          </table:table-cell>
          <table:table-cell office:value-type="float" office:value="1808">
            <text:p>1808</text:p>
          </table:table-cell>
          <table:table-cell office:value-type="float" office:value="1314">
            <text:p>1314</text:p>
          </table:table-cell>
          <table:table-cell office:value-type="float" office:value="8960971139">
            <text:p>8960971139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524">
            <text:p>524</text:p>
          </table:table-cell>
        </table:table-row>
        <table:table-row>
          <table:table-cell office:value-type="float" office:value="6255392043">
            <text:p>6255392043</text:p>
          </table:table-cell>
          <table:table-cell office:value-type="string">
            <text:p>Tower Defense RNG</text:p>
          </table:table-cell>
          <table:table-cell office:value-type="string">
            <text:p>Stouts Studio</text:p>
          </table:table-cell>
          <table:table-cell office:value-type="float" office:value="542">
            <text:p>542</text:p>
          </table:table-cell>
          <table:table-cell office:value-type="float" office:value="1314">
            <text:p>1314</text:p>
          </table:table-cell>
          <table:table-cell office:value-type="float" office:value="50819515">
            <text:p>50819515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355">
            <text:p>355</text:p>
          </table:table-cell>
        </table:table-row>
        <table:table-row>
          <table:table-cell office:value-type="float" office:value="110988953">
            <text:p>110988953</text:p>
          </table:table-cell>
          <table:table-cell office:value-type="string">
            <text:p>Wizard Tycoon - 2 Player</text:p>
          </table:table-cell>
          <table:table-cell office:value-type="string">
            <text:p>TheFermiParadox</text:p>
          </table:table-cell>
          <table:table-cell office:value-type="float" office:value="3803">
            <text:p>3803</text:p>
          </table:table-cell>
          <table:table-cell office:value-type="float" office:value="1309">
            <text:p>1309</text:p>
          </table:table-cell>
          <table:table-cell office:value-type="float" office:value="689345224">
            <text:p>689345224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345">
            <text:p>345</text:p>
          </table:table-cell>
        </table:table-row>
        <table:table-row>
          <table:table-cell office:value-type="float" office:value="8269273068">
            <text:p>8269273068</text:p>
          </table:table-cell>
          <table:table-cell office:value-type="string">
            <text:p>[UPD 1.1] Uma Racing</text:p>
          </table:table-cell>
          <table:table-cell office:value-type="string">
            <text:p>uma racing Community</text:p>
          </table:table-cell>
          <table:table-cell office:value-type="float" office:value="162">
            <text:p>162</text:p>
          </table:table-cell>
          <table:table-cell office:value-type="float" office:value="1294">
            <text:p>1294</text:p>
          </table:table-cell>
          <table:table-cell office:value-type="float" office:value="22941068">
            <text:p>22941068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</table:table-row>
        <table:table-row>
          <table:table-cell office:value-type="float" office:value="117307972">
            <text:p>117307972</text:p>
          </table:table-cell>
          <table:table-cell office:value-type="string">
            <text:p>🎄Holiday Event🎄 Loomian Legacy</text:p>
          </table:table-cell>
          <table:table-cell office:value-type="string">
            <text:p>Llama Train Studio</text:p>
          </table:table-cell>
          <table:table-cell office:value-type="float" office:value="3734">
            <text:p>3734</text:p>
          </table:table-cell>
          <table:table-cell office:value-type="float" office:value="1286">
            <text:p>1286</text:p>
          </table:table-cell>
          <table:table-cell office:value-type="float" office:value="891875378">
            <text:p>891875378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233">
            <text:p>233</text:p>
          </table:table-cell>
        </table:table-row>
        <table:table-row>
          <table:table-cell office:value-type="float" office:value="8234554323">
            <text:p>8234554323</text:p>
          </table:table-cell>
          <table:table-cell office:value-type="string">
            <text:p>[❄️] Survive The Sniper</text:p>
          </table:table-cell>
          <table:table-cell office:value-type="string">
            <text:p>Acego: Kiwi</text:p>
          </table:table-cell>
          <table:table-cell office:value-type="float" office:value="166">
            <text:p>166</text:p>
          </table:table-cell>
          <table:table-cell office:value-type="float" office:value="1284">
            <text:p>1284</text:p>
          </table:table-cell>
          <table:table-cell office:value-type="float" office:value="50919389">
            <text:p>50919389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343">
            <text:p>343</text:p>
          </table:table-cell>
        </table:table-row>
        <table:table-row>
          <table:table-cell office:value-type="float" office:value="8970620890">
            <text:p>8970620890</text:p>
          </table:table-cell>
          <table:table-cell office:value-type="string">
            <text:p>🥖 Fight in a Supermarket!</text:p>
          </table:table-cell>
          <table:table-cell office:value-type="string">
            <text:p>Big Baguette</text:p>
          </table:table-cell>
          <table:table-cell office:value-type="float" office:value="79">
            <text:p>79</text:p>
          </table:table-cell>
          <table:table-cell office:value-type="float" office:value="1253">
            <text:p>1253</text:p>
          </table:table-cell>
          <table:table-cell office:value-type="float" office:value="12340366">
            <text:p>12340366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416">
            <text:p>416</text:p>
          </table:table-cell>
        </table:table-row>
        <table:table-row>
          <table:table-cell office:value-type="float" office:value="2251388500">
            <text:p>2251388500</text:p>
          </table:table-cell>
          <table:table-cell office:value-type="string">
            <text:p>Twisted [BETA]</text:p>
          </table:table-cell>
          <table:table-cell office:value-type="string">
            <text:p>Twisted Official</text:p>
          </table:table-cell>
          <table:table-cell office:value-type="float" office:value="1832">
            <text:p>1832</text:p>
          </table:table-cell>
          <table:table-cell office:value-type="float" office:value="1249">
            <text:p>1249</text:p>
          </table:table-cell>
          <table:table-cell office:value-type="float" office:value="85170819">
            <text:p>85170819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267">
            <text:p>267</text:p>
          </table:table-cell>
        </table:table-row>
        <table:table-row>
          <table:table-cell office:value-type="float" office:value="8225616258">
            <text:p>8225616258</text:p>
          </table:table-cell>
          <table:table-cell office:value-type="string">
            <text:p>[UPD 4 🎄] My Frog Pond! 🐸</text:p>
          </table:table-cell>
          <table:table-cell office:value-type="string">
            <text:p>Catqube</text:p>
          </table:table-cell>
          <table:table-cell office:value-type="float" office:value="167">
            <text:p>167</text:p>
          </table:table-cell>
          <table:table-cell office:value-type="float" office:value="1232">
            <text:p>1232</text:p>
          </table:table-cell>
          <table:table-cell office:value-type="float" office:value="5370142">
            <text:p>5370142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2114144926">
            <text:p>2114144926</text:p>
          </table:table-cell>
          <table:table-cell office:value-type="string">
            <text:p>[CHRISTMAS!] Ultimate Tower Defense!</text:p>
          </table:table-cell>
          <table:table-cell office:value-type="string">
            <text:p>Ghostworks</text:p>
          </table:table-cell>
          <table:table-cell office:value-type="float" office:value="1891">
            <text:p>1891</text:p>
          </table:table-cell>
          <table:table-cell office:value-type="float" office:value="1220">
            <text:p>1220</text:p>
          </table:table-cell>
          <table:table-cell office:value-type="float" office:value="1083089887">
            <text:p>1083089887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774">
            <text:p>774</text:p>
          </table:table-cell>
        </table:table-row>
        <table:table-row>
          <table:table-cell office:value-type="float" office:value="3825332406">
            <text:p>3825332406</text:p>
          </table:table-cell>
          <table:table-cell office:value-type="string">
            <text:p>[🎄] Elemental Dungeons</text:p>
          </table:table-cell>
          <table:table-cell office:value-type="string">
            <text:p>Malt Games</text:p>
          </table:table-cell>
          <table:table-cell office:value-type="float" office:value="1247">
            <text:p>1247</text:p>
          </table:table-cell>
          <table:table-cell office:value-type="float" office:value="1212">
            <text:p>1212</text:p>
          </table:table-cell>
          <table:table-cell office:value-type="float" office:value="238792836">
            <text:p>238792836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566">
            <text:p>566</text:p>
          </table:table-cell>
        </table:table-row>
        <table:table-row>
          <table:table-cell office:value-type="float" office:value="8356971463">
            <text:p>8356971463</text:p>
          </table:table-cell>
          <table:table-cell office:value-type="string">
            <text:p><text:s/>[🎲] Unboxing RNG!</text:p>
          </table:table-cell>
          <table:table-cell office:value-type="string">
            <text:p>Case Unboxing RNG</text:p>
          </table:table-cell>
          <table:table-cell office:value-type="float" office:value="153">
            <text:p>153</text:p>
          </table:table-cell>
          <table:table-cell office:value-type="float" office:value="1164">
            <text:p>1164</text:p>
          </table:table-cell>
          <table:table-cell office:value-type="float" office:value="11735803">
            <text:p>11735803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51">
            <text:p>451</text:p>
          </table:table-cell>
        </table:table-row>
        <table:table-row>
          <table:table-cell office:value-type="float" office:value="4201418016">
            <text:p>4201418016</text:p>
          </table:table-cell>
          <table:table-cell office:value-type="string">
            <text:p>Fabled Legacy! RPG</text:p>
          </table:table-cell>
          <table:table-cell office:value-type="string">
            <text:p>Fabled Legacy</text:p>
          </table:table-cell>
          <table:table-cell office:value-type="float" office:value="1112">
            <text:p>1112</text:p>
          </table:table-cell>
          <table:table-cell office:value-type="float" office:value="1156">
            <text:p>1156</text:p>
          </table:table-cell>
          <table:table-cell office:value-type="float" office:value="126400565">
            <text:p>126400565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749">
            <text:p>749</text:p>
          </table:table-cell>
        </table:table-row>
        <table:table-row>
          <table:table-cell office:value-type="float" office:value="1198533421">
            <text:p>1198533421</text:p>
          </table:table-cell>
          <table:table-cell office:value-type="string">
            <text:p>[MAP EXPANSION!] Midnight Racing: Tokyo</text:p>
          </table:table-cell>
          <table:table-cell office:value-type="string">
            <text:p>devGem</text:p>
          </table:table-cell>
          <table:table-cell office:value-type="float" office:value="2390">
            <text:p>2390</text:p>
          </table:table-cell>
          <table:table-cell office:value-type="float" office:value="1135">
            <text:p>1135</text:p>
          </table:table-cell>
          <table:table-cell office:value-type="float" office:value="159372808">
            <text:p>159372808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181">
            <text:p>181</text:p>
          </table:table-cell>
        </table:table-row>
        <table:table-row>
          <table:table-cell office:value-type="float" office:value="5939817752">
            <text:p>5939817752</text:p>
          </table:table-cell>
          <table:table-cell office:value-type="string">
            <text:p>[🎄] Wizard West</text:p>
          </table:table-cell>
          <table:table-cell office:value-type="string">
            <text:p>REDD's Wastelands</text:p>
          </table:table-cell>
          <table:table-cell office:value-type="float" office:value="613">
            <text:p>613</text:p>
          </table:table-cell>
          <table:table-cell office:value-type="float" office:value="1130">
            <text:p>1130</text:p>
          </table:table-cell>
          <table:table-cell office:value-type="float" office:value="56081493">
            <text:p>56081493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1599">
            <text:p>1599</text:p>
          </table:table-cell>
        </table:table-row>
        <table:table-row>
          <table:table-cell office:value-type="float" office:value="6329693946">
            <text:p>6329693946</text:p>
          </table:table-cell>
          <table:table-cell office:value-type="string">
            <text:p>Ultimate Mining Tycoon - 💾 Update!</text:p>
          </table:table-cell>
          <table:table-cell office:value-type="string">
            <text:p>Innovation Inc.</text:p>
          </table:table-cell>
          <table:table-cell office:value-type="float" office:value="527">
            <text:p>527</text:p>
          </table:table-cell>
          <table:table-cell office:value-type="float" office:value="1053">
            <text:p>1053</text:p>
          </table:table-cell>
          <table:table-cell office:value-type="float" office:value="30348912">
            <text:p>30348912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7862121304">
            <text:p>7862121304</text:p>
          </table:table-cell>
          <table:table-cell office:value-type="string">
            <text:p>[⚰️] Immortal Cultivation</text:p>
          </table:table-cell>
          <table:table-cell office:value-type="string">
            <text:p>gamebad studios</text:p>
          </table:table-cell>
          <table:table-cell office:value-type="float" office:value="212">
            <text:p>212</text:p>
          </table:table-cell>
          <table:table-cell office:value-type="float" office:value="1047">
            <text:p>1047</text:p>
          </table:table-cell>
          <table:table-cell office:value-type="float" office:value="2540854">
            <text:p>2540854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>
          <table:table-cell office:value-type="float" office:value="7255005317">
            <text:p>7255005317</text:p>
          </table:table-cell>
          <table:table-cell office:value-type="string">
            <text:p>[Heat Mode + Ohma Boss] Fistborn</text:p>
          </table:table-cell>
          <table:table-cell office:value-type="string">
            <text:p>Kengan</text:p>
          </table:table-cell>
          <table:table-cell office:value-type="float" office:value="323">
            <text:p>323</text:p>
          </table:table-cell>
          <table:table-cell office:value-type="float" office:value="1045">
            <text:p>1045</text:p>
          </table:table-cell>
          <table:table-cell office:value-type="float" office:value="10282820">
            <text:p>10282820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450">
            <text:p>450</text:p>
          </table:table-cell>
        </table:table-row>
        <table:table-row>
          <table:table-cell office:value-type="float" office:value="2516044547">
            <text:p>2516044547</text:p>
          </table:table-cell>
          <table:table-cell office:value-type="string">
            <text:p>[🎃] ZO SAMURAI SWORD FIGHTING</text:p>
          </table:table-cell>
          <table:table-cell office:value-type="string">
            <text:p>ZO by Voldex</text:p>
          </table:table-cell>
          <table:table-cell office:value-type="float" office:value="1727">
            <text:p>1727</text:p>
          </table:table-cell>
          <table:table-cell office:value-type="float" office:value="1041">
            <text:p>1041</text:p>
          </table:table-cell>
          <table:table-cell office:value-type="float" office:value="620258385">
            <text:p>620258385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272">
            <text:p>272</text:p>
          </table:table-cell>
        </table:table-row>
        <table:table-row>
          <table:table-cell office:value-type="float" office:value="5877971206">
            <text:p>5877971206</text:p>
          </table:table-cell>
          <table:table-cell office:value-type="string">
            <text:p>FPE:S [🎄]<text:s/></text:p>
          </table:table-cell>
          <table:table-cell office:value-type="string">
            <text:p>FPE:S</text:p>
          </table:table-cell>
          <table:table-cell office:value-type="float" office:value="629">
            <text:p>629</text:p>
          </table:table-cell>
          <table:table-cell office:value-type="float" office:value="1005">
            <text:p>1005</text:p>
          </table:table-cell>
          <table:table-cell office:value-type="float" office:value="44679824">
            <text:p>44679824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</table:table-row>
        <table:table-row>
          <table:table-cell office:value-type="float" office:value="2082205150">
            <text:p>2082205150</text:p>
          </table:table-cell>
          <table:table-cell office:value-type="string">
            <text:p>RetroStudio🔨</text:p>
          </table:table-cell>
          <table:table-cell office:value-type="string">
            <text:p>Retro Dev</text:p>
          </table:table-cell>
          <table:table-cell office:value-type="float" office:value="1904">
            <text:p>1904</text:p>
          </table:table-cell>
          <table:table-cell office:value-type="float" office:value="974">
            <text:p>974</text:p>
          </table:table-cell>
          <table:table-cell office:value-type="float" office:value="153691496">
            <text:p>153691496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8570876289">
            <text:p>8570876289</text:p>
          </table:table-cell>
          <table:table-cell office:value-type="string">
            <text:p>UNTITLED RPG GAME [WEEKEND DROP 1.5X!]</text:p>
          </table:table-cell>
          <table:table-cell office:value-type="string">
            <text:p>Lunar's Studio.</text:p>
          </table:table-cell>
          <table:table-cell office:value-type="float" office:value="130">
            <text:p>130</text:p>
          </table:table-cell>
          <table:table-cell office:value-type="float" office:value="973">
            <text:p>973</text:p>
          </table:table-cell>
          <table:table-cell office:value-type="float" office:value="24596814">
            <text:p>24596814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5597104724">
            <text:p>5597104724</text:p>
          </table:table-cell>
          <table:table-cell office:value-type="string">
            <text:p>(UPD) Stranger Things Universe</text:p>
          </table:table-cell>
          <table:table-cell office:value-type="string">
            <text:p>Stranger Things Universe (STU)</text:p>
          </table:table-cell>
          <table:table-cell office:value-type="float" office:value="703">
            <text:p>703</text:p>
          </table:table-cell>
          <table:table-cell office:value-type="float" office:value="970">
            <text:p>970</text:p>
          </table:table-cell>
          <table:table-cell office:value-type="float" office:value="4109984">
            <text:p>4109984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191">
            <text:p>1191</text:p>
          </table:table-cell>
        </table:table-row>
        <table:table-row>
          <table:table-cell office:value-type="float" office:value="1404342734">
            <text:p>1404342734</text:p>
          </table:table-cell>
          <table:table-cell office:value-type="string">
            <text:p>Kohaú Hibachi Restaurant 🍣</text:p>
          </table:table-cell>
          <table:table-cell office:value-type="string">
            <text:p>Kohaú</text:p>
          </table:table-cell>
          <table:table-cell office:value-type="float" office:value="2244">
            <text:p>2244</text:p>
          </table:table-cell>
          <table:table-cell office:value-type="float" office:value="926">
            <text:p>926</text:p>
          </table:table-cell>
          <table:table-cell office:value-type="float" office:value="65210555">
            <text:p>65210555</text:p>
          </table:table-cell>
          <table:table-cell/>
          <table:table-cell/>
          <table:table-cell office:value-type="float" office:value="17">
            <text:p>17</text:p>
          </table:table-cell>
          <table:table-cell office:value-type="float" office:value="237">
            <text:p>237</text:p>
          </table:table-cell>
        </table:table-row>
        <table:table-row>
          <table:table-cell office:value-type="float" office:value="7089588429">
            <text:p>7089588429</text:p>
          </table:table-cell>
          <table:table-cell office:value-type="string">
            <text:p>(MODIF x BIG UPDATE ❄️) Drag Drive Simulator</text:p>
          </table:table-cell>
          <table:table-cell office:value-type="string">
            <text:p>ADV Gamers Team</text:p>
          </table:table-cell>
          <table:table-cell office:value-type="float" office:value="355">
            <text:p>355</text:p>
          </table:table-cell>
          <table:table-cell office:value-type="float" office:value="922">
            <text:p>922</text:p>
          </table:table-cell>
          <table:table-cell office:value-type="float" office:value="122540015">
            <text:p>122540015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4161970303">
            <text:p>4161970303</text:p>
          </table:table-cell>
          <table:table-cell office:value-type="string">
            <text:p>[👑QIN SHI HUANG + 4X] Anime Spirits</text:p>
          </table:table-cell>
          <table:table-cell office:value-type="string">
            <text:p>TAKLA SQUAD</text:p>
          </table:table-cell>
          <table:table-cell office:value-type="float" office:value="1126">
            <text:p>1126</text:p>
          </table:table-cell>
          <table:table-cell office:value-type="float" office:value="918">
            <text:p>918</text:p>
          </table:table-cell>
          <table:table-cell office:value-type="float" office:value="77970586">
            <text:p>77970586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900">
            <text:p>900</text:p>
          </table:table-cell>
        </table:table-row>
        <table:table-row>
          <table:table-cell office:value-type="float" office:value="6664476231">
            <text:p>6664476231</text:p>
          </table:table-cell>
          <table:table-cell office:value-type="string">
            <text:p>Anime Fruit [NEW YEARS + 2X REWARDS] 🎅</text:p>
          </table:table-cell>
          <table:table-cell office:value-type="string">
            <text:p>Anime Fruits [Alan International Studios]</text:p>
          </table:table-cell>
          <table:table-cell office:value-type="float" office:value="450">
            <text:p>450</text:p>
          </table:table-cell>
          <table:table-cell office:value-type="float" office:value="912">
            <text:p>912</text:p>
          </table:table-cell>
          <table:table-cell office:value-type="float" office:value="77225768">
            <text:p>77225768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599">
            <text:p>599</text:p>
          </table:table-cell>
        </table:table-row>
        <table:table-row>
          <table:table-cell office:value-type="float" office:value="300039023">
            <text:p>300039023</text:p>
          </table:table-cell>
          <table:table-cell office:value-type="string">
            <text:p>[V2.2] Stepford County Railway 🚉</text:p>
          </table:table-cell>
          <table:table-cell office:value-type="string">
            <text:p>SCRTeamOfficial</text:p>
          </table:table-cell>
          <table:table-cell office:value-type="float" office:value="3218">
            <text:p>3218</text:p>
          </table:table-cell>
          <table:table-cell office:value-type="float" office:value="870">
            <text:p>870</text:p>
          </table:table-cell>
          <table:table-cell office:value-type="float" office:value="117314053">
            <text:p>117314053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</table:table-row>
        <table:table-row>
          <table:table-cell office:value-type="float" office:value="9237953067">
            <text:p>9237953067</text:p>
          </table:table-cell>
          <table:table-cell office:value-type="string">
            <text:p>Get Sucked OR . . . RUNNNNN!!!</text:p>
          </table:table-cell>
          <table:table-cell office:value-type="string">
            <text:p>Be Happy : )</text:p>
          </table:table-cell>
          <table:table-cell office:value-type="float" office:value="42">
            <text:p>42</text:p>
          </table:table-cell>
          <table:table-cell office:value-type="float" office:value="870">
            <text:p>870</text:p>
          </table:table-cell>
          <table:table-cell office:value-type="float" office:value="1344407">
            <text:p>1344407</text:p>
          </table:table-cell>
          <table:table-cell/>
          <table:table-cell/>
          <table:table-cell office:value-type="float" office:value="29">
            <text:p>29</text:p>
          </table:table-cell>
          <table:table-cell office:value-type="float" office:value="257">
            <text:p>257</text:p>
          </table:table-cell>
        </table:table-row>
        <table:table-row>
          <table:table-cell office:value-type="float" office:value="1275875292">
            <text:p>1275875292</text:p>
          </table:table-cell>
          <table:table-cell office:value-type="string">
            <text:p>[🎄X2 EVENT🎁] 💪🏻 Lifting Simulator</text:p>
          </table:table-cell>
          <table:table-cell office:value-type="string">
            <text:p>Man Of The Year</text:p>
          </table:table-cell>
          <table:table-cell office:value-type="float" office:value="2336">
            <text:p>2336</text:p>
          </table:table-cell>
          <table:table-cell office:value-type="float" office:value="864">
            <text:p>864</text:p>
          </table:table-cell>
          <table:table-cell office:value-type="float" office:value="571106620">
            <text:p>571106620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742">
            <text:p>742</text:p>
          </table:table-cell>
        </table:table-row>
        <table:table-row>
          <table:table-cell office:value-type="float" office:value="6964415405">
            <text:p>6964415405</text:p>
          </table:table-cell>
          <table:table-cell office:value-type="string">
            <text:p>[🎄] Random Mafia Shooter</text:p>
          </table:table-cell>
          <table:table-cell office:value-type="string">
            <text:p>Random Mafia Shooter</text:p>
          </table:table-cell>
          <table:table-cell office:value-type="float" office:value="377">
            <text:p>377</text:p>
          </table:table-cell>
          <table:table-cell office:value-type="float" office:value="857">
            <text:p>857</text:p>
          </table:table-cell>
          <table:table-cell office:value-type="float" office:value="32896816">
            <text:p>32896816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249">
            <text:p>249</text:p>
          </table:table-cell>
        </table:table-row>
        <table:table-row>
          <table:table-cell office:value-type="float" office:value="9153264869">
            <text:p>9153264869</text:p>
          </table:table-cell>
          <table:table-cell office:value-type="string">
            <text:p>❄️blade battle[New Level Cap]</text:p>
          </table:table-cell>
          <table:table-cell office:value-type="string">
            <text:p>crazy Blade</text:p>
          </table:table-cell>
          <table:table-cell office:value-type="float" office:value="54">
            <text:p>54</text:p>
          </table:table-cell>
          <table:table-cell office:value-type="float" office:value="856">
            <text:p>856</text:p>
          </table:table-cell>
          <table:table-cell office:value-type="float" office:value="15972675">
            <text:p>15972675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209">
            <text:p>209</text:p>
          </table:table-cell>
        </table:table-row>
        <table:table-row>
          <table:table-cell office:value-type="float" office:value="5111507958">
            <text:p>5111507958</text:p>
          </table:table-cell>
          <table:table-cell office:value-type="string">
            <text:p>Disaster Island 🏝️ Survival</text:p>
          </table:table-cell>
          <table:table-cell office:value-type="string">
            <text:p>Limitless Games</text:p>
          </table:table-cell>
          <table:table-cell office:value-type="float" office:value="837">
            <text:p>837</text:p>
          </table:table-cell>
          <table:table-cell office:value-type="float" office:value="841">
            <text:p>841</text:p>
          </table:table-cell>
          <table:table-cell office:value-type="float" office:value="115773434">
            <text:p>115773434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</table:table-row>
        <table:table-row>
          <table:table-cell office:value-type="float" office:value="7661221876">
            <text:p>7661221876</text:p>
          </table:table-cell>
          <table:table-cell office:value-type="string">
            <text:p>🦅Arise-Shadow Hunt🦅🎄 12.31</text:p>
          </table:table-cell>
          <table:table-cell office:value-type="string">
            <text:p>Star Ocean Studios</text:p>
          </table:table-cell>
          <table:table-cell office:value-type="float" office:value="242">
            <text:p>242</text:p>
          </table:table-cell>
          <table:table-cell office:value-type="float" office:value="832">
            <text:p>832</text:p>
          </table:table-cell>
          <table:table-cell office:value-type="float" office:value="16341906">
            <text:p>16341906</text:p>
          </table:table-cell>
          <table:table-cell/>
          <table:table-cell/>
          <table:table-cell office:value-type="float" office:value="41">
            <text:p>41</text:p>
          </table:table-cell>
          <table:table-cell office:value-type="float" office:value="535">
            <text:p>535</text:p>
          </table:table-cell>
        </table:table-row>
        <table:table-row>
          <table:table-cell office:value-type="float" office:value="7665084235">
            <text:p>7665084235</text:p>
          </table:table-cell>
          <table:table-cell office:value-type="string">
            <text:p>🌊 Navy Tycoon [UPD]</text:p>
          </table:table-cell>
          <table:table-cell office:value-type="string">
            <text:p>Mega Studiosᅠ</text:p>
          </table:table-cell>
          <table:table-cell office:value-type="float" office:value="241">
            <text:p>241</text:p>
          </table:table-cell>
          <table:table-cell office:value-type="float" office:value="813">
            <text:p>813</text:p>
          </table:table-cell>
          <table:table-cell office:value-type="float" office:value="5802720">
            <text:p>5802720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float" office:value="1212">
            <text:p>1212</text:p>
          </table:table-cell>
        </table:table-row>
        <table:table-row>
          <table:table-cell office:value-type="float" office:value="6048923315">
            <text:p>6048923315</text:p>
          </table:table-cell>
          <table:table-cell office:value-type="string">
            <text:p>[⛩️SUKUNA] KAIZEN</text:p>
          </table:table-cell>
          <table:table-cell office:value-type="string">
            <text:p>Lajebo Games x Kaizen</text:p>
          </table:table-cell>
          <table:table-cell office:value-type="float" office:value="585">
            <text:p>585</text:p>
          </table:table-cell>
          <table:table-cell office:value-type="float" office:value="811">
            <text:p>811</text:p>
          </table:table-cell>
          <table:table-cell office:value-type="float" office:value="7583118">
            <text:p>7583118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574">
            <text:p>574</text:p>
          </table:table-cell>
        </table:table-row>
        <table:table-row>
          <table:table-cell office:value-type="float" office:value="1037979853">
            <text:p>1037979853</text:p>
          </table:table-cell>
          <table:table-cell office:value-type="string">
            <text:p>Fishing Simulator! 🐟</text:p>
          </table:table-cell>
          <table:table-cell office:value-type="string">
            <text:p>Cloud Entertainment</text:p>
          </table:table-cell>
          <table:table-cell office:value-type="float" office:value="2514">
            <text:p>2514</text:p>
          </table:table-cell>
          <table:table-cell office:value-type="float" office:value="804">
            <text:p>804</text:p>
          </table:table-cell>
          <table:table-cell office:value-type="float" office:value="480508109">
            <text:p>480508109</text:p>
          </table:table-cell>
          <table:table-cell/>
          <table:table-cell/>
          <table:table-cell office:value-type="float" office:value="18">
            <text:p>18</text:p>
          </table:table-cell>
          <table:table-cell office:value-type="float" office:value="302">
            <text:p>302</text:p>
          </table:table-cell>
        </table:table-row>
        <table:table-row>
          <table:table-cell office:value-type="float" office:value="2491559356">
            <text:p>2491559356</text:p>
          </table:table-cell>
          <table:table-cell office:value-type="string">
            <text:p>Cursed Tank Simulator【SKYFALL】</text:p>
          </table:table-cell>
          <table:table-cell office:value-type="string">
            <text:p>tanmk</text:p>
          </table:table-cell>
          <table:table-cell office:value-type="float" office:value="1737">
            <text:p>1737</text:p>
          </table:table-cell>
          <table:table-cell office:value-type="float" office:value="793">
            <text:p>793</text:p>
          </table:table-cell>
          <table:table-cell office:value-type="float" office:value="65786391">
            <text:p>65786391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2499">
            <text:p>2499</text:p>
          </table:table-cell>
        </table:table-row>
        <table:table-row>
          <table:table-cell office:value-type="float" office:value="8108508529">
            <text:p>8108508529</text:p>
          </table:table-cell>
          <table:table-cell office:value-type="string">
            <text:p>Hatch 1 Million Chickens</text:p>
          </table:table-cell>
          <table:table-cell office:value-type="string">
            <text:p>0 to 100 real quack</text:p>
          </table:table-cell>
          <table:table-cell office:value-type="float" office:value="181">
            <text:p>181</text:p>
          </table:table-cell>
          <table:table-cell office:value-type="float" office:value="788">
            <text:p>788</text:p>
          </table:table-cell>
          <table:table-cell office:value-type="float" office:value="9015163">
            <text:p>9015163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</table:table-row>
        <table:table-row>
          <table:table-cell office:value-type="float" office:value="3213362013">
            <text:p>3213362013</text:p>
          </table:table-cell>
          <table:table-cell office:value-type="string">
            <text:p>[🔥 ESCANOR + x8 ☀️] AOPG</text:p>
          </table:table-cell>
          <table:table-cell office:value-type="string">
            <text:p>Boss Studio [ V.1 ]</text:p>
          </table:table-cell>
          <table:table-cell office:value-type="float" office:value="1468">
            <text:p>1468</text:p>
          </table:table-cell>
          <table:table-cell office:value-type="float" office:value="767">
            <text:p>767</text:p>
          </table:table-cell>
          <table:table-cell office:value-type="float" office:value="339529456">
            <text:p>339529456</text:p>
          </table:table-cell>
          <table:table-cell/>
          <table:table-cell/>
          <table:table-cell office:value-type="float" office:value="48">
            <text:p>48</text:p>
          </table:table-cell>
          <table:table-cell office:value-type="float" office:value="1036">
            <text:p>1036</text:p>
          </table:table-cell>
        </table:table-row>
        <table:table-row>
          <table:table-cell office:value-type="float" office:value="3170483284">
            <text:p>3170483284</text:p>
          </table:table-cell>
          <table:table-cell office:value-type="string">
            <text:p>Croydon: London Bus Simulator</text:p>
          </table:table-cell>
          <table:table-cell office:value-type="string">
            <text:p>Centro Interactive</text:p>
          </table:table-cell>
          <table:table-cell office:value-type="float" office:value="1481">
            <text:p>1481</text:p>
          </table:table-cell>
          <table:table-cell office:value-type="float" office:value="735">
            <text:p>735</text:p>
          </table:table-cell>
          <table:table-cell office:value-type="float" office:value="41726176">
            <text:p>41726176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8724609315">
            <text:p>8724609315</text:p>
          </table:table-cell>
          <table:table-cell office:value-type="string">
            <text:p>[🌋 World] +1 Skill Point Legends [BETA]</text:p>
          </table:table-cell>
          <table:table-cell office:value-type="string">
            <text:p>Simulation Haven</text:p>
          </table:table-cell>
          <table:table-cell office:value-type="float" office:value="112">
            <text:p>112</text:p>
          </table:table-cell>
          <table:table-cell office:value-type="float" office:value="730">
            <text:p>730</text:p>
          </table:table-cell>
          <table:table-cell office:value-type="float" office:value="1269883">
            <text:p>1269883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440">
            <text:p>440</text:p>
          </table:table-cell>
        </table:table-row>
        <table:table-row>
          <table:table-cell office:value-type="float" office:value="1775919872">
            <text:p>1775919872</text:p>
          </table:table-cell>
          <table:table-cell office:value-type="string">
            <text:p>[🎄 RAIDS] Doodle World<text:s/></text:p>
          </table:table-cell>
          <table:table-cell office:value-type="string">
            <text:p>Doodle World Studios</text:p>
          </table:table-cell>
          <table:table-cell office:value-type="float" office:value="2045">
            <text:p>2045</text:p>
          </table:table-cell>
          <table:table-cell office:value-type="float" office:value="727">
            <text:p>727</text:p>
          </table:table-cell>
          <table:table-cell office:value-type="float" office:value="125531673">
            <text:p>125531673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567">
            <text:p>567</text:p>
          </table:table-cell>
        </table:table-row>
        <table:table-row>
          <table:table-cell office:value-type="float" office:value="7929627612">
            <text:p>7929627612</text:p>
          </table:table-cell>
          <table:table-cell office:value-type="string">
            <text:p>Dinosaur Racing 🦖</text:p>
          </table:table-cell>
          <table:table-cell office:value-type="string">
            <text:p>Dinosaur Racing</text:p>
          </table:table-cell>
          <table:table-cell office:value-type="float" office:value="203">
            <text:p>203</text:p>
          </table:table-cell>
          <table:table-cell office:value-type="float" office:value="718">
            <text:p>718</text:p>
          </table:table-cell>
          <table:table-cell office:value-type="float" office:value="7565582">
            <text:p>7565582</text:p>
          </table:table-cell>
          <table:table-cell/>
          <table:table-cell/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5803093656">
            <text:p>5803093656</text:p>
          </table:table-cell>
          <table:table-cell office:value-type="string">
            <text:p>Blue Heater 2 [LOTUS LANDS+🎄]</text:p>
          </table:table-cell>
          <table:table-cell office:value-type="string">
            <text:p>Frank Development</text:p>
          </table:table-cell>
          <table:table-cell office:value-type="float" office:value="649">
            <text:p>649</text:p>
          </table:table-cell>
          <table:table-cell office:value-type="float" office:value="690">
            <text:p>690</text:p>
          </table:table-cell>
          <table:table-cell office:value-type="float" office:value="16194607">
            <text:p>16194607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899">
            <text:p>899</text:p>
          </table:table-cell>
        </table:table-row>
        <table:table-row>
          <table:table-cell office:value-type="float" office:value="9216306565">
            <text:p>9216306565</text:p>
          </table:table-cell>
          <table:table-cell office:value-type="string">
            <text:p>Gun Simulator</text:p>
          </table:table-cell>
          <table:table-cell office:value-type="string">
            <text:p>fun sport games</text:p>
          </table:table-cell>
          <table:table-cell office:value-type="float" office:value="45">
            <text:p>45</text:p>
          </table:table-cell>
          <table:table-cell office:value-type="float" office:value="671">
            <text:p>671</text:p>
          </table:table-cell>
          <table:table-cell office:value-type="float" office:value="2876982">
            <text:p>2876982</text:p>
          </table:table-cell>
          <table:table-cell/>
          <table:table-cell/>
          <table:table-cell office:value-type="float" office:value="27">
            <text:p>27</text:p>
          </table:table-cell>
          <table:table-cell office:value-type="float" office:value="215">
            <text:p>215</text:p>
          </table:table-cell>
        </table:table-row>
        <table:table-row>
          <table:table-cell office:value-type="float" office:value="5493012775">
            <text:p>5493012775</text:p>
          </table:table-cell>
          <table:table-cell office:value-type="string">
            <text:p>Eat Slimes to Grow HUGE</text:p>
          </table:table-cell>
          <table:table-cell office:value-type="string">
            <text:p>Banana Studios Games</text:p>
          </table:table-cell>
          <table:table-cell office:value-type="float" office:value="730">
            <text:p>730</text:p>
          </table:table-cell>
          <table:table-cell office:value-type="float" office:value="637">
            <text:p>637</text:p>
          </table:table-cell>
          <table:table-cell office:value-type="float" office:value="80832930">
            <text:p>80832930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747">
            <text:p>747</text:p>
          </table:table-cell>
        </table:table-row>
        <table:table-row>
          <table:table-cell office:value-type="float" office:value="4867536568">
            <text:p>4867536568</text:p>
          </table:table-cell>
          <table:table-cell office:value-type="string">
            <text:p>❄️ MotoRush! 🏍️</text:p>
          </table:table-cell>
          <table:table-cell office:value-type="string">
            <text:p>MotoRush Inc</text:p>
          </table:table-cell>
          <table:table-cell office:value-type="float" office:value="906">
            <text:p>906</text:p>
          </table:table-cell>
          <table:table-cell office:value-type="float" office:value="635">
            <text:p>635</text:p>
          </table:table-cell>
          <table:table-cell office:value-type="float" office:value="81425255">
            <text:p>81425255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1200145783">
            <text:p>1200145783</text:p>
          </table:table-cell>
          <table:table-cell office:value-type="string">
            <text:p>🛻 Lumber INC. [TRAILERS]</text:p>
          </table:table-cell>
          <table:table-cell office:value-type="string">
            <text:p>The Lumber Company</text:p>
          </table:table-cell>
          <table:table-cell office:value-type="float" office:value="2389">
            <text:p>2389</text:p>
          </table:table-cell>
          <table:table-cell office:value-type="float" office:value="631">
            <text:p>631</text:p>
          </table:table-cell>
          <table:table-cell office:value-type="float" office:value="5574069">
            <text:p>5574069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531">
            <text:p>531</text:p>
          </table:table-cell>
        </table:table-row>
        <table:table-row>
          <table:table-cell office:value-type="float" office:value="1490130369">
            <text:p>1490130369</text:p>
          </table:table-cell>
          <table:table-cell office:value-type="string">
            <text:p>Anomic</text:p>
          </table:table-cell>
          <table:table-cell office:value-type="string">
            <text:p>Anomic Studios</text:p>
          </table:table-cell>
          <table:table-cell office:value-type="float" office:value="2190">
            <text:p>2190</text:p>
          </table:table-cell>
          <table:table-cell office:value-type="float" office:value="590">
            <text:p>590</text:p>
          </table:table-cell>
          <table:table-cell office:value-type="float" office:value="97467526">
            <text:p>97467526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05">
            <text:p>405</text:p>
          </table:table-cell>
        </table:table-row>
        <table:table-row>
          <table:table-cell office:value-type="float" office:value="8622097204">
            <text:p>8622097204</text:p>
          </table:table-cell>
          <table:table-cell office:value-type="string">
            <text:p>[❄️ ADVENT] Trade a KPOP Idol</text:p>
          </table:table-cell>
          <table:table-cell office:value-type="string">
            <text:p>shotsity</text:p>
          </table:table-cell>
          <table:table-cell office:value-type="float" office:value="124">
            <text:p>124</text:p>
          </table:table-cell>
          <table:table-cell office:value-type="float" office:value="581">
            <text:p>581</text:p>
          </table:table-cell>
          <table:table-cell office:value-type="float" office:value="9508947">
            <text:p>9508947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97">
            <text:p>97</text:p>
          </table:table-cell>
        </table:table-row>
        <table:table-row>
          <table:table-cell office:value-type="float" office:value="3936365689">
            <text:p>3936365689</text:p>
          </table:table-cell>
          <table:table-cell office:value-type="string">
            <text:p>[🎉LIGHT MAGIC FAMILY🎉] Clover Retribution</text:p>
          </table:table-cell>
          <table:table-cell office:value-type="string">
            <text:p>Clover Retribution</text:p>
          </table:table-cell>
          <table:table-cell office:value-type="float" office:value="1209">
            <text:p>1209</text:p>
          </table:table-cell>
          <table:table-cell office:value-type="float" office:value="574">
            <text:p>574</text:p>
          </table:table-cell>
          <table:table-cell office:value-type="float" office:value="61602408">
            <text:p>61602408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736">
            <text:p>736</text:p>
          </table:table-cell>
        </table:table-row>
        <table:table-row>
          <table:table-cell office:value-type="float" office:value="6112350547">
            <text:p>6112350547</text:p>
          </table:table-cell>
          <table:table-cell office:value-type="string">
            <text:p>[🎄] Infection Gunfight</text:p>
          </table:table-cell>
          <table:table-cell office:value-type="string">
            <text:p>9thD Workshop</text:p>
          </table:table-cell>
          <table:table-cell office:value-type="float" office:value="571">
            <text:p>571</text:p>
          </table:table-cell>
          <table:table-cell office:value-type="float" office:value="562">
            <text:p>562</text:p>
          </table:table-cell>
          <table:table-cell office:value-type="float" office:value="104625175">
            <text:p>104625175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</table:table-row>
        <table:table-row>
          <table:table-cell office:value-type="float" office:value="2499076778">
            <text:p>2499076778</text:p>
          </table:table-cell>
          <table:table-cell office:value-type="string">
            <text:p>Breaking Point 2</text:p>
          </table:table-cell>
          <table:table-cell office:value-type="string">
            <text:p>Paradox 2</text:p>
          </table:table-cell>
          <table:table-cell office:value-type="float" office:value="1734">
            <text:p>1734</text:p>
          </table:table-cell>
          <table:table-cell office:value-type="float" office:value="554">
            <text:p>554</text:p>
          </table:table-cell>
          <table:table-cell office:value-type="float" office:value="161437942">
            <text:p>161437942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</table:table-row>
        <table:table-row>
          <table:table-cell office:value-type="float" office:value="98839997">
            <text:p>98839997</text:p>
          </table:table-cell>
          <table:table-cell office:value-type="string">
            <text:p>[❄️Winter Skins!] Dinosaur Simulator</text:p>
          </table:table-cell>
          <table:table-cell office:value-type="string">
            <text:p>ChickenEngineer</text:p>
          </table:table-cell>
          <table:table-cell office:value-type="float" office:value="3947">
            <text:p>3947</text:p>
          </table:table-cell>
          <table:table-cell office:value-type="float" office:value="537">
            <text:p>537</text:p>
          </table:table-cell>
          <table:table-cell office:value-type="float" office:value="324016841">
            <text:p>324016841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436">
            <text:p>436</text:p>
          </table:table-cell>
        </table:table-row>
        <table:table-row>
          <table:table-cell office:value-type="float" office:value="102815652">
            <text:p>102815652</text:p>
          </table:table-cell>
          <table:table-cell office:value-type="string">
            <text:p>Shipping Lanes</text:p>
          </table:table-cell>
          <table:table-cell office:value-type="string">
            <text:p>Shipping Studios</text:p>
          </table:table-cell>
          <table:table-cell office:value-type="float" office:value="3898">
            <text:p>3898</text:p>
          </table:table-cell>
          <table:table-cell office:value-type="float" office:value="529">
            <text:p>529</text:p>
          </table:table-cell>
          <table:table-cell office:value-type="float" office:value="51459854">
            <text:p>51459854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424">
            <text:p>424</text:p>
          </table:table-cell>
        </table:table-row>
        <table:table-row>
          <table:table-cell office:value-type="float" office:value="9280810829">
            <text:p>9280810829</text:p>
          </table:table-cell>
          <table:table-cell office:value-type="string">
            <text:p>[UPD2] Loot Up! ☃️<text:s/></text:p>
          </table:table-cell>
          <table:table-cell office:value-type="string">
            <text:p>Humbling Games</text:p>
          </table:table-cell>
          <table:table-cell office:value-type="float" office:value="35">
            <text:p>35</text:p>
          </table:table-cell>
          <table:table-cell office:value-type="float" office:value="528">
            <text:p>528</text:p>
          </table:table-cell>
          <table:table-cell office:value-type="float" office:value="558771">
            <text:p>558771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4126908979">
            <text:p>4126908979</text:p>
          </table:table-cell>
          <table:table-cell office:value-type="string">
            <text:p>[UPDATE] PARKOUR Reborn<text:s/></text:p>
          </table:table-cell>
          <table:table-cell office:value-type="string">
            <text:p>A Mongoose Studio</text:p>
          </table:table-cell>
          <table:table-cell office:value-type="float" office:value="1139">
            <text:p>1139</text:p>
          </table:table-cell>
          <table:table-cell office:value-type="float" office:value="505">
            <text:p>505</text:p>
          </table:table-cell>
          <table:table-cell office:value-type="float" office:value="25668474">
            <text:p>25668474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</table:table-row>
        <table:table-row>
          <table:table-cell office:value-type="float" office:value="8558608973">
            <text:p>8558608973</text:p>
          </table:table-cell>
          <table:table-cell office:value-type="string">
            <text:p>[❄🎅] Zombie: HyperLoot</text:p>
          </table:table-cell>
          <table:table-cell office:value-type="string">
            <text:p>Old Snowflake Studio V</text:p>
          </table:table-cell>
          <table:table-cell office:value-type="float" office:value="131">
            <text:p>131</text:p>
          </table:table-cell>
          <table:table-cell office:value-type="float" office:value="497">
            <text:p>497</text:p>
          </table:table-cell>
          <table:table-cell office:value-type="float" office:value="5291928">
            <text:p>5291928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3110388936">
            <text:p>3110388936</text:p>
          </table:table-cell>
          <table:table-cell office:value-type="string">
            <text:p>[Sand Weapons ⚔️] Ninja Time!</text:p>
          </table:table-cell>
          <table:table-cell office:value-type="string">
            <text:p>Boss Studio x Luxinn Games</text:p>
          </table:table-cell>
          <table:table-cell office:value-type="float" office:value="1504">
            <text:p>1504</text:p>
          </table:table-cell>
          <table:table-cell office:value-type="float" office:value="480">
            <text:p>480</text:p>
          </table:table-cell>
          <table:table-cell office:value-type="float" office:value="74034378">
            <text:p>74034378</text:p>
          </table:table-cell>
          <table:table-cell/>
          <table:table-cell/>
          <table:table-cell office:value-type="float" office:value="22">
            <text:p>22</text:p>
          </table:table-cell>
          <table:table-cell office:value-type="float" office:value="850">
            <text:p>850</text:p>
          </table:table-cell>
        </table:table-row>
        <table:table-row>
          <table:table-cell office:value-type="float" office:value="8250618750">
            <text:p>8250618750</text:p>
          </table:table-cell>
          <table:table-cell office:value-type="string">
            <text:p>KAT X</text:p>
          </table:table-cell>
          <table:table-cell office:value-type="string">
            <text:p>Murder Mystery Franchise</text:p>
          </table:table-cell>
          <table:table-cell office:value-type="float" office:value="164">
            <text:p>164</text:p>
          </table:table-cell>
          <table:table-cell office:value-type="float" office:value="464">
            <text:p>464</text:p>
          </table:table-cell>
          <table:table-cell office:value-type="float" office:value="18085277">
            <text:p>18085277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1114">
            <text:p>1114</text:p>
          </table:table-cell>
        </table:table-row>
        <table:table-row>
          <table:table-cell office:value-type="float" office:value="9274442348">
            <text:p>9274442348</text:p>
          </table:table-cell>
          <table:table-cell office:value-type="string">
            <text:p>[🔥] Money Incremental 💵</text:p>
          </table:table-cell>
          <table:table-cell office:value-type="string">
            <text:p>EFY Games.</text:p>
          </table:table-cell>
          <table:table-cell office:value-type="float" office:value="36">
            <text:p>36</text:p>
          </table:table-cell>
          <table:table-cell office:value-type="float" office:value="464">
            <text:p>464</text:p>
          </table:table-cell>
          <table:table-cell office:value-type="float" office:value="337434">
            <text:p>337434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245">
            <text:p>245</text:p>
          </table:table-cell>
        </table:table-row>
        <table:table-row>
          <table:table-cell office:value-type="float" office:value="7658839393">
            <text:p>7658839393</text:p>
          </table:table-cell>
          <table:table-cell office:value-type="string">
            <text:p>[🎆] Feed Your Pet!</text:p>
          </table:table-cell>
          <table:table-cell office:value-type="string">
            <text:p>Your Pet!</text:p>
          </table:table-cell>
          <table:table-cell office:value-type="float" office:value="243">
            <text:p>243</text:p>
          </table:table-cell>
          <table:table-cell office:value-type="float" office:value="454">
            <text:p>454</text:p>
          </table:table-cell>
          <table:table-cell office:value-type="float" office:value="65891298">
            <text:p>65891298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375">
            <text:p>375</text:p>
          </table:table-cell>
        </table:table-row>
        <table:table-row>
          <table:table-cell office:value-type="float" office:value="1499870257">
            <text:p>1499870257</text:p>
          </table:table-cell>
          <table:table-cell office:value-type="string">
            <text:p>generic roleplay gaem. [🎄SALE💸]</text:p>
          </table:table-cell>
          <table:table-cell office:value-type="string">
            <text:p>AznDibs</text:p>
          </table:table-cell>
          <table:table-cell office:value-type="float" office:value="2183">
            <text:p>2183</text:p>
          </table:table-cell>
          <table:table-cell office:value-type="float" office:value="442">
            <text:p>442</text:p>
          </table:table-cell>
          <table:table-cell office:value-type="float" office:value="118296717">
            <text:p>118296717</text:p>
          </table:table-cell>
          <table:table-cell/>
          <table:table-cell/>
          <table:table-cell office:value-type="float" office:value="11">
            <text:p>11</text:p>
          </table:table-cell>
          <table:table-cell office:value-type="float" office:value="436">
            <text:p>436</text:p>
          </table:table-cell>
        </table:table-row>
        <table:table-row>
          <table:table-cell office:value-type="float" office:value="6880380861">
            <text:p>6880380861</text:p>
          </table:table-cell>
          <table:table-cell office:value-type="string">
            <text:p>Command Authority: Military Roleplay</text:p>
          </table:table-cell>
          <table:table-cell office:value-type="string">
            <text:p>Chesapeake Studios</text:p>
          </table:table-cell>
          <table:table-cell office:value-type="float" office:value="396">
            <text:p>396</text:p>
          </table:table-cell>
          <table:table-cell office:value-type="float" office:value="437">
            <text:p>437</text:p>
          </table:table-cell>
          <table:table-cell office:value-type="float" office:value="8567280">
            <text:p>8567280</text:p>
          </table:table-cell>
          <table:table-cell/>
          <table:table-cell/>
          <table:table-cell office:value-type="float" office:value="16">
            <text:p>16</text:p>
          </table:table-cell>
          <table:table-cell office:value-type="float" office:value="822">
            <text:p>822</text:p>
          </table:table-cell>
        </table:table-row>
        <table:table-row>
          <table:table-cell office:value-type="float" office:value="8618660961">
            <text:p>8618660961</text:p>
          </table:table-cell>
          <table:table-cell office:value-type="string">
            <text:p>[❄️] Mojave Valley [Pre-Alpha]</text:p>
          </table:table-cell>
          <table:table-cell office:value-type="string">
            <text:p>Official Mojave Valley</text:p>
          </table:table-cell>
          <table:table-cell office:value-type="float" office:value="125">
            <text:p>125</text:p>
          </table:table-cell>
          <table:table-cell office:value-type="float" office:value="430">
            <text:p>430</text:p>
          </table:table-cell>
          <table:table-cell office:value-type="float" office:value="4324792">
            <text:p>4324792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257">
            <text:p>257</text:p>
          </table:table-cell>
        </table:table-row>
        <table:table-row>
          <table:table-cell office:value-type="float" office:value="8285936293">
            <text:p>8285936293</text:p>
          </table:table-cell>
          <table:table-cell office:value-type="string">
            <text:p>[UPD🎅] My Drill Farm</text:p>
          </table:table-cell>
          <table:table-cell office:value-type="string">
            <text:p>Handcrafted Games</text:p>
          </table:table-cell>
          <table:table-cell office:value-type="float" office:value="160">
            <text:p>160</text:p>
          </table:table-cell>
          <table:table-cell office:value-type="float" office:value="425">
            <text:p>425</text:p>
          </table:table-cell>
          <table:table-cell office:value-type="float" office:value="12369439">
            <text:p>12369439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2201173838">
            <text:p>2201173838</text:p>
          </table:table-cell>
          <table:table-cell office:value-type="string">
            <text:p>⚓Navy Simulator</text:p>
          </table:table-cell>
          <table:table-cell office:value-type="string">
            <text:p>SEA Military</text:p>
          </table:table-cell>
          <table:table-cell office:value-type="float" office:value="1852">
            <text:p>1852</text:p>
          </table:table-cell>
          <table:table-cell office:value-type="float" office:value="374">
            <text:p>374</text:p>
          </table:table-cell>
          <table:table-cell office:value-type="float" office:value="33563591">
            <text:p>33563591</text:p>
          </table:table-cell>
          <table:table-cell/>
          <table:table-cell/>
          <table:table-cell office:value-type="float" office:value="28">
            <text:p>28</text:p>
          </table:table-cell>
          <table:table-cell office:value-type="float" office:value="646">
            <text:p>646</text:p>
          </table:table-cell>
        </table:table-row>
        <table:table-row>
          <table:table-cell office:value-type="float" office:value="4178985930">
            <text:p>4178985930</text:p>
          </table:table-cell>
          <table:table-cell office:value-type="string">
            <text:p>[💥UPDATE!] Ship Defense Simulator</text:p>
          </table:table-cell>
          <table:table-cell office:value-type="string">
            <text:p>MRD lndustries</text:p>
          </table:table-cell>
          <table:table-cell office:value-type="float" office:value="1120">
            <text:p>1120</text:p>
          </table:table-cell>
          <table:table-cell office:value-type="float" office:value="374">
            <text:p>374</text:p>
          </table:table-cell>
          <table:table-cell office:value-type="float" office:value="7998036">
            <text:p>7998036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609">
            <text:p>609</text:p>
          </table:table-cell>
        </table:table-row>
        <table:table-row>
          <table:table-cell office:value-type="float" office:value="3498637623">
            <text:p>3498637623</text:p>
          </table:table-cell>
          <table:table-cell office:value-type="string">
            <text:p>Zach's Service Station</text:p>
          </table:table-cell>
          <table:table-cell office:value-type="string">
            <text:p>Blox Studiо</text:p>
          </table:table-cell>
          <table:table-cell office:value-type="float" office:value="1363">
            <text:p>1363</text:p>
          </table:table-cell>
          <table:table-cell office:value-type="float" office:value="370">
            <text:p>370</text:p>
          </table:table-cell>
          <table:table-cell office:value-type="float" office:value="188164700">
            <text:p>188164700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225">
            <text:p>225</text:p>
          </table:table-cell>
        </table:table-row>
        <table:table-row>
          <table:table-cell office:value-type="float" office:value="187796008">
            <text:p>187796008</text:p>
          </table:table-cell>
          <table:table-cell office:value-type="string">
            <text:p>Those Who Remain</text:p>
          </table:table-cell>
          <table:table-cell office:value-type="string">
            <text:p>Peak Development Studios</text:p>
          </table:table-cell>
          <table:table-cell office:value-type="float" office:value="3420">
            <text:p>3420</text:p>
          </table:table-cell>
          <table:table-cell office:value-type="float" office:value="356">
            <text:p>356</text:p>
          </table:table-cell>
          <table:table-cell office:value-type="float" office:value="125598683">
            <text:p>125598683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433">
            <text:p>433</text:p>
          </table:table-cell>
        </table:table-row>
        <table:table-row>
          <table:table-cell office:value-type="float" office:value="7458874788">
            <text:p>7458874788</text:p>
          </table:table-cell>
          <table:table-cell office:value-type="string">
            <text:p>[ALPHA] Pixel Quest! RPG</text:p>
          </table:table-cell>
          <table:table-cell office:value-type="string">
            <text:p>Pixel Quest!</text:p>
          </table:table-cell>
          <table:table-cell office:value-type="float" office:value="281">
            <text:p>281</text:p>
          </table:table-cell>
          <table:table-cell office:value-type="float" office:value="354">
            <text:p>354</text:p>
          </table:table-cell>
          <table:table-cell office:value-type="float" office:value="7282212">
            <text:p>7282212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3100">
            <text:p>3100</text:p>
          </table:table-cell>
        </table:table-row>
        <table:table-row>
          <table:table-cell office:value-type="float" office:value="833209132">
            <text:p>833209132</text:p>
          </table:table-cell>
          <table:table-cell office:value-type="string">
            <text:p>[EVENT] ❄️ Vesteria 🎄</text:p>
          </table:table-cell>
          <table:table-cell office:value-type="string">
            <text:p>The Vesteria Team</text:p>
          </table:table-cell>
          <table:table-cell office:value-type="float" office:value="2665">
            <text:p>2665</text:p>
          </table:table-cell>
          <table:table-cell office:value-type="float" office:value="296">
            <text:p>296</text:p>
          </table:table-cell>
          <table:table-cell office:value-type="float" office:value="93142609">
            <text:p>93142609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432">
            <text:p>1432</text:p>
          </table:table-cell>
        </table:table-row>
        <table:table-row>
          <table:table-cell office:value-type="float" office:value="4668461757">
            <text:p>4668461757</text:p>
          </table:table-cell>
          <table:table-cell office:value-type="string">
            <text:p>Breadwinner World</text:p>
          </table:table-cell>
          <table:table-cell office:value-type="string">
            <text:p>EcceDees</text:p>
          </table:table-cell>
          <table:table-cell office:value-type="float" office:value="970">
            <text:p>970</text:p>
          </table:table-cell>
          <table:table-cell office:value-type="float" office:value="287">
            <text:p>287</text:p>
          </table:table-cell>
          <table:table-cell office:value-type="float" office:value="15000711">
            <text:p>15000711</text:p>
          </table:table-cell>
          <table:table-cell/>
          <table:table-cell/>
          <table:table-cell office:value-type="float" office:value="0">
            <text:p>0</text:p>
          </table:table-cell>
          <table:table-cell/>
        </table:table-row>
        <table:table-row>
          <table:table-cell office:value-type="float" office:value="4934163223">
            <text:p>4934163223</text:p>
          </table:table-cell>
          <table:table-cell office:value-type="string">
            <text:p>LIMITLESS</text:p>
          </table:table-cell>
          <table:table-cell office:value-type="string">
            <text:p>bird game okey</text:p>
          </table:table-cell>
          <table:table-cell office:value-type="float" office:value="889">
            <text:p>889</text:p>
          </table:table-cell>
          <table:table-cell office:value-type="float" office:value="287">
            <text:p>287</text:p>
          </table:table-cell>
          <table:table-cell office:value-type="float" office:value="5851755">
            <text:p>5851755</text:p>
          </table:table-cell>
          <table:table-cell/>
          <table:table-cell/>
          <table:table-cell office:value-type="float" office:value="8">
            <text:p>8</text:p>
          </table:table-cell>
          <table:table-cell office:value-type="float" office:value="190">
            <text:p>190</text:p>
          </table:table-cell>
        </table:table-row>
        <table:table-row>
          <table:table-cell office:value-type="float" office:value="297557386">
            <text:p>297557386</text:p>
          </table:table-cell>
          <table:table-cell office:value-type="string">
            <text:p>UPDATE! Dynamic Ship Simulator III</text:p>
          </table:table-cell>
          <table:table-cell office:value-type="string">
            <text:p>badyacht studios</text:p>
          </table:table-cell>
          <table:table-cell office:value-type="float" office:value="3223">
            <text:p>3223</text:p>
          </table:table-cell>
          <table:table-cell office:value-type="float" office:value="284">
            <text:p>284</text:p>
          </table:table-cell>
          <table:table-cell office:value-type="float" office:value="27843127">
            <text:p>27843127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83">
            <text:p>183</text:p>
          </table:table-cell>
        </table:table-row>
        <table:table-row>
          <table:table-cell office:value-type="float" office:value="8767738036">
            <text:p>8767738036</text:p>
          </table:table-cell>
          <table:table-cell office:value-type="string">
            <text:p>[1V1s] Saber Arena ⚔️❄️</text:p>
          </table:table-cell>
          <table:table-cell office:value-type="string">
            <text:p>PlayForceGames</text:p>
          </table:table-cell>
          <table:table-cell office:value-type="float" office:value="106">
            <text:p>106</text:p>
          </table:table-cell>
          <table:table-cell office:value-type="float" office:value="275">
            <text:p>275</text:p>
          </table:table-cell>
          <table:table-cell office:value-type="float" office:value="1322619">
            <text:p>1322619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320">
            <text:p>320</text:p>
          </table:table-cell>
        </table:table-row>
        <table:table-row>
          <table:table-cell office:value-type="float" office:value="27761886">
            <text:p>27761886</text:p>
          </table:table-cell>
          <table:table-cell office:value-type="string">
            <text:p>Nuclear Blast Testing Facility ☢️💣 (WINTER!)</text:p>
          </table:table-cell>
          <table:table-cell office:value-type="string">
            <text:p>Ryanblaze</text:p>
          </table:table-cell>
          <table:table-cell office:value-type="float" office:value="6235">
            <text:p>6235</text:p>
          </table:table-cell>
          <table:table-cell office:value-type="float" office:value="270">
            <text:p>270</text:p>
          </table:table-cell>
          <table:table-cell office:value-type="float" office:value="41027412">
            <text:p>41027412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float" office:value="1868">
            <text:p>1868</text:p>
          </table:table-cell>
        </table:table-row>
        <table:table-row>
          <table:table-cell office:value-type="float" office:value="9338091695">
            <text:p>9338091695</text:p>
          </table:table-cell>
          <table:table-cell office:value-type="string">
            <text:p>[ XMAS + SAO 🎁] REIGN PIECE</text:p>
          </table:table-cell>
          <table:table-cell office:value-type="string">
            <text:p>R : S TEAM REIGN PIECE</text:p>
          </table:table-cell>
          <table:table-cell office:value-type="float" office:value="25">
            <text:p>25</text:p>
          </table:table-cell>
          <table:table-cell office:value-type="float" office:value="243">
            <text:p>243</text:p>
          </table:table-cell>
          <table:table-cell office:value-type="float" office:value="385788">
            <text:p>385788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345">
            <text:p>345</text:p>
          </table:table-cell>
        </table:table-row>
        <table:table-row>
          <table:table-cell office:value-type="float" office:value="6570537965">
            <text:p>6570537965</text:p>
          </table:table-cell>
          <table:table-cell office:value-type="string">
            <text:p>be FAT🤤🍔</text:p>
          </table:table-cell>
          <table:table-cell office:value-type="string">
            <text:p>Carbon Creations - Gaming</text:p>
          </table:table-cell>
          <table:table-cell office:value-type="float" office:value="474">
            <text:p>474</text:p>
          </table:table-cell>
          <table:table-cell office:value-type="float" office:value="185">
            <text:p>185</text:p>
          </table:table-cell>
          <table:table-cell office:value-type="float" office:value="18045446">
            <text:p>18045446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953">
            <text:p>953</text:p>
          </table:table-cell>
        </table:table-row>
        <table:table-row>
          <table:table-cell office:value-type="float" office:value="3825253530">
            <text:p>3825253530</text:p>
          </table:table-cell>
          <table:table-cell office:value-type="string">
            <text:p>Case Opening Simulator 2</text:p>
          </table:table-cell>
          <table:table-cell office:value-type="string">
            <text:p>Codrop Studio</text:p>
          </table:table-cell>
          <table:table-cell office:value-type="float" office:value="1247">
            <text:p>1247</text:p>
          </table:table-cell>
          <table:table-cell office:value-type="float" office:value="106">
            <text:p>106</text:p>
          </table:table-cell>
          <table:table-cell office:value-type="float" office:value="11013759">
            <text:p>11013759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449">
            <text:p>4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